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2.125cm" style:rel-column-width="8191*"/>
    </style:style>
    <style:style style:name="Πίνακας1.H" style:family="table-column">
      <style:table-column-properties style:column-width="2.127cm" style:rel-column-width="8198*"/>
    </style:style>
    <style:style style:name="Πίνακας1.A1" style:family="table-cell">
      <style:table-cell-properties style:vertical-align="middle" fo:padding="0.097cm" fo:border-left="0.002cm solid #000000" fo:border-right="none" fo:border-top="0.002cm solid #000000" fo:border-bottom="0.002cm solid #000000"/>
    </style:style>
    <style:style style:name="Πίνακας1.H1" style:family="table-cell">
      <style:table-cell-properties style:vertical-align="middle" fo:padding="0.097cm" fo:border="0.002cm solid #000000"/>
    </style:style>
    <style:style style:name="Πίνακας1.A2" style:family="table-cell">
      <style:table-cell-properties style:vertical-align="middle" fo:padding="0.097cm" fo:border-left="0.002cm solid #000000" fo:border-right="none" fo:border-top="none" fo:border-bottom="0.002cm solid #000000"/>
    </style:style>
    <style:style style:name="Πίνακας1.C2" style:family="table-cell" style:data-style-name="N0">
      <style:table-cell-properties style:vertical-align="middle" fo:padding="0.097cm" fo:border-left="0.002cm solid #000000" fo:border-right="none" fo:border-top="none" fo:border-bottom="0.002cm solid #000000"/>
    </style:style>
    <style:style style:name="Πίνακας1.H2" style:family="table-cell" style:data-style-name="N0">
      <style:table-cell-properties style:vertical-align="middle" fo:padding="0.097cm" fo:border-left="0.002cm solid #000000" fo:border-right="0.002cm solid #000000" fo:border-top="none" fo:border-bottom="0.002cm solid #000000"/>
    </style:style>
    <style:style style:name="Πίνακας1.H4" style:family="table-cell">
      <style:table-cell-properties style:vertical-align="middle" fo:padding="0.097cm" fo:border-left="0.002cm solid #000000" fo:border-right="0.002cm solid #000000" fo:border-top="none" fo:border-bottom="0.002cm solid #000000"/>
    </style:style>
    <style:style style:name="Πίνακας2" style:family="table">
      <style:table-properties style:width="17cm" table:align="margins"/>
    </style:style>
    <style:style style:name="Πίνακας2.A" style:family="table-column">
      <style:table-column-properties style:column-width="2.429cm" style:rel-column-width="9362*"/>
    </style:style>
    <style:style style:name="Πίνακας2.G" style:family="table-column">
      <style:table-column-properties style:column-width="2.429cm" style:rel-column-width="9363*"/>
    </style:style>
    <style:style style:name="Πίνακας2.A1" style:family="table-cell">
      <style:table-cell-properties style:vertical-align="middle" fo:padding="0.097cm" fo:border="0.002cm solid #000000"/>
    </style:style>
    <style:style style:name="Πίνακας2.A2" style:family="table-cell">
      <style:table-cell-properties style:vertical-align="middle" fo:padding="0.097cm" fo:border-left="0.002cm solid #000000" fo:border-right="none" fo:border-top="none" fo:border-bottom="0.002cm solid #000000"/>
    </style:style>
    <style:style style:name="Πίνακας2.G2" style:family="table-cell">
      <style:table-cell-properties style:vertical-align="middle" fo:padding="0.097cm" fo:border-left="0.002cm solid #000000" fo:border-right="0.002cm solid #000000" fo:border-top="none" fo:border-bottom="0.002cm solid #000000"/>
    </style:style>
    <style:style style:name="Πίνακας2.A6" style:family="table-cell">
      <style:table-cell-properties style:vertical-align="middle" fo:padding="0.097cm" fo:border-left="0.088cm solid #000000" fo:border-right="none" fo:border-top="0.088cm solid #000000" fo:border-bottom="none"/>
    </style:style>
    <style:style style:name="Πίνακας2.B6" style:family="table-cell">
      <style:table-cell-properties style:vertical-align="middle" fo:padding="0.097cm" fo:border-left="none" fo:border-right="none" fo:border-top="0.088cm solid #000000" fo:border-bottom="none"/>
    </style:style>
    <style:style style:name="Πίνακας2.G6" style:family="table-cell">
      <style:table-cell-properties style:vertical-align="middle" fo:padding="0.097cm" fo:border-left="none" fo:border-right="0.088cm solid #000000" fo:border-top="0.088cm solid #000000" fo:border-bottom="none"/>
    </style:style>
    <style:style style:name="Πίνακας2.A7" style:family="table-cell">
      <style:table-cell-properties style:vertical-align="middle" fo:padding="0.097cm" fo:border-left="0.088cm solid #000000" fo:border-right="none" fo:border-top="none" fo:border-bottom="0.088cm solid #000000"/>
    </style:style>
    <style:style style:name="Πίνακας2.B7" style:family="table-cell">
      <style:table-cell-properties style:vertical-align="middle" fo:padding="0.097cm" fo:border-left="none" fo:border-right="none" fo:border-top="none" fo:border-bottom="0.088cm solid #000000"/>
    </style:style>
    <style:style style:name="Πίνακας2.G7" style:family="table-cell">
      <style:table-cell-properties style:vertical-align="middle" fo:padding="0.097cm" fo:border-left="none" fo:border-right="0.088cm solid #000000" fo:border-top="none" fo:border-bottom="0.088cm solid #000000"/>
    </style:style>
    <style:style style:name="Πίνακας4" style:family="table">
      <style:table-properties style:width="17cm" table:align="margins"/>
    </style:style>
    <style:style style:name="Πίνακας4.A" style:family="table-column">
      <style:table-column-properties style:column-width="2.665cm" style:rel-column-width="10274*"/>
    </style:style>
    <style:style style:name="Πίνακας4.C" style:family="table-column">
      <style:table-column-properties style:column-width="2.875cm" style:rel-column-width="11083*"/>
    </style:style>
    <style:style style:name="Πίνακας4.D" style:family="table-column">
      <style:table-column-properties style:column-width="2.76cm" style:rel-column-width="10641*"/>
    </style:style>
    <style:style style:name="Πίνακας4.E" style:family="table-column">
      <style:table-column-properties style:column-width="2.551cm" style:rel-column-width="9832*"/>
    </style:style>
    <style:style style:name="Πίνακας4.F" style:family="table-column">
      <style:table-column-properties style:column-width="3.484cm" style:rel-column-width="13431*"/>
    </style:style>
    <style:style style:name="Πίνακας4.A1" style:family="table-cell">
      <style:table-cell-properties style:vertical-align="middle" fo:padding="0.097cm" fo:border-left="0.002cm solid #000000" fo:border-right="none" fo:border-top="0.002cm solid #000000" fo:border-bottom="0.002cm solid #000000"/>
    </style:style>
    <style:style style:name="Πίνακας4.F1" style:family="table-cell">
      <style:table-cell-properties style:vertical-align="middle" fo:padding="0.097cm" fo:border="0.002cm solid #000000"/>
    </style:style>
    <style:style style:name="Πίνακας4.A2" style:family="table-cell" style:data-style-name="N0">
      <style:table-cell-properties style:vertical-align="middle" fo:padding="0.097cm" fo:border-left="0.002cm solid #000000" fo:border-right="none" fo:border-top="none" fo:border-bottom="0.002cm solid #000000"/>
    </style:style>
    <style:style style:name="Πίνακας4.C2" style:family="table-cell">
      <style:table-cell-properties style:vertical-align="middle" fo:padding="0.097cm" fo:border-left="0.002cm solid #000000" fo:border-right="none" fo:border-top="none" fo:border-bottom="0.002cm solid #000000"/>
    </style:style>
    <style:style style:name="Πίνακας4.F2" style:family="table-cell" style:data-style-name="N0">
      <style:table-cell-properties style:vertical-align="middle" fo:padding="0.097cm" fo:border-left="0.002cm solid #000000" fo:border-right="0.002cm solid #000000" fo:border-top="none" fo:border-bottom="0.002cm solid #000000"/>
    </style:style>
    <style:style style:name="Πίνακας4.A5" style:family="table-cell">
      <style:table-cell-properties style:vertical-align="middle" fo:padding="0.097cm" fo:border-left="0.088cm solid #000000" fo:border-right="none" fo:border-top="0.088cm solid #000000" fo:border-bottom="0.088cm solid #000000"/>
    </style:style>
    <style:style style:name="Πίνακας4.B5" style:family="table-cell" style:data-style-name="N0">
      <style:table-cell-properties style:vertical-align="middle" fo:padding="0.097cm" fo:border-left="0.088cm solid #000000" fo:border-right="none" fo:border-top="0.088cm solid #000000" fo:border-bottom="0.088cm solid #000000"/>
    </style:style>
    <style:style style:name="Πίνακας4.F5" style:family="table-cell">
      <style:table-cell-properties style:vertical-align="middle" fo:padding="0.097cm" fo:border="0.088cm solid #000000"/>
    </style:style>
    <style:style style:name="Πίνακας3" style:family="table">
      <style:table-properties style:width="17cm" table:align="margins"/>
    </style:style>
    <style:style style:name="Πίνακας3.A" style:family="table-column">
      <style:table-column-properties style:column-width="4.251cm" style:rel-column-width="16384*"/>
    </style:style>
    <style:style style:name="Πίνακας3.D" style:family="table-column">
      <style:table-column-properties style:column-width="4.249cm" style:rel-column-width="16383*"/>
    </style:style>
    <style:style style:name="Πίνακας3.A1" style:family="table-cell">
      <style:table-cell-properties style:vertical-align="middle" fo:padding="0.097cm" fo:border-left="0.002cm solid #000000" fo:border-right="none" fo:border-top="0.002cm solid #000000" fo:border-bottom="0.002cm solid #000000"/>
    </style:style>
    <style:style style:name="Πίνακας3.D1" style:family="table-cell">
      <style:table-cell-properties style:vertical-align="middle" fo:padding="0.097cm" fo:border="0.002cm solid #000000"/>
    </style:style>
    <style:style style:name="Πίνακας3.A2" style:family="table-cell" style:data-style-name="N0">
      <style:table-cell-properties style:vertical-align="middle" fo:padding="0.097cm" fo:border-left="0.002cm solid #000000" fo:border-right="none" fo:border-top="none" fo:border-bottom="0.002cm solid #000000"/>
    </style:style>
    <style:style style:name="Πίνακας3.C2" style:family="table-cell">
      <style:table-cell-properties style:vertical-align="middle" fo:padding="0.097cm" fo:border-left="0.002cm solid #000000" fo:border-right="none" fo:border-top="none" fo:border-bottom="0.002cm solid #000000"/>
    </style:style>
    <style:style style:name="Πίνακας3.D2" style:family="table-cell">
      <style:table-cell-properties style:vertical-align="middle" fo:padding="0.097cm" fo:border-left="0.002cm solid #000000" fo:border-right="0.002cm solid #000000" fo:border-top="none" fo:border-bottom="0.002cm solid #000000"/>
    </style:style>
    <style:style style:name="Πίνακας5" style:family="table">
      <style:table-properties style:width="16.962cm" table:align="left"/>
    </style:style>
    <style:style style:name="Πίνακας5.A" style:family="table-column">
      <style:table-column-properties style:column-width="1.884cm"/>
    </style:style>
    <style:style style:name="Πίνακας5.B" style:family="table-column">
      <style:table-column-properties style:column-width="1.886cm"/>
    </style:style>
    <style:style style:name="Πίνακας5.A1" style:family="table-cell">
      <style:table-cell-properties style:vertical-align="middle" fo:padding="0.097cm" fo:border-left="0.002cm solid #000000" fo:border-right="none" fo:border-top="0.002cm solid #000000" fo:border-bottom="0.002cm solid #000000"/>
    </style:style>
    <style:style style:name="Πίνακας5.C1" style:family="table-cell">
      <style:table-cell-properties style:vertical-align="middle" fo:padding="0.097cm" fo:border="0.035cm solid #000000"/>
    </style:style>
    <style:style style:name="Πίνακας5.A2" style:family="table-cell" style:data-style-name="N0">
      <style:table-cell-properties style:vertical-align="middle" fo:padding="0.097cm" fo:border-left="0.002cm solid #000000" fo:border-right="none" fo:border-top="none" fo:border-bottom="0.002cm solid #000000"/>
    </style:style>
    <style:style style:name="Πίνακας5.C2" style:family="table-cell" style:data-style-name="N0">
      <style:table-cell-properties style:vertical-align="middle" fo:padding="0.097cm" fo:border-left="0.035cm solid #000000" fo:border-right="0.035cm solid #000000" fo:border-top="none" fo:border-bottom="0.035cm solid #000000"/>
    </style:style>
    <style:style style:name="Πίνακας6" style:family="table">
      <style:table-properties style:width="16.942cm" table:align="left"/>
    </style:style>
    <style:style style:name="Πίνακας6.A" style:family="table-column">
      <style:table-column-properties style:column-width="0.346cm"/>
    </style:style>
    <style:style style:name="Πίνακας6.B" style:family="table-column">
      <style:table-column-properties style:column-width="0.901cm"/>
    </style:style>
    <style:style style:name="Πίνακας6.C" style:family="table-column">
      <style:table-column-properties style:column-width="0.919cm"/>
    </style:style>
    <style:style style:name="Πίνακας6.D" style:family="table-column">
      <style:table-column-properties style:column-width="0.94cm"/>
    </style:style>
    <style:style style:name="Πίνακας6.I" style:family="table-column">
      <style:table-column-properties style:column-width="0.938cm"/>
    </style:style>
    <style:style style:name="Πίνακας6.J" style:family="table-column">
      <style:table-column-properties style:column-width="1.169cm"/>
    </style:style>
    <style:style style:name="Πίνακας6.K" style:family="table-column">
      <style:table-column-properties style:column-width="1.152cm"/>
    </style:style>
    <style:style style:name="Πίνακας6.L" style:family="table-column">
      <style:table-column-properties style:column-width="1.131cm"/>
    </style:style>
    <style:style style:name="Πίνακας6.O" style:family="table-column">
      <style:table-column-properties style:column-width="1.189cm"/>
    </style:style>
    <style:style style:name="Πίνακας6.Q" style:family="table-column">
      <style:table-column-properties style:column-width="1.143cm"/>
    </style:style>
    <style:style style:name="Πίνακας6.A1" style:family="table-cell">
      <style:table-cell-properties style:vertical-align="middle" fo:padding="0.097cm" fo:border-left="0.002cm solid #000000" fo:border-right="none" fo:border-top="0.002cm solid #000000" fo:border-bottom="0.002cm solid #000000"/>
    </style:style>
    <style:style style:name="Πίνακας6.B1" style:family="table-cell" style:data-style-name="N0">
      <style:table-cell-properties style:vertical-align="middle" fo:padding="0.097cm" fo:border-left="0.002cm solid #000000" fo:border-right="none" fo:border-top="0.002cm solid #000000" fo:border-bottom="0.002cm solid #000000"/>
    </style:style>
    <style:style style:name="Πίνακας6.Q1" style:family="table-cell" style:data-style-name="N0">
      <style:table-cell-properties style:vertical-align="middle" fo:padding="0.097cm" fo:border="0.002cm solid #000000"/>
    </style:style>
    <style:style style:name="Πίνακας6.A2" style:family="table-cell" style:data-style-name="N0">
      <style:table-cell-properties style:vertical-align="middle" fo:padding="0.097cm" fo:border-left="0.002cm solid #000000" fo:border-right="none" fo:border-top="none" fo:border-bottom="0.002cm solid #000000"/>
    </style:style>
    <style:style style:name="Πίνακας6.B2" style:family="table-cell">
      <style:table-cell-properties style:vertical-align="middle" fo:padding="0.097cm" fo:border-left="0.002cm solid #000000" fo:border-right="none" fo:border-top="none" fo:border-bottom="0.002cm solid #000000"/>
    </style:style>
    <style:style style:name="Πίνακας6.Q2" style:family="table-cell">
      <style:table-cell-properties style:vertical-align="middle" fo:padding="0.097cm" fo:border-left="0.002cm solid #000000" fo:border-right="0.002cm solid #000000" fo:border-top="none" fo:border-bottom="0.002cm solid #000000"/>
    </style:style>
    <style:style style:name="Πίνακας7" style:family="table">
      <style:table-properties style:width="17cm" table:align="margins"/>
    </style:style>
    <style:style style:name="Πίνακας7.A" style:family="table-column">
      <style:table-column-properties style:column-width="2.429cm" style:rel-column-width="9362*"/>
    </style:style>
    <style:style style:name="Πίνακας7.G" style:family="table-column">
      <style:table-column-properties style:column-width="2.429cm" style:rel-column-width="9363*"/>
    </style:style>
    <style:style style:name="Πίνακας7.A1" style:family="table-cell">
      <style:table-cell-properties style:vertical-align="middle" fo:padding="0.097cm" fo:border-left="0.002cm solid #000000" fo:border-right="none" fo:border-top="0.002cm solid #000000" fo:border-bottom="0.002cm solid #000000"/>
    </style:style>
    <style:style style:name="Πίνακας7.G1" style:family="table-cell">
      <style:table-cell-properties style:vertical-align="middle" fo:padding="0.097cm" fo:border="0.002cm solid #000000"/>
    </style:style>
    <style:style style:name="Πίνακας7.A2" style:family="table-cell" style:data-style-name="N0">
      <style:table-cell-properties style:vertical-align="middle" fo:padding="0.097cm" fo:border-left="0.002cm solid #000000" fo:border-right="none" fo:border-top="none" fo:border-bottom="0.002cm solid #000000"/>
    </style:style>
    <style:style style:name="Πίνακας7.F2" style:family="table-cell">
      <style:table-cell-properties style:vertical-align="middle" fo:padding="0.097cm" fo:border-left="0.002cm solid #000000" fo:border-right="none" fo:border-top="none" fo:border-bottom="0.002cm solid #000000"/>
    </style:style>
    <style:style style:name="Πίνακας7.G2" style:family="table-cell" style:data-style-name="N0">
      <style:table-cell-properties style:vertical-align="middle" fo:padding="0.097cm" fo:border-left="0.002cm solid #000000" fo:border-right="0.002cm solid #000000" fo:border-top="none" fo:border-bottom="0.002cm solid #000000"/>
    </style:style>
    <style:style style:name="Πίνακας7.G13" style:family="table-cell">
      <style:table-cell-properties style:vertical-align="middle" fo:padding="0.097cm" fo:border-left="0.002cm solid #000000" fo:border-right="0.002cm solid #000000" fo:border-top="none" fo:border-bottom="0.002cm solid #000000"/>
    </style:style>
    <style:style style:name="Πίνακας8" style:family="table">
      <style:table-properties style:width="17cm" table:align="margins"/>
    </style:style>
    <style:style style:name="Πίνακας8.A" style:family="table-column">
      <style:table-column-properties style:column-width="0.575cm" style:rel-column-width="2216*"/>
    </style:style>
    <style:style style:name="Πίνακας8.B" style:family="table-column">
      <style:table-column-properties style:column-width="0.977cm" style:rel-column-width="3767*"/>
    </style:style>
    <style:style style:name="Πίνακας8.C" style:family="table-column">
      <style:table-column-properties style:column-width="0.901cm" style:rel-column-width="3474*"/>
    </style:style>
    <style:style style:name="Πίνακας8.D" style:family="table-column">
      <style:table-column-properties style:column-width="0.998cm" style:rel-column-width="3848*"/>
    </style:style>
    <style:style style:name="Πίνακας8.E" style:family="table-column">
      <style:table-column-properties style:column-width="0.9cm" style:rel-column-width="3467*"/>
    </style:style>
    <style:style style:name="Πίνακας8.H" style:family="table-column">
      <style:table-column-properties style:column-width="0.921cm" style:rel-column-width="3549*"/>
    </style:style>
    <style:style style:name="Πίνακας8.J" style:family="table-column">
      <style:table-column-properties style:column-width="1.111cm" style:rel-column-width="4283*"/>
    </style:style>
    <style:style style:name="Πίνακας8.L" style:family="table-column">
      <style:table-column-properties style:column-width="1.113cm" style:rel-column-width="4290*"/>
    </style:style>
    <style:style style:name="Πίνακας8.O" style:family="table-column">
      <style:table-column-properties style:column-width="1.15cm" style:rel-column-width="4433*"/>
    </style:style>
    <style:style style:name="Πίνακας8.P" style:family="table-column">
      <style:table-column-properties style:column-width="1.131cm" style:rel-column-width="4358*"/>
    </style:style>
    <style:style style:name="Πίνακας8.Q" style:family="table-column">
      <style:table-column-properties style:column-width="1.166cm" style:rel-column-width="4497*"/>
    </style:style>
    <style:style style:name="Πίνακας8.A1" style:family="table-cell">
      <style:table-cell-properties style:vertical-align="middle" fo:padding="0.097cm" fo:border-left="0.002cm solid #000000" fo:border-right="none" fo:border-top="0.002cm solid #000000" fo:border-bottom="0.002cm solid #000000"/>
    </style:style>
    <style:style style:name="Πίνακας8.B1" style:family="table-cell" style:data-style-name="N0">
      <style:table-cell-properties style:vertical-align="middle" fo:padding="0.097cm" fo:border-left="0.002cm solid #000000" fo:border-right="none" fo:border-top="0.002cm solid #000000" fo:border-bottom="0.002cm solid #000000"/>
    </style:style>
    <style:style style:name="Πίνακας8.Q1" style:family="table-cell" style:data-style-name="N0">
      <style:table-cell-properties style:vertical-align="middle" fo:padding="0.097cm" fo:border="0.002cm solid #000000"/>
    </style:style>
    <style:style style:name="Πίνακας8.A2" style:family="table-cell" style:data-style-name="N0">
      <style:table-cell-properties style:vertical-align="middle" fo:padding="0.097cm" fo:border-left="0.002cm solid #000000" fo:border-right="none" fo:border-top="none" fo:border-bottom="0.002cm solid #000000"/>
    </style:style>
    <style:style style:name="Πίνακας8.B2" style:family="table-cell">
      <style:table-cell-properties style:vertical-align="middle" fo:padding="0.097cm" fo:border-left="0.002cm solid #000000" fo:border-right="none" fo:border-top="none" fo:border-bottom="0.002cm solid #000000"/>
    </style:style>
    <style:style style:name="Πίνακας8.Q2" style:family="table-cell">
      <style:table-cell-properties style:vertical-align="middle" fo:padding="0.097cm" fo:border-left="0.002cm solid #000000" fo:border-right="0.002cm solid #000000" fo:border-top="none" fo:border-bottom="0.002cm solid #000000"/>
    </style:style>
    <style:style style:name="Πίνακας9" style:family="table">
      <style:table-properties style:width="16.999cm" table:align="left"/>
    </style:style>
    <style:style style:name="Πίνακας9.A" style:family="table-column">
      <style:table-column-properties style:column-width="1.416cm"/>
    </style:style>
    <style:style style:name="Πίνακας9.F" style:family="table-column">
      <style:table-column-properties style:column-width="1.418cm"/>
    </style:style>
    <style:style style:name="Πίνακας9.A1" style:family="table-cell">
      <style:table-cell-properties style:vertical-align="middle" fo:padding="0.097cm" fo:border-left="0.002cm solid #000000" fo:border-right="none" fo:border-top="0.002cm solid #000000" fo:border-bottom="0.002cm solid #000000"/>
    </style:style>
    <style:style style:name="Πίνακας9.L1" style:family="table-cell">
      <style:table-cell-properties style:vertical-align="middle" fo:padding="0.097cm" fo:border="0.002cm solid #000000"/>
    </style:style>
    <style:style style:name="Πίνακας9.A2" style:family="table-cell">
      <style:table-cell-properties style:vertical-align="middle" fo:padding="0.097cm" fo:border-left="0.002cm solid #000000" fo:border-right="none" fo:border-top="none" fo:border-bottom="0.002cm solid #000000"/>
    </style:style>
    <style:style style:name="Πίνακας9.B2" style:family="table-cell" style:data-style-name="N0">
      <style:table-cell-properties style:vertical-align="middle" fo:padding="0.097cm" fo:border-left="0.002cm solid #000000" fo:border-right="none" fo:border-top="none" fo:border-bottom="0.002cm solid #000000"/>
    </style:style>
    <style:style style:name="Πίνακας9.L2" style:family="table-cell" style:data-style-name="N0">
      <style:table-cell-properties style:vertical-align="middle" fo:padding="0.097cm" fo:border-left="0.002cm solid #000000" fo:border-right="0.002cm solid #000000" fo:border-top="none" fo:border-bottom="0.002cm solid #000000"/>
    </style:style>
    <style:style style:name="Πίνακας9.L3"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language="el" fo:country="GR" style:font-size-asian="14pt" style:font-size-complex="14pt"/>
    </style:style>
    <style:style style:name="P2" style:family="paragraph" style:parent-style-name="Standard">
      <style:paragraph-properties fo:text-align="start" style:justify-single-word="false"/>
      <style:text-properties fo:font-size="14pt" fo:language="el" fo:country="GR" style:font-size-asian="14pt" style:font-size-complex="14pt"/>
    </style:style>
    <style:style style:name="P3" style:family="paragraph" style:parent-style-name="Standard">
      <style:paragraph-properties fo:text-align="justify" style:justify-single-word="false"/>
      <style:text-properties fo:font-size="14pt" fo:language="el" fo:country="GR" style:font-size-asian="14pt" style:font-size-complex="14pt"/>
    </style:style>
    <style:style style:name="P4"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language="en" fo:country="US" style:text-underline-style="none"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language="el" fo:country="GR"/>
    </style:style>
    <style:style style:name="P7" style:family="paragraph" style:parent-style-name="Standard">
      <style:paragraph-properties fo:text-align="justify" style:justify-single-word="false"/>
      <style:text-properties fo:language="el" fo:country="GR" style:text-underline-style="none" fo:font-weight="normal" style:font-weight-asian="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language="en" fo:country="US" style:text-underline-style="none" fo:font-weight="normal" style:font-weight-asian="normal" style:font-weight-complex="normal"/>
    </style:style>
    <style:style style:name="P10" style:family="paragraph" style:parent-style-name="Standard">
      <style:paragraph-properties fo:text-align="justify" style:justify-single-word="false"/>
      <style:text-properties fo:font-size="12pt" style:text-underline-style="none" style:font-size-asian="12pt" style:font-size-complex="12pt"/>
    </style:style>
    <style:style style:name="P11" style:family="paragraph" style:parent-style-name="Standard">
      <style:paragraph-properties fo:text-align="justify" style:justify-single-word="false"/>
      <style:text-properties fo:font-size="12pt" fo:language="en" fo:country="US" style:text-underline-style="none"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l" fo:country="GR"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14" style:family="paragraph" style:parent-style-name="Standard">
      <style:paragraph-properties fo:text-align="justify" style:justify-single-word="false"/>
      <style:text-properties style:font-name="Times New Roman" fo:font-size="12pt" fo:language="en" fo:country="US" style:text-underline-style="none" style:font-name-asian="TimesNewRomanPSMT" style:font-size-asian="12pt" style:font-name-complex="TimesNewRomanPSMT" style:font-size-complex="12pt"/>
    </style:style>
    <style:style style:name="P15" style:family="paragraph" style:parent-style-name="Standard">
      <style:paragraph-properties fo:text-align="justify" style:justify-single-word="false"/>
      <style:text-properties style:font-name="Times New Roman" fo:font-size="12pt" fo:language="en" fo:country="US" style:text-underline-style="none" fo:font-weight="bold" style:font-name-asian="TimesNewRomanPSMT" style:font-size-asian="12pt" style:font-weight-asian="bold" style:font-name-complex="TimesNewRomanPSMT" style:font-size-complex="12pt" style:font-weight-complex="bold"/>
    </style:style>
    <style:style style:name="P16" style:family="paragraph" style:parent-style-name="Standard">
      <style:paragraph-properties fo:text-align="justify" style:justify-single-word="false"/>
      <style:text-properties style:font-name="Times New Roman" fo:font-size="12pt" fo:language="el" fo:country="GR"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17" style:family="paragraph" style:parent-style-name="Standard">
      <style:paragraph-properties fo:text-align="justify" style:justify-single-word="false"/>
      <style:text-properties style:font-name="Times New Roman" fo:font-size="12pt" fo:language="el" fo:country="GR" style:text-underline-style="none" style:font-name-asian="TimesNewRomanPSMT" style:font-size-asian="12pt" style:font-name-complex="TimesNewRomanPSMT" style:font-size-complex="12pt"/>
    </style:style>
    <style:style style:name="P18" style:family="paragraph" style:parent-style-name="Standard">
      <style:paragraph-properties fo:text-align="justify" style:justify-single-word="false"/>
      <style:text-properties style:font-name="Times New Roman" fo:font-size="12pt" fo:language="el" fo:country="GR" style:text-underline-style="none" fo:font-weight="normal" style:font-name-asian="Tahoma" style:font-size-asian="12pt" style:font-weight-asian="normal" style:font-name-complex="Tahoma" style:font-size-complex="12pt" style:font-weight-complex="normal"/>
    </style:style>
    <style:style style:name="P19" style:family="paragraph" style:parent-style-name="Standard">
      <style:paragraph-properties fo:text-align="justify" style:justify-single-word="false"/>
      <style:text-properties style:text-position="0% 100%" style:font-name="Times New Roman" fo:font-size="12pt" fo:language="el" fo:country="GR" style:font-size-asian="12pt" style:font-size-complex="12pt"/>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fo:language="en" fo:country="US"/>
    </style:style>
    <style:style style:name="P22" style:family="paragraph" style:parent-style-name="Table_20_Contents">
      <style:paragraph-properties fo:text-align="center" style:justify-single-word="false"/>
      <style:text-properties fo:language="en" fo:country="US" fo:font-weight="bold" style:font-weight-asian="bold" style:font-weight-complex="bold"/>
    </style:style>
    <style:style style:name="P23"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24" style:family="paragraph" style:parent-style-name="Table_20_Contents">
      <style:paragraph-properties fo:text-align="center" style:justify-single-word="false"/>
      <style:text-properties style:font-name="Times New Roman1" fo:font-size="14pt" style:font-name-asian="Times New Roman1" style:font-size-asian="14pt" style:font-name-complex="Times New Roman1" style:font-size-complex="14pt"/>
    </style:style>
    <style:style style:name="P25" style:family="paragraph" style:parent-style-name="Table_20_Contents">
      <style:paragraph-properties fo:text-align="center" style:justify-single-word="false"/>
      <style:text-properties style:font-name="Times New Roman1" fo:font-size="14pt" fo:language="en" fo:country="US" style:font-name-asian="Times New Roman1" style:font-size-asian="14pt" style:font-name-complex="Times New Roman1" style:font-size-complex="14pt"/>
    </style:style>
    <style:style style:name="P26" style:family="paragraph" style:parent-style-name="Table_20_Contents">
      <style:paragraph-properties fo:text-align="center" style:justify-single-word="false"/>
      <style:text-properties fo:language="el" fo:country="GR"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style:text-position="0% 100%" fo:language="en" fo:country="US"/>
    </style:style>
    <style:style style:name="P30" style:family="paragraph" style:parent-style-name="Table_20_Contents">
      <style:paragraph-properties fo:text-align="center" style:justify-single-word="false"/>
      <style:text-properties fo:font-size="12pt" style:font-size-asian="12pt" style:font-size-complex="12pt"/>
    </style:style>
    <style:style style:name="P31" style:family="paragraph" style:parent-style-name="Table_20_Contents">
      <style:paragraph-properties fo:text-align="center" style:justify-single-word="false"/>
      <style:text-properties fo:font-size="12pt" fo:language="en" fo:country="US" style:font-size-asian="12pt" style:font-size-complex="12pt"/>
    </style:style>
    <style:style style:name="P32" style:family="paragraph" style:parent-style-name="Table_20_Contents">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language="el" fo:country="GR"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fo:language="el" fo:country="GR" style:font-size-asian="12pt" style:font-size-complex="12pt"/>
    </style:style>
    <style:style style:name="P3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7" style:family="paragraph" style:parent-style-name="Text_20_body">
      <style:paragraph-properties fo:margin-top="0cm" fo:margin-bottom="0cm" style:line-height-at-least="0.503cm" fo:text-align="justify" style:justify-single-word="false" fo:orphans="2" fo:widows="2" fo:padding="0cm" fo:border="none"/>
    </style:style>
    <style:style style:name="P38" style:family="paragraph" style:parent-style-name="Text_20_body" style:list-style-name="L4">
      <style:paragraph-properties fo:margin-top="0cm" fo:margin-bottom="0cm" style:line-height-at-least="0.503cm" fo:orphans="2" fo:widows="2" fo:padding="0cm" fo:border="none"/>
      <style:text-properties style:font-name="Times New Roman" fo:font-size="12pt" style:font-size-asian="12pt" style:font-size-complex="12pt"/>
    </style:style>
    <style:style style:name="P39" style:family="paragraph" style:parent-style-name="Text_20_body" style:list-style-name="L4">
      <style:paragraph-properties fo:margin-top="0cm" fo:margin-bottom="0cm" style:line-height-at-least="0.503cm" fo:orphans="2" fo:widows="2" fo:padding="0cm" fo:border="none"/>
    </style:style>
    <style:style style:name="P40" style:family="paragraph" style:parent-style-name="Text_20_body" style:list-style-name="L6">
      <style:paragraph-properties fo:margin-top="0cm" fo:margin-bottom="0cm" style:line-height-at-least="0.503cm" fo:orphans="2" fo:widows="2" fo:padding="0cm" fo:border="none"/>
    </style:style>
    <style:style style:name="P41" style:family="paragraph" style:parent-style-name="Text_20_body" style:list-style-name="L6">
      <style:paragraph-properties fo:margin-top="0cm" fo:margin-bottom="0cm" style:line-height-at-least="0.503cm" fo:text-align="justify" style:justify-single-word="false" fo:orphans="2" fo:widows="2" fo:padding="0cm" fo:border="none"/>
    </style:style>
    <style:style style:name="P42" style:family="paragraph" style:parent-style-name="Text_20_body" style:list-style-name="L6">
      <style:paragraph-properties fo:margin-top="0cm" fo:margin-bottom="0cm" style:line-height-at-least="0.503cm"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3" style:family="paragraph" style:parent-style-name="Standard" style:list-style-name="L1">
      <style:paragraph-properties fo:text-align="justify" style:justify-single-word="false"/>
      <style:text-properties fo:language="el" fo:country="GR" style:text-underline-style="solid" style:text-underline-width="auto" style:text-underline-color="font-color" fo:font-weight="bold" style:font-weight-asian="bold" style:font-weight-complex="bold"/>
    </style:style>
    <style:style style:name="P44" style:family="paragraph" style:parent-style-name="Standard" style:list-style-name="L1">
      <style:paragraph-properties fo:text-align="justify" style:justify-single-word="false"/>
      <style:text-properties fo:language="el" fo:country="GR" style:text-underline-style="none" fo:font-weight="normal" style:font-weight-asian="normal" style:font-weight-complex="normal"/>
    </style:style>
    <style:style style:name="P45" style:family="paragraph" style:parent-style-name="Standard" style:list-style-name="L8">
      <style:paragraph-properties fo:text-align="justify" style:justify-single-word="false"/>
      <style:text-properties fo:language="el" fo:country="GR"/>
    </style:style>
    <style:style style:name="P46" style:family="paragraph" style:parent-style-name="Standard" style:list-style-name="L7">
      <style:paragraph-properties fo:text-align="justify" style:justify-single-word="false"/>
      <style:text-properties fo:language="el" fo:country="GR"/>
    </style:style>
    <style:style style:name="P47" style:family="paragraph" style:parent-style-name="Standard" style:list-style-name="L9">
      <style:paragraph-properties fo:text-align="justify" style:justify-single-word="false"/>
      <style:text-properties fo:language="el" fo:country="GR"/>
    </style:style>
    <style:style style:name="P48" style:family="paragraph" style:parent-style-name="Standard" style:list-style-name="L1">
      <style:paragraph-properties fo:text-align="justify" style:justify-single-word="false"/>
      <style:text-properties fo:language="en" fo:country="US" style:text-underline-style="none" fo:font-weight="normal" style:font-weight-asian="normal" style:font-weight-complex="normal"/>
    </style:style>
    <style:style style:name="P49" style:family="paragraph" style:parent-style-name="Standard" style:list-style-name="L1">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50" style:family="paragraph" style:parent-style-name="Standard" style:list-style-name="L8">
      <style:paragraph-properties fo:text-align="justify" style:justify-single-word="false"/>
      <style:text-properties fo:language="en" fo:country="US"/>
    </style:style>
    <style:style style:name="P51" style:family="paragraph" style:parent-style-name="Standard" style:list-style-name="L1">
      <style:paragraph-properties fo:text-align="justify" style:justify-single-word="false"/>
    </style:style>
    <style:style style:name="P52" style:family="paragraph" style:parent-style-name="Standard" style:list-style-name="L2">
      <style:paragraph-properties fo:text-align="justify" style:justify-single-word="false"/>
    </style:style>
    <style:style style:name="P53" style:family="paragraph" style:parent-style-name="Standard" style:list-style-name="L5">
      <style:paragraph-properties fo:text-align="justify" style:justify-single-word="false"/>
    </style:style>
    <style:style style:name="P54" style:family="paragraph" style:parent-style-name="Standard" style:list-style-name="L7">
      <style:paragraph-properties fo:text-align="justify" style:justify-single-word="false"/>
    </style:style>
    <style:style style:name="P55" style:family="paragraph" style:parent-style-name="Standard" style:list-style-name="L8">
      <style:paragraph-properties fo:text-align="justify" style:justify-single-word="false"/>
    </style:style>
    <style:style style:name="P56" style:family="paragraph" style:parent-style-name="Standard" style:list-style-name="L12">
      <style:paragraph-properties fo:text-align="justify" style:justify-single-word="false"/>
    </style:style>
    <style:style style:name="P57" style:family="paragraph" style:parent-style-name="Standard" style:list-style-name="L15">
      <style:paragraph-properties fo:text-align="justify" style:justify-single-word="false"/>
    </style:style>
    <style:style style:name="P58" style:family="paragraph" style:parent-style-name="Standard" style:list-style-name="L2">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language="en" fo:country="US" style:text-underline-style="none" fo:font-weight="normal" style:font-size-asian="12pt" style:font-weight-asian="normal" style:font-size-complex="12pt" style:font-weight-complex="normal"/>
    </style:style>
    <style:style style:name="P60" style:family="paragraph" style:parent-style-name="Standard" style:list-style-name="L7">
      <style:paragraph-properties fo:text-align="justify" style:justify-single-word="false"/>
      <style:text-properties fo:font-size="12pt" fo:language="en" fo:country="US" style:text-underline-style="none" fo:font-weight="normal" style:font-size-asian="12pt" style:font-weight-asian="normal" style:font-size-complex="12pt" style:font-weight-complex="normal"/>
    </style:style>
    <style:style style:name="P61" style:family="paragraph" style:parent-style-name="Standard" style:list-style-name="L7">
      <style:paragraph-properties fo:text-align="justify" style:justify-single-word="false"/>
      <style:text-properties fo:font-size="12pt" fo:language="el" fo:country="GR" style:text-underline-style="none" fo:font-weight="normal" style:font-size-asian="12pt" style:font-weight-asian="normal" style:font-size-complex="12pt" style:font-weight-complex="normal"/>
    </style:style>
    <style:style style:name="P62" style:family="paragraph" style:parent-style-name="Standard" style:list-style-name="L11">
      <style:paragraph-properties fo:text-align="justify" style:justify-single-word="false"/>
      <style:text-properties fo:font-size="12pt" fo:language="el" fo:country="GR" style:text-underline-style="none" fo:font-weight="normal" style:font-size-asian="12pt" style:font-weight-asian="normal" style:font-size-complex="12pt" style:font-weight-complex="normal"/>
    </style:style>
    <style:style style:name="P63" style:family="paragraph" style:parent-style-name="Standard" style:list-style-name="L14">
      <style:paragraph-properties fo:text-align="justify" style:justify-single-word="false"/>
      <style:text-properties fo:font-size="12pt" fo:language="el" fo:country="GR" style:text-underline-style="none" fo:font-weight="normal" style:font-size-asian="12pt" style:font-weight-asian="normal" style:font-size-complex="12pt" style:font-weight-complex="normal"/>
    </style:style>
    <style:style style:name="P64" style:family="paragraph" style:parent-style-name="Standard" style:list-style-name="L15">
      <style:paragraph-properties fo:text-align="justify" style:justify-single-word="false"/>
      <style:text-properties fo:font-size="12pt" fo:language="el" fo:country="GR" style:text-underline-style="none" fo:font-weight="normal" style:font-size-asian="12pt" style:font-weight-asian="normal" style:font-size-complex="12pt" style:font-weight-complex="normal"/>
    </style:style>
    <style:style style:name="P65" style:family="paragraph" style:parent-style-name="Standard" style:list-style-name="L7">
      <style:text-properties fo:font-size="12pt" fo:language="el" fo:country="GR" style:text-underline-style="none" fo:font-weight="normal" style:font-size-asian="12pt" style:font-weight-asian="normal" style:font-size-complex="12pt" style:font-weight-complex="normal"/>
    </style:style>
    <style:style style:name="P66" style:family="paragraph" style:parent-style-name="Standard" style:list-style-name="L5">
      <style:paragraph-properties fo:text-align="justify" style:justify-single-word="false"/>
      <style:text-properties style:font-name="Times New Roman" fo:font-size="12pt" fo:language="en" fo:country="US" style:text-underline-style="none" style:font-name-asian="TimesNewRomanPSMT" style:font-size-asian="12pt" style:font-name-complex="TimesNewRomanPSMT" style:font-size-complex="12pt"/>
    </style:style>
    <style:style style:name="P67" style:family="paragraph" style:parent-style-name="Standard" style:list-style-name="L8">
      <style:paragraph-properties fo:text-align="justify" style:justify-single-word="false"/>
      <style:text-properties style:font-name="Times New Roman" fo:font-size="12pt" style:font-size-asian="12pt" style:font-size-complex="12pt"/>
    </style:style>
    <style:style style:name="P68" style:family="paragraph" style:parent-style-name="Standard" style:list-style-name="L12">
      <style:paragraph-properties fo:text-align="justify" style:justify-single-word="false"/>
      <style:text-properties style:font-name="Times New Roman" fo:font-size="12pt" fo:language="el" fo:country="GR" style:text-underline-style="none" fo:font-weight="normal" style:font-name-asian="Tahoma" style:font-size-asian="12pt" style:font-weight-asian="normal" style:font-name-complex="Tahoma" style:font-size-complex="12pt" style:font-weight-complex="normal"/>
    </style:style>
    <style:style style:name="P69" style:family="paragraph" style:parent-style-name="Standard" style:list-style-name="L6">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70" style:family="paragraph" style:parent-style-name="Standard" style:list-style-name="L10">
      <style:paragraph-properties fo:text-align="justify" style:justify-single-word="false"/>
      <style:text-properties fo:font-weight="normal" style:font-weight-asian="normal" style:font-weight-complex="normal"/>
    </style:style>
    <style:style style:name="P71" style:family="paragraph" style:parent-style-name="Standard">
      <style:paragraph-properties fo:text-align="justify" style:justify-single-word="false"/>
      <style:text-properties fo:font-size="14pt" fo:language="en" fo:country="US" style:text-underline-style="none" fo:font-weight="bold" style:font-size-asian="14pt" style:font-weight-asian="bold" style:font-size-complex="14pt" style:font-weight-complex="bold"/>
    </style:style>
    <style:style style:name="P72" style:family="paragraph" style:parent-style-name="Standard" style:list-style-name="L3">
      <style:paragraph-properties fo:margin-left="1.282cm" fo:margin-right="0cm" fo:text-align="justify" style:justify-single-word="false" fo:text-indent="-0.621cm" style:auto-text-indent="false">
        <style:tab-stops>
          <style:tab-stop style:position="-0.021cm"/>
        </style:tab-stops>
      </style:paragraph-properties>
    </style:style>
    <style:style style:name="P73" style:family="paragraph" style:parent-style-name="Standard" style:list-style-name="L3">
      <style:paragraph-properties fo:margin-left="1.468cm" fo:margin-right="0cm" fo:text-align="justify" style:justify-single-word="false" fo:text-indent="-0.91cm" style:auto-text-indent="false">
        <style:tab-stops/>
      </style:paragraph-properties>
      <style:text-properties fo:language="el" fo:country="GR" style:text-underline-style="none" fo:font-weight="normal" style:font-weight-asian="normal" style:font-weight-complex="normal"/>
    </style:style>
    <style:style style:name="P74" style:family="paragraph">
      <style:paragraph-properties fo:text-align="cente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style:font-name-asian="TimesNewRomanPSMT" style:font-weight-asian="bold" style:font-name-complex="TimesNewRomanPSMT" style:font-weight-complex="bold"/>
    </style:style>
    <style:style style:name="T4" style:family="text">
      <style:text-properties fo:language="en" fo:country="US" style:text-underline-style="none" fo:font-weight="normal" style:font-weight-asian="normal" style:font-weight-complex="normal"/>
    </style:style>
    <style:style style:name="T5" style:family="text">
      <style:text-properties fo:language="en" fo:country="US" style:text-underline-style="solid" style:text-underline-width="auto" style:text-underline-color="font-color"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language="en" fo:country="US" style:font-name-asian="TimesNewRomanPSMT" style:font-name-complex="TimesNewRomanPSMT"/>
    </style:style>
    <style:style style:name="T8" style:family="text">
      <style:text-properties fo:language="el" fo:country="GR"/>
    </style:style>
    <style:style style:name="T9" style:family="text">
      <style:text-properties fo:language="el" fo:country="GR" style:text-underline-style="none" fo:font-weight="normal" style:font-weight-asian="normal" style:font-weight-complex="normal"/>
    </style:style>
    <style:style style:name="T10" style:family="text">
      <style:text-properties fo:language="el" fo:country="GR" style:text-underline-style="solid" style:text-underline-width="auto" style:text-underline-color="font-color" fo:font-weight="bold" style:font-weight-asian="bold" style:font-weight-complex="bold"/>
    </style:style>
    <style:style style:name="T11" style:family="text">
      <style:text-properties fo:language="el" fo:country="GR" fo:font-weight="normal" style:font-weight-asian="normal" style:font-weight-complex="normal"/>
    </style:style>
    <style:style style:name="T12" style:family="text">
      <style:text-properties fo:language="el" fo:country="GR" style:font-name-asian="TimesNewRomanPSMT" style:font-name-complex="TimesNewRomanPSMT"/>
    </style:style>
    <style:style style:name="T13" style:family="text">
      <style:text-properties style:text-underline-style="none" fo:font-weight="normal" style:font-weight-asian="normal" style:font-weight-complex="normal"/>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name="Times New Roman1" fo:language="el" fo:country="GR" style:text-underline-style="none" fo:font-weight="normal" style:font-name-asian="Times New Roman1" style:font-weight-asian="normal" style:font-name-complex="Times New Roman1" style:font-weight-complex="normal"/>
    </style:style>
    <style:style style:name="T16" style:family="text">
      <style:text-properties style:font-name="Times New Roman1" fo:font-size="14pt" style:font-name-asian="Times New Roman1" style:font-size-asian="14pt" style:font-name-complex="Times New Roman1" style:font-size-complex="14pt"/>
    </style:style>
    <style:style style:name="T17" style:family="text">
      <style:text-properties style:font-name="Times New Roman1" fo:language="en" fo:country="US" style:font-name-asian="Times New Roman1" style:font-name-complex="Times New Roman1"/>
    </style:style>
    <style:style style:name="T18" style:family="text">
      <style:text-properties fo:font-size="12pt" fo:language="el" fo:country="GR" fo:font-weight="normal" style:font-size-asian="12pt" style:font-weight-asian="normal" style:font-size-complex="12pt" style:font-weight-complex="normal"/>
    </style:style>
    <style:style style:name="T19" style:family="text">
      <style:text-properties fo:font-size="12pt" fo:language="el" fo:country="GR" style:text-underline-style="none" fo:font-weight="normal" style:font-size-asian="12pt" style:font-weight-asian="normal" style:font-size-complex="12pt" style:font-weight-complex="normal"/>
    </style:style>
    <style:style style:name="T20" style:family="text">
      <style:text-properties fo:font-size="12pt" fo:language="el" fo:country="GR" style:text-underline-style="none" style:font-size-asian="12pt" style:font-size-complex="12pt"/>
    </style:style>
    <style:style style:name="T21" style:family="text">
      <style:text-properties fo:font-size="12pt" fo:language="en" fo:country="US" fo:font-weight="normal" style:font-size-asian="12pt" style:font-weight-asian="normal" style:font-size-complex="12pt" style:font-weight-complex="normal"/>
    </style:style>
    <style:style style:name="T22" style:family="text">
      <style:text-properties fo:font-size="12pt" fo:language="en" fo:country="US" style:text-underline-style="none" fo:font-weight="normal" style:font-size-asian="12pt" style:font-weight-asian="normal" style:font-size-complex="12pt" style:font-weight-complex="normal"/>
    </style:style>
    <style:style style:name="T23" style:family="text">
      <style:text-properties fo:font-size="12pt" fo:language="en" fo:country="US" style:text-underline-style="none" style:font-size-asian="12pt" style:font-size-complex="12pt"/>
    </style:style>
    <style:style style:name="T24" style:family="text">
      <style:text-properties fo:font-size="11pt" fo:language="el" fo:country="GR" fo:font-weight="normal" style:font-size-asian="11pt" style:font-weight-asian="normal" style:font-size-complex="11pt" style:font-weight-complex="normal"/>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style:font-name-asian="TimesNewRomanPSMT" style:font-name-complex="TimesNewRomanPSMT"/>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bold" style:font-weight-asian="bold" style:font-weight-complex="bold"/>
    </style:style>
    <style:style style:name="T29" style:family="text">
      <style:text-properties fo:font-variant="normal" fo:text-transform="none" fo:color="#000000" fo:letter-spacing="normal" fo:language="en" fo:country="US" fo:font-style="normal" fo:font-weight="bold" style:font-weight-asian="bold" style:font-weight-complex="bold"/>
    </style:style>
    <style:style style:name="T30" style:family="text">
      <style:text-properties fo:font-variant="normal" fo:text-transform="none" fo:color="#000000" fo:letter-spacing="normal" fo:language="el" fo:country="GR" fo:font-style="normal" fo:font-weight="normal"/>
    </style:style>
    <style:style style:name="T31" style:family="text">
      <style:text-properties fo:font-variant="normal" fo:text-transform="none" fo:color="#000000" style:font-name="Times New Roman" fo:font-size="12pt" fo:letter-spacing="normal" fo:font-style="normal" fo:font-weight="normal" style:font-size-asian="12pt" style:font-size-complex="12pt"/>
    </style:style>
    <style:style style:name="T32" style:family="text">
      <style:text-properties fo:font-variant="normal" fo:text-transform="none" fo:color="#000000" style:font-name="Times New Roman" fo:font-size="12pt" fo:letter-spacing="normal" fo:language="en" fo:country="US" fo:font-style="normal" fo:font-weight="bold" style:font-size-asian="12pt" style:font-weight-asian="bold" style:font-size-complex="12pt" style:font-weight-complex="bold"/>
    </style:style>
    <style:style style:name="T33" style:family="text">
      <style:text-properties fo:font-variant="normal" fo:text-transform="none" fo:color="#000000" style:font-name="Times New Roman" fo:font-size="12pt" fo:letter-spacing="normal" fo:language="el" fo:country="GR" fo:font-style="normal" fo:font-weight="bold" style:font-size-asian="12pt" style:font-weight-asian="bold" style:font-size-complex="12pt" style:font-weight-complex="bold"/>
    </style:style>
    <style:style style:name="T34" style:family="text">
      <style:text-properties fo:font-variant="normal" fo:text-transform="none" fo:color="#000000" style:font-name="Times New Roman" fo:font-size="12pt" fo:letter-spacing="normal" fo:language="el" fo:country="GR" fo:font-style="normal" style:text-underline-style="none" fo:font-weight="normal" style:font-name-asian="TimesNewRomanPSMT" style:font-size-asian="12pt" style:font-name-complex="TimesNewRomanPSMT" style:font-size-complex="12pt"/>
    </style:style>
    <style:style style:name="T35" style:family="text">
      <style:text-properties style:font-name="Times New Roman" fo:font-size="12pt" fo:language="en" fo:country="US" style:text-underline-style="none" style:font-name-asian="TimesNewRomanPSMT" style:font-size-asian="12pt" style:font-name-complex="TimesNewRomanPSMT" style:font-size-complex="12pt"/>
    </style:style>
    <style:style style:name="T36" style:family="text">
      <style:text-properties style:font-name="Times New Roman" fo:font-size="12pt" fo:language="el" fo:country="GR" style:text-underline-style="none" style:font-name-asian="TimesNewRomanPSMT" style:font-size-asian="12pt" style:font-name-complex="TimesNewRomanPSMT" style:font-size-complex="12pt"/>
    </style:style>
    <style:style style:name="T37" style:family="text">
      <style:text-properties style:font-name="Times New Roman" fo:font-size="12pt" fo:language="el" fo:country="GR" style:text-underline-style="none" fo:font-weight="normal" style:font-name-asian="Tahoma" style:font-size-asian="12pt" style:font-weight-asian="normal" style:font-name-complex="Tahoma" style:font-size-complex="12pt" style:font-weight-complex="normal"/>
    </style:style>
    <style:style style:name="T38" style:family="text">
      <style:text-properties style:text-position="sub 58%"/>
    </style:style>
    <style:style style:name="T39" style:family="text">
      <style:text-properties style:text-position="sub 58%" fo:language="en" fo:country="US"/>
    </style:style>
    <style:style style:name="T40" style:family="text">
      <style:text-properties style:text-position="sub 58%" fo:font-size="14pt" fo:language="en" fo:country="US" style:font-size-asian="14pt" style:font-size-complex="14pt"/>
    </style:style>
    <style:style style:name="T41" style:family="text">
      <style:text-properties style:text-position="sub 58%" fo:font-size="14pt" style:font-size-asian="14pt" style:font-size-complex="14pt"/>
    </style:style>
    <style:style style:name="T42" style:family="text">
      <style:text-properties style:text-position="sub 58%" fo:font-size="14pt" fo:language="el" fo:country="GR" style:font-size-asian="14pt" style:font-size-complex="14pt"/>
    </style:style>
    <style:style style:name="T43" style:family="text">
      <style:text-properties style:text-position="sub 58%" fo:font-size="14pt" fo:language="el" fo:country="GR" style:font-name-asian="TimesNewRomanPSMT" style:font-size-asian="14pt" style:font-name-complex="TimesNewRomanPSMT" style:font-size-complex="14pt"/>
    </style:style>
    <style:style style:name="T44" style:family="text">
      <style:text-properties style:text-position="super 58%"/>
    </style:style>
    <style:style style:name="T45" style:family="text">
      <style:text-properties style:text-position="super 58%" fo:font-size="14pt" style:font-size-asian="14pt" style:font-size-complex="14pt"/>
    </style:style>
    <style:style style:name="T46" style:family="text">
      <style:text-properties style:text-position="0% 100%"/>
    </style:style>
    <style:style style:name="T47" style:family="text">
      <style:text-properties style:text-position="0% 100%" fo:language="el" fo:country="GR"/>
    </style:style>
    <style:style style:name="T48" style:family="text">
      <style:text-properties fo:font-weight="bold" style:font-weight-asian="bold" style:font-weight-complex="bold"/>
    </style:style>
    <style:style style:name="T49" style:family="text">
      <style:text-properties style:text-position="-33% 58%"/>
    </style:style>
    <style:style style:name="T50" style:family="text">
      <style:text-properties style:text-position="33% 5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008000" draw:marker-start-width="0.42cm" draw:marker-end-width="0.42cm" draw:fill="gradient" draw:fill-gradient-name="Linear_20_blue_2f_white" draw:gradient-step-count="91"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49cm" svg:stroke-color="#8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λγόριθμοι και Πολυπλοκότητα</text:p>
      <text:p text:style-name="P1"><text:span text:style-name="T1">3</text:span>ο Σύνολο Ασκήσεων</text:p>
      <text:p text:style-name="P2"/>
      <text:p text:style-name="P2">Ονομ/νυμο: Βασίλειος-Ιωάννης <text:s/>Μανάβης</text:p>
      <text:p text:style-name="P3">Α.Μ.: <text:tab/>1115201000136</text:p>
      <text:p text:style-name="P3"><text:line-break/><text:span text:style-name="T2">1.</text:span></text:p>
      <text:p text:style-name="P6"><text:span text:style-name="T13">Το τελευταίο ψηφίο του αριθμού του τηλεφώνου μου είναι το 1, το προτελευταίο είναι το 6 και το αντιπροτελευταίο είναι 3. Άρα </text:span><text:span text:style-name="T4">x=1, y=6 </text:span><text:span text:style-name="T13">και </text:span><text:span text:style-name="T4">z=3. </text:span><text:span text:style-name="T13">Επομένως ο γράφος μπορεί να αναπαρασταθεί ως εξής:</text:span></text:p>
      <text:p text:style-name="P9"><draw:frame text:anchor-type="paragraph" draw:z-index="42" draw:style-name="gr9" svg:width="0.281cm" svg:height="0.489cm" svg:x="7.161cm" svg:y="2.731cm"><draw:text-box><text:p>2</text:p></draw:text-box></draw:frame><draw:frame text:anchor-type="paragraph" draw:z-index="41" draw:style-name="gr9" svg:width="0.281cm" svg:height="0.489cm" svg:x="9.019cm" svg:y="2.731cm"><draw:text-box><text:p>5</text:p></draw:text-box></draw:frame><draw:frame text:anchor-type="paragraph" draw:z-index="40" draw:style-name="gr9" svg:width="0.281cm" svg:height="0.489cm" svg:x="5.018cm" svg:y="2.731cm"><draw:text-box><text:p>8</text:p></draw:text-box></draw:frame><draw:frame text:anchor-type="paragraph" draw:z-index="39" draw:style-name="gr9" svg:width="0.281cm" svg:height="0.489cm" svg:x="11.598cm" svg:y="2.706cm"><draw:text-box><text:p>7</text:p></draw:text-box></draw:frame><draw:frame text:anchor-type="paragraph" draw:z-index="38" draw:style-name="gr9" svg:width="0.281cm" svg:height="0.489cm" svg:x="3.018cm" svg:y="2.731cm"><draw:text-box><text:p>6</text:p></draw:text-box></draw:frame><draw:frame text:anchor-type="paragraph" draw:z-index="37" draw:style-name="gr9" svg:width="0.281cm" svg:height="0.489cm" svg:x="9.336cm" svg:y="4.459cm"><draw:text-box><text:p>3</text:p></draw:text-box></draw:frame><draw:frame text:anchor-type="paragraph" draw:z-index="36" draw:style-name="gr9" svg:width="0.281cm" svg:height="0.489cm" svg:x="5.336cm" svg:y="4.459cm"><draw:text-box><text:p>1</text:p></draw:text-box></draw:frame><draw:frame text:anchor-type="paragraph" draw:z-index="35" draw:style-name="gr9" svg:width="0.281cm" svg:height="0.489cm" svg:x="9.336cm" svg:y="0.459cm"><draw:text-box><text:p>5</text:p></draw:text-box></draw:frame><draw:frame text:anchor-type="paragraph" draw:z-index="34" draw:style-name="gr9" svg:width="0.281cm" svg:height="0.489cm" svg:x="5.336cm" svg:y="0.459cm"><draw:text-box><text:p>2</text:p></draw:text-box></draw:frame><draw:frame text:anchor-type="paragraph" draw:z-index="33" draw:style-name="gr8" svg:width="0.304cm" svg:height="0.516cm" svg:x="7.276cm" svg:y="0.785cm"><draw:text-box><text:p>B</text:p></draw:text-box></draw:frame><draw:frame text:anchor-type="paragraph" draw:z-index="32" draw:style-name="gr8" svg:width="0.304cm" svg:height="0.516cm" svg:x="11.277cm" svg:y="0.785cm"><draw:text-box><text:p>C</text:p></draw:text-box></draw:frame><draw:frame text:anchor-type="paragraph" draw:z-index="31" draw:style-name="gr8" svg:width="0.304cm" svg:height="0.516cm" svg:x="7.276cm" svg:y="4.785cm"><draw:text-box><text:p>E</text:p></draw:text-box></draw:frame><draw:frame text:anchor-type="paragraph" draw:z-index="30" draw:style-name="gr8" svg:width="0.304cm" svg:height="0.516cm" svg:x="11.277cm" svg:y="4.785cm"><draw:text-box><text:p>F</text:p></draw:text-box></draw:frame><draw:frame text:anchor-type="paragraph" draw:z-index="29" draw:style-name="gr8" svg:width="0.304cm" svg:height="0.516cm" svg:x="3.276cm" svg:y="4.785cm"><draw:text-box><text:p>D</text:p></draw:text-box></draw:frame><draw:frame text:anchor-type="paragraph" draw:z-index="28" draw:style-name="gr8" svg:width="0.304cm" svg:height="0.516cm" svg:x="3.276cm" svg:y="0.785cm"><draw:text-box><text:p>A</text:p></draw:text-box></draw:frame><draw:line text:anchor-type="paragraph" draw:z-index="27" draw:style-name="gr7" draw:text-style-name="P74" svg:x1="7.743cm" svg:y1="4.695cm" svg:x2="11.161cm" svg:y2="1.3cm"><text:p/></draw:line><draw:line text:anchor-type="paragraph" draw:z-index="26" draw:style-name="gr7" draw:text-style-name="P74" svg:x1="3.743cm" svg:y1="4.695cm" svg:x2="7.161cm" svg:y2="1.3cm"><text:p/></draw:line><draw:line text:anchor-type="paragraph" draw:z-index="25" draw:style-name="gr7" draw:text-style-name="P74" svg:x1="7.9cm" svg:y1="4.948cm" svg:x2="11.01cm" svg:y2="4.925cm"><text:p/></draw:line><draw:line text:anchor-type="paragraph" draw:z-index="24" draw:style-name="gr7" draw:text-style-name="P74" svg:x1="3.9cm" svg:y1="4.948cm" svg:x2="7.01cm" svg:y2="4.925cm"><text:p/></draw:line><draw:line text:anchor-type="paragraph" draw:z-index="23" draw:style-name="gr7" draw:text-style-name="P74" svg:x1="7.456cm" svg:y1="1.487cm" svg:x2="7.463cm" svg:y2="4.574cm"><text:p/></draw:line><draw:line text:anchor-type="paragraph" draw:z-index="22" draw:style-name="gr7" draw:text-style-name="P74" svg:x1="11.456cm" svg:y1="1.487cm" svg:x2="11.463cm" svg:y2="4.574cm"><text:p/></draw:line><draw:circle text:anchor-type="paragraph" draw:z-index="21" draw:style-name="gr5" draw:text-style-name="P74" svg:width="0.892cm" svg:height="0.892cm" svg:x="7.01cm" svg:y="4.574cm"><text:p/></draw:circle><draw:circle text:anchor-type="paragraph" draw:z-index="20" draw:style-name="gr5" draw:text-style-name="P74" svg:width="0.892cm" svg:height="0.892cm" svg:x="11.01cm" svg:y="4.574cm"><text:p/></draw:circle><draw:line text:anchor-type="paragraph" draw:z-index="19" draw:style-name="gr7" draw:text-style-name="P74" svg:x1="3.455cm" svg:y1="1.487cm" svg:x2="3.462cm" svg:y2="4.574cm"><text:p/></draw:line><draw:circle text:anchor-type="paragraph" draw:z-index="18" draw:style-name="gr5" draw:text-style-name="P74" svg:width="0.892cm" svg:height="0.892cm" svg:x="3.009cm" svg:y="4.574cm"><text:p/></draw:circle><draw:line text:anchor-type="paragraph" draw:z-index="17" draw:style-name="gr7" draw:text-style-name="P74" svg:x1="7.9cm" svg:y1="0.947cm" svg:x2="11.01cm" svg:y2="0.924cm"><text:p/></draw:line><draw:circle text:anchor-type="paragraph" draw:z-index="16" draw:style-name="gr5" draw:text-style-name="P74" svg:width="0.892cm" svg:height="0.892cm" svg:x="11.01cm" svg:y="0.573cm"><text:p/></draw:circle><draw:circle text:anchor-type="paragraph" draw:z-index="15" draw:style-name="gr5" draw:text-style-name="P74" svg:width="0.892cm" svg:height="0.892cm" svg:x="7.01cm" svg:y="0.573cm"><text:p/></draw:circle><draw:line text:anchor-type="paragraph" draw:z-index="14" draw:style-name="gr6" draw:text-style-name="P74" svg:x1="3.9cm" svg:y1="0.947cm" svg:x2="7.01cm" svg:y2="0.924cm"><text:p/></draw:line><draw:circle text:anchor-type="paragraph" draw:z-index="13" draw:style-name="gr5" draw:text-style-name="P74" svg:width="0.892cm" svg:height="0.892cm" svg:x="3.009cm" svg:y="0.573cm"><text:p/></draw:circle></text:p>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9646126" text:style-name="L1">
        <text:list-item>
          <text:p text:style-name="P43">Βήμα 1:</text:p>
          <text:p text:style-name="P44">Ας ξεκινήσουμε από τον κόμβο Α.</text:p>
          <text:p text:style-name="P44">Σχήμα 1.1.1</text:p>
          <text:p text:style-name="P43">Βήμα <text:span text:style-name="T1">2</text:span>:</text:p>
          <text:p text:style-name="P44"><text:span text:style-name="T1">near[B] </text:span>= <text:span text:style-name="T1">A, dist[B] = 2</text:span></text:p>
          <text:p text:style-name="P48">near[D] = A, dist[D] = 6</text:p>
          <text:p text:style-name="P44">Άρα θα επισκεφτούμε τον κόμβο Β μέσω του Α.</text:p>
          <text:p text:style-name="P44">Σχήμα 1.1.<text:span text:style-name="T1">2</text:span></text:p>
          <text:p text:style-name="P43">Βήμα <text:span text:style-name="T1">3</text:span>:</text:p>
          <text:p text:style-name="P48">near[D] = A, dist[D] = 6</text:p>
          <text:p text:style-name="P44"><text:span text:style-name="T1">near[C] </text:span>= Β<text:span text:style-name="T1">, dist</text:span>[<text:span text:style-name="T1">C</text:span>]<text:span text:style-name="T1"> = 5</text:span></text:p>
          <text:p text:style-name="P44"><text:span text:style-name="T1">near[D] = </text:span>Β<text:span text:style-name="T1">, dist[D] = 8</text:span></text:p>
          <text:p text:style-name="P48">near[E] = B, dist[E] = 2</text:p>
          <text:p text:style-name="P44"><text:span text:style-name="T1">Άρα θα επισκεφτούμε τον κόμβο E </text:span>μέσω του Β<text:span text:style-name="T1">.</text:span></text:p>
          <text:p text:style-name="P48">Σχήμα 1.1.3</text:p>
          <text:p text:style-name="P49">Βήμα 4:</text:p>
          <text:p text:style-name="P44"><text:span text:style-name="T1">near[C] </text:span>= Β<text:span text:style-name="T1">, dist</text:span>[<text:span text:style-name="T1">C</text:span>]<text:span text:style-name="T1"> = 5</text:span></text:p>
          <text:p text:style-name="P44"><text:span text:style-name="T1">near[D] = </text:span>Β<text:span text:style-name="T1">, dist[D] = 8</text:span></text:p>
          <text:p text:style-name="P48">near[C] = E, dist[C] = 5 </text:p>
          <text:p text:style-name="P48">near[D] = E, dist[D] = 1</text:p>
          <text:p text:style-name="P48">near[F] = E, dist[F] = 3</text:p>
          <text:p text:style-name="P44">Άρα θα επισκεφτούμε τον κόμβο <text:span text:style-name="T1">D </text:span>μέσω του Ε.</text:p>
          <text:p text:style-name="P48">Σχήμα 1.1.4</text:p>
          <text:p text:style-name="P49">Βήμα 5:</text:p>
          <text:p text:style-name="P48">near[C] = E, dist[C] = 5</text:p>
          <text:p text:style-name="P48">near[F] = E, dist[F] = 3</text:p>
          <text:p text:style-name="P48">near[D] = D, dist[D] = 0</text:p>
          <text:p text:style-name="P44">Άρα θα επισκεφτούμε τον κόμβο <text:span text:style-name="T1">F </text:span>μέσω του Ε.</text:p>
          <text:p text:style-name="P48">Σχήμα 1.1.5</text:p>
          <text:p text:style-name="P43"><text:soft-page-break/>Βήμα <text:span text:style-name="T1">6</text:span>:</text:p>
          <text:p text:style-name="P48">near[C] = E, dist[C] = 5</text:p>
          <text:p text:style-name="P48">near[C] = F, dist[C] = 7</text:p>
          <text:p text:style-name="P44">Άρα θα επισκεφτούμε τον κόμβο <text:span text:style-name="T1">C </text:span>μέσω του Ε.</text:p>
          <text:p text:style-name="P48">Σχήμα 1.1.6</text:p>
        </text:list-item>
      </text:list>
      <text:p text:style-name="P7"/>
      <text:list xml:id="list40296349" text:continue-numbering="true" text:style-name="L1">
        <text:list-item>
          <text:p text:style-name="P44">Διάταξη ακμών σε αύξουσα σειρά</text:p>
          <text:p text:style-name="P48">(D,E):<text:tab/><text:span text:style-name="T8">κόστος 1</text:span></text:p>
          <text:p text:style-name="P48">(A<text:span text:style-name="T8">,</text:span>B<text:span text:style-name="T8">):</text:span> <text:tab/><text:span text:style-name="T8">κόστος </text:span>2</text:p>
          <text:p text:style-name="P48">(B,<text:span text:style-name="T8">E): <text:tab/>κόστος </text:span>2</text:p>
          <text:p text:style-name="P48"><text:span text:style-name="T8">(</text:span>E<text:span text:style-name="T8">,</text:span>F)<text:span text:style-name="T8">: <text:tab/>κόστος </text:span>3</text:p>
          <text:p text:style-name="P48"><text:span text:style-name="T8">(</text:span>B,C):<text:span text:style-name="T8"> <text:tab/>κόστος </text:span>5</text:p>
          <text:p text:style-name="P48">(C,<text:span text:style-name="T8">E): <text:tab/>κόστος </text:span>5</text:p>
          <text:p text:style-name="P48"><text:span text:style-name="T8">(</text:span>A<text:span text:style-name="T8">,</text:span>D<text:span text:style-name="T8">): <text:tab/>κόστος </text:span>6</text:p>
          <text:p text:style-name="P48"><text:span text:style-name="T8">(</text:span>C,F):<text:span text:style-name="T8"> <text:tab/>κόστος </text:span>7</text:p>
          <text:p text:style-name="P51"><text:span text:style-name="T4">(B,D</text:span><text:span text:style-name="T9">): <text:tab/>κόστος </text:span><text:span text:style-name="T4">8</text:span></text:p>
        </text:list-item>
      </text:list>
      <text:p text:style-name="P9"/>
      <text:p text:style-name="P8"><text:span text:style-name="T4"><text:tab/></text:span><text:span text:style-name="T10">Βήμα 1:</text:span></text:p>
      <text:list xml:id="list40298010" text:continue-numbering="true" text:style-name="L1">
        <text:list-header>
          <text:p text:style-name="P44">Προσθέτουμε την πρώτη ακμή που βρίσκουμε στη σειρά που φτιάξαμε παραπάνω. Αυτή περιέχει τους κόμβους <text:span text:style-name="T1">D </text:span>και <text:span text:style-name="T1">E.</text:span></text:p>
          <text:p text:style-name="P48">find(D) = D</text:p>
          <text:p text:style-name="P48">find(E) = E</text:p>
          <text:p text:style-name="P48">Union(D,E)=1 </text:p>
          <text:p text:style-name="P51"><text:span text:style-name="T9">find(D) </text:span><text:span text:style-name="T15">≠ </text:span><text:span text:style-name="T9">find(E) Άρα, δεν έχουμε κύκλο.</text:span></text:p>
          <text:p text:style-name="P51"><text:span text:style-name="T9">Σχήμα </text:span><text:span text:style-name="T4">1.2.1</text:span></text:p>
          <text:p text:style-name="P43">Βήμα 2:</text:p>
          <text:p text:style-name="P44">Προσθέτουμε τους κόμβους D και E στο δέντρο επικάλυψης. Προσθέτουμε την επόμενη ακμή στη σειρά. Αυτή περιέχει τους κόμβους Α και Β.</text:p>
          <text:p text:style-name="P48">find(A) = A</text:p>
          <text:p text:style-name="P48">find(B) = B</text:p>
          <text:p text:style-name="P48">Union(A,B)=2 </text:p>
          <text:p text:style-name="P51"><text:span text:style-name="T9">find(A) </text:span><text:span text:style-name="T15">≠ </text:span><text:span text:style-name="T9">find(B) Άρα, δεν έχουμε κύκλο.</text:span></text:p>
          <text:p text:style-name="P51"><text:span text:style-name="T9">Σχήμα </text:span><text:span text:style-name="T4">1.2.2</text:span></text:p>
          <text:p text:style-name="P49">Βήμα 3:</text:p>
          <text:p text:style-name="P44">Προσθέτουμε τους κόμβους <text:span text:style-name="T1">A </text:span>και <text:span text:style-name="T1">B</text:span> στο δέντρο επικάλυψης. Προσθέτουμε την επόμενη ακμή στη σειρά. Αυτή περιέχει τους κόμβους <text:span text:style-name="T1">B</text:span> και <text:span text:style-name="T1">E</text:span>.</text:p>
          <text:p text:style-name="P48">find(B) = B</text:p>
          <text:p text:style-name="P48">find(E) = E</text:p>
          <text:p text:style-name="P48">Union(B,E)=2 </text:p>
          <text:p text:style-name="P51"><text:span text:style-name="T9">find(B) </text:span><text:span text:style-name="T15">≠ </text:span><text:span text:style-name="T9">find(E) Άρα, δεν έχουμε κύκλο.</text:span></text:p>
          <text:p text:style-name="P51"><text:span text:style-name="T9">Σχήμα </text:span><text:span text:style-name="T4">1.2.3</text:span></text:p>
          <text:p text:style-name="P49">Βήμα 4:</text:p>
          <text:p text:style-name="P44">Οι κόμβοι Β και Ε υπάρχουν ήδη στο δέντρο. Προσθέτουμε την επόμενη ακμή στη σειρά. Αυτή περιέχει τους κόμβους E και F.</text:p>
          <text:p text:style-name="P48">find(E) = E</text:p>
          <text:p text:style-name="P48">find(F) = F</text:p>
          <text:p text:style-name="P48">Union(E,F)=3 </text:p>
          <text:p text:style-name="P51"><text:span text:style-name="T9">find(E) </text:span><text:span text:style-name="T15">≠ </text:span><text:span text:style-name="T9">find(F) Άρα, δεν έχουμε κύκλο.</text:span></text:p>
          <text:p text:style-name="P51"><text:span text:style-name="T9">Σχήμα </text:span><text:span text:style-name="T4">1.2.4</text:span></text:p>
          <text:p text:style-name="P43">Βήμα <text:span text:style-name="T1">5</text:span>:</text:p>
          <text:p text:style-name="P44">Προσθέτουμε τον κόμβο F στο δέντρο επικάλυψης μιας και ο κόμβος Ε υπάρχει ήδη. Προσθέτουμε την επόμενη ακμή στη σειρά. Αυτή περιέχει τους κόμβους B και C.</text:p>
          <text:p text:style-name="P48">find(B) = F</text:p>
          <text:p text:style-name="P48"><text:soft-page-break/>find(C) = C</text:p>
          <text:p text:style-name="P48">Union(F,C)=3 </text:p>
          <text:p text:style-name="P51"><text:span text:style-name="T9">find(E) </text:span><text:span text:style-name="T15">≠ </text:span><text:span text:style-name="T9">find(F) Άρα, δεν έχουμε κύκλο.</text:span></text:p>
          <text:p text:style-name="P51"><text:span text:style-name="T9">Σχήμα </text:span><text:span text:style-name="T4">1.2.5</text:span></text:p>
          <text:p text:style-name="P43">Βήμα <text:span text:style-name="T1">6</text:span>:</text:p>
          <text:p text:style-name="P44">Προσθέτουμε τον κόμβο C στο δέντρο επικάλυψης μιας και ο κόμβος B υπάρχει ήδη. Έχουμε ΔΕΕΚ.</text:p>
          <text:p text:style-name="P44">Σχήμα <text:span text:style-name="T1">1.2.6</text:span></text:p>
          <text:p text:style-name="P43">Βήμα <text:span text:style-name="T1">7</text:span>:</text:p>
          <text:p text:style-name="P44">Επόμενη στη σειρά είναι η πλευρά <text:span text:style-name="T1">(C,E). </text:span></text:p>
          <text:p text:style-name="P48">find(C) = C</text:p>
          <text:p text:style-name="P48">find(E) = C</text:p>
          <text:p text:style-name="P44"><text:span text:style-name="T1">find(C) = find(E)</text:span> <text:span text:style-name="T1">H</text:span> πλευρά δημιουργεί κύκλο.</text:p>
          <text:p text:style-name="P43">Βήμα <text:span text:style-name="T1">8</text:span>:</text:p>
          <text:p text:style-name="P44">Επόμενη στη σειρά είναι η πλευρά <text:span text:style-name="T1">(A,D).</text:span></text:p>
          <text:p text:style-name="P48">find(A) = C</text:p>
          <text:p text:style-name="P48">find(E) = C</text:p>
          <text:p text:style-name="P44"><text:span text:style-name="T1">find(A) = find(E)</text:span> <text:span text:style-name="T1">H</text:span> πλευρά δημιουργεί κύκλο.</text:p>
          <text:p text:style-name="P43">Βήμα <text:span text:style-name="T1">9</text:span>:</text:p>
          <text:p text:style-name="P44">Επόμενη στη σειρά είναι η πλευρά <text:span text:style-name="T1">(C,F).</text:span></text:p>
          <text:p text:style-name="P48">find(C) = C</text:p>
          <text:p text:style-name="P48">find(F) = C</text:p>
          <text:p text:style-name="P48">find(C) = find(F) H πλευρά δημιουργεί κύκλο.</text:p>
        </text:list-header>
      </text:list>
      <text:p text:style-name="P7"><text:tab/><text:span text:style-name="T14">Βήμα </text:span><text:span text:style-name="T5">10</text:span><text:span text:style-name="T14">:</text:span></text:p>
      <text:p text:style-name="P7"><text:tab/>Επόμενη στη σειρά είναι η πλευρά <text:span text:style-name="T1">(B,D).</text:span></text:p>
      <text:p text:style-name="P9"><text:tab/>find(B) = C</text:p>
      <text:list xml:id="list40292781" text:continue-numbering="true" text:style-name="L1">
        <text:list-header>
          <text:p text:style-name="P48">find(D) = C</text:p>
        </text:list-header>
      </text:list>
      <text:p text:style-name="P9"><text:tab/>find(B) = find(D) H πλευρά δημιουργεί κύκλο.</text:p>
      <text:p text:style-name="P4"/>
      <text:p text:style-name="P4"/>
      <text:p text:style-name="P4"/>
      <text:p text:style-name="P4"/>
      <text:p text:style-name="P4">2.</text:p>
      <text:list xml:id="list39648301" text:style-name="L2">
        <text:list-item>
          <text:p text:style-name="P52"><text:span text:style-name="T18">Σε κάθε βήμα επιλέγουμε (σειριακά) έναν κόμβο και ενημερώνουμε τους γείτονές του. Σε κάθε βήμα “φιξάρεται” ένας κόμβος </text:span><text:span text:style-name="T21">(FIXE) </text:span><text:span text:style-name="T18">ορίζοντας τον πατέρα του κόμβου </text:span><text:span text:style-name="T21">P </text:span><text:span text:style-name="T18">(δηλαδή τον προηγούμενο κόμβο του τρέχοντος κόμβου για τον οποίο ισχύει το ελάχιστο μονοπάτι) και το κόστος της διαδρομής από τον τρέχοντα κόμβο, προς τον πατέρα </text:span><text:span text:style-name="T21">(V).</text:span></text:p>
          <text:p text:style-name="P58"/>
        </text:list-item>
      </text:list>
      <table:table table:name="Πίνακας1" table:style-name="Πίνακας1">
        <table:table-column table:style-name="Πίνακας1.A" table:number-columns-repeated="7"/>
        <table:table-column table:style-name="Πίνακας1.H"/>
        <table:table-row>
          <table:table-cell table:style-name="Πίνακας1.A1" office:value-type="string">
            <text:p text:style-name="P26">Βήματα</text:p>
          </table:table-cell>
          <table:table-cell table:style-name="Πίνακας1.A1" office:value-type="string">
            <text:p text:style-name="P26">Δεδομένα</text:p>
          </table:table-cell>
          <table:table-cell table:style-name="Πίνακας1.A1" office:value-type="string">
            <text:p text:style-name="P22">F</text:p>
          </table:table-cell>
          <table:table-cell table:style-name="Πίνακας1.A1" office:value-type="string">
            <text:p text:style-name="P22">E</text:p>
          </table:table-cell>
          <table:table-cell table:style-name="Πίνακας1.A1" office:value-type="string">
            <text:p text:style-name="P22">D</text:p>
          </table:table-cell>
          <table:table-cell table:style-name="Πίνακας1.A1" office:value-type="string">
            <text:p text:style-name="P22">C</text:p>
          </table:table-cell>
          <table:table-cell table:style-name="Πίνακας1.A1" office:value-type="string">
            <text:p text:style-name="P22">B</text:p>
          </table:table-cell>
          <table:table-cell table:style-name="Πίνακας1.H1" office:value-type="string">
            <text:p text:style-name="P22">A</text:p>
          </table:table-cell>
        </table:table-row>
        <table:table-row>
          <table:table-cell table:style-name="Πίνακας1.A2" table:number-rows-spanned="3" office:value-type="string">
            <text:p text:style-name="P27">Βήμα 1 <text:span text:style-name="T24">Σχήμα 2.1.1</text:span></text:p>
          </table:table-cell>
          <table:table-cell table:style-name="Πίνακας1.A2" office:value-type="string">
            <text:p text:style-name="P21">FIXE</text:p>
          </table:table-cell>
          <table:table-cell table:style-name="Πίνακας1.C2" office:value-type="float" office:value="1">
            <text:p text:style-name="P21">1</text:p>
          </table:table-cell>
          <table:table-cell table:style-name="Πίνακας1.C2" office:value-type="float" office:value="0">
            <text:p text:style-name="P21">0</text:p>
          </table:table-cell>
          <table:table-cell table:style-name="Πίνακας1.C2" office:value-type="float" office:value="0">
            <text:p text:style-name="P21">0</text:p>
          </table:table-cell>
          <table:table-cell table:style-name="Πίνακας1.C2" office:value-type="float" office:value="0">
            <text:p text:style-name="P21">0</text:p>
          </table:table-cell>
          <table:table-cell table:style-name="Πίνακας1.C2" office:value-type="float" office:value="0">
            <text:p text:style-name="P21">0</text:p>
          </table:table-cell>
          <table:table-cell table:style-name="Πίνακας1.H2" office:value-type="float" office:value="0">
            <text:p text:style-name="P21">0</text:p>
          </table:table-cell>
        </table:table-row>
        <table:table-row>
          <table:covered-table-cell/>
          <table:table-cell table:style-name="Πίνακας1.A2" office:value-type="string">
            <text:p text:style-name="P21">P</text:p>
          </table:table-cell>
          <table:table-cell table:style-name="Πίνακας1.A2" office:value-type="string">
            <text:p text:style-name="P21">F</text:p>
          </table:table-cell>
          <table:table-cell table:style-name="Πίνακας1.A2" office:value-type="string">
            <text:p text:style-name="P21">F</text:p>
          </table:table-cell>
          <table:table-cell table:style-name="Πίνακας1.C2" office:value-type="float" office:value="0">
            <text:p text:style-name="P21">0</text:p>
          </table:table-cell>
          <table:table-cell table:style-name="Πίνακας1.A2" office:value-type="string">
            <text:p text:style-name="P21">F</text:p>
          </table:table-cell>
          <table:table-cell table:style-name="Πίνακας1.C2" office:value-type="float" office:value="0">
            <text:p text:style-name="P21">0</text:p>
          </table:table-cell>
          <table:table-cell table:style-name="Πίνακας1.H2" office:value-type="float" office:value="0">
            <text:p text:style-name="P21">0</text:p>
          </table:table-cell>
        </table:table-row>
        <table:table-row>
          <table:covered-table-cell/>
          <table:table-cell table:style-name="Πίνακας1.A2" office:value-type="string">
            <text:p text:style-name="P21">V</text:p>
          </table:table-cell>
          <table:table-cell table:style-name="Πίνακας1.C2" office:value-type="float" office:value="0">
            <text:p text:style-name="P21">0</text:p>
          </table:table-cell>
          <table:table-cell table:style-name="Πίνακας1.C2" office:value-type="float" office:value="3">
            <text:p text:style-name="P21">3</text:p>
          </table:table-cell>
          <table:table-cell table:style-name="Πίνακας1.A2" office:value-type="string">
            <text:p text:style-name="P24"><text:span text:style-name="T1">+</text:span>∞</text:p>
          </table:table-cell>
          <table:table-cell table:style-name="Πίνακας1.C2" office:value-type="float" office:value="7">
            <text:p text:style-name="P21">7</text:p>
          </table:table-cell>
          <table:table-cell table:style-name="Πίνακας1.A2" office:value-type="string">
            <text:p text:style-name="P24"><text:span text:style-name="T1">+</text:span>∞</text:p>
          </table:table-cell>
          <table:table-cell table:style-name="Πίνακας1.H4" office:value-type="string">
            <text:p text:style-name="P24"><text:span text:style-name="T1">+</text:span>∞</text:p>
          </table:table-cell>
        </table:table-row>
        <table:table-row>
          <table:table-cell table:style-name="Πίνακας1.A2" table:number-rows-spanned="3" office:value-type="string">
            <text:p text:style-name="P27">Βήμα 2 <text:span text:style-name="T24">Σχήμα 2.1.2</text:span></text:p>
          </table:table-cell>
          <table:table-cell table:style-name="Πίνακας1.A2" office:value-type="string">
            <text:p text:style-name="P21">FIXE</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0">
            <text:p text:style-name="P21">0</text:p>
          </table:table-cell>
          <table:table-cell table:style-name="Πίνακας1.C2" office:value-type="float" office:value="0">
            <text:p text:style-name="P21">0</text:p>
          </table:table-cell>
          <table:table-cell table:style-name="Πίνακας1.C2" office:value-type="float" office:value="0">
            <text:p text:style-name="P21">0</text:p>
          </table:table-cell>
          <table:table-cell table:style-name="Πίνακας1.H2" office:value-type="float" office:value="0">
            <text:p text:style-name="P21">0</text:p>
          </table:table-cell>
        </table:table-row>
        <table:table-row>
          <table:covered-table-cell/>
          <table:table-cell table:style-name="Πίνακας1.A2" office:value-type="string">
            <text:p text:style-name="P21">P</text:p>
          </table:table-cell>
          <table:table-cell table:style-name="Πίνακας1.A2" office:value-type="string">
            <text:p text:style-name="P21">F</text:p>
          </table:table-cell>
          <table:table-cell table:style-name="Πίνακας1.A2" office:value-type="string">
            <text:p text:style-name="P21">F</text:p>
          </table:table-cell>
          <table:table-cell table:style-name="Πίνακας1.A2" office:value-type="string">
            <text:p text:style-name="P21">E</text:p>
          </table:table-cell>
          <table:table-cell table:style-name="Πίνακας1.A2" office:value-type="string">
            <text:p text:style-name="P21">F</text:p>
          </table:table-cell>
          <table:table-cell table:style-name="Πίνακας1.A2" office:value-type="string">
            <text:p text:style-name="P21">E</text:p>
          </table:table-cell>
          <table:table-cell table:style-name="Πίνακας1.H2" office:value-type="float" office:value="0">
            <text:p text:style-name="P21">0</text:p>
          </table:table-cell>
        </table:table-row>
        <table:table-row>
          <table:covered-table-cell/>
          <table:table-cell table:style-name="Πίνακας1.A2" office:value-type="string">
            <text:p text:style-name="P21">V</text:p>
          </table:table-cell>
          <table:table-cell table:style-name="Πίνακας1.C2" office:value-type="float" office:value="0">
            <text:p text:style-name="P21">0</text:p>
          </table:table-cell>
          <table:table-cell table:style-name="Πίνακας1.C2" office:value-type="float" office:value="3">
            <text:p text:style-name="P21">3</text:p>
          </table:table-cell>
          <table:table-cell table:style-name="Πίνακας1.C2" office:value-type="float" office:value="4">
            <text:p text:style-name="P21">4</text:p>
          </table:table-cell>
          <table:table-cell table:style-name="Πίνακας1.C2" office:value-type="float" office:value="7">
            <text:p text:style-name="P21">7</text:p>
          </table:table-cell>
          <table:table-cell table:style-name="Πίνακας1.C2" office:value-type="float" office:value="5">
            <text:p text:style-name="P21">5</text:p>
          </table:table-cell>
          <table:table-cell table:style-name="Πίνακας1.H4" office:value-type="string">
            <text:p text:style-name="P24"><text:span text:style-name="T1">+</text:span>∞</text:p>
          </table:table-cell>
        </table:table-row>
        <table:table-row>
          <table:table-cell table:style-name="Πίνακας1.A2" table:number-rows-spanned="3" office:value-type="string">
            <text:p text:style-name="P27">Βήμα 3 <text:span text:style-name="T24">Σχήμα 2.1.3</text:span></text:p>
          </table:table-cell>
          <table:table-cell table:style-name="Πίνακας1.A2" office:value-type="string">
            <text:p text:style-name="P21">FIXE</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0">
            <text:p text:style-name="P21">0</text:p>
          </table:table-cell>
          <table:table-cell table:style-name="Πίνακας1.C2" office:value-type="float" office:value="0">
            <text:p text:style-name="P21">0</text:p>
          </table:table-cell>
          <table:table-cell table:style-name="Πίνακας1.H2" office:value-type="float" office:value="0">
            <text:p text:style-name="P21">0</text:p>
          </table:table-cell>
        </table:table-row>
        <table:table-row>
          <table:covered-table-cell/>
          <table:table-cell table:style-name="Πίνακας1.A2" office:value-type="string">
            <text:p text:style-name="P21">P</text:p>
          </table:table-cell>
          <table:table-cell table:style-name="Πίνακας1.A2" office:value-type="string">
            <text:p text:style-name="P21">F</text:p>
          </table:table-cell>
          <table:table-cell table:style-name="Πίνακας1.A2" office:value-type="string">
            <text:p text:style-name="P21">F</text:p>
          </table:table-cell>
          <table:table-cell table:style-name="Πίνακας1.A2" office:value-type="string">
            <text:p text:style-name="P21">E</text:p>
          </table:table-cell>
          <table:table-cell table:style-name="Πίνακας1.A2" office:value-type="string">
            <text:p text:style-name="P21">F</text:p>
          </table:table-cell>
          <table:table-cell table:style-name="Πίνακας1.A2" office:value-type="string">
            <text:p text:style-name="P21">E</text:p>
          </table:table-cell>
          <table:table-cell table:style-name="Πίνακας1.H4" office:value-type="string">
            <text:p text:style-name="P21">D</text:p>
          </table:table-cell>
        </table:table-row>
        <table:table-row>
          <table:covered-table-cell/>
          <table:table-cell table:style-name="Πίνακας1.A2" office:value-type="string">
            <text:p text:style-name="P21">V</text:p>
          </table:table-cell>
          <table:table-cell table:style-name="Πίνακας1.C2" office:value-type="float" office:value="0">
            <text:p text:style-name="P21">0</text:p>
          </table:table-cell>
          <table:table-cell table:style-name="Πίνακας1.C2" office:value-type="float" office:value="3">
            <text:p text:style-name="P21">3</text:p>
          </table:table-cell>
          <table:table-cell table:style-name="Πίνακας1.C2" office:value-type="float" office:value="4">
            <text:p text:style-name="P21">4</text:p>
          </table:table-cell>
          <table:table-cell table:style-name="Πίνακας1.C2" office:value-type="float" office:value="7">
            <text:p text:style-name="P21">7</text:p>
          </table:table-cell>
          <table:table-cell table:style-name="Πίνακας1.C2" office:value-type="float" office:value="5">
            <text:p text:style-name="P21">5</text:p>
          </table:table-cell>
          <table:table-cell table:style-name="Πίνακας1.H2" office:value-type="float" office:value="10">
            <text:p text:style-name="P25">10</text:p>
          </table:table-cell>
        </table:table-row>
        <text:soft-page-break/>
        <table:table-row>
          <table:table-cell table:style-name="Πίνακας1.A2" table:number-rows-spanned="3" office:value-type="string">
            <text:p text:style-name="P27">Βήμα 4 <text:span text:style-name="T24">Σχήμα 2.1.4</text:span></text:p>
          </table:table-cell>
          <table:table-cell table:style-name="Πίνακας1.A2" office:value-type="string">
            <text:p text:style-name="P21">FIXE</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0">
            <text:p text:style-name="P21">0</text:p>
          </table:table-cell>
          <table:table-cell table:style-name="Πίνακας1.H2" office:value-type="float" office:value="0">
            <text:p text:style-name="P21">0</text:p>
          </table:table-cell>
        </table:table-row>
        <table:table-row>
          <table:covered-table-cell/>
          <table:table-cell table:style-name="Πίνακας1.A2" office:value-type="string">
            <text:p text:style-name="P21">P</text:p>
          </table:table-cell>
          <table:table-cell table:style-name="Πίνακας1.A2" office:value-type="string">
            <text:p text:style-name="P21">F</text:p>
          </table:table-cell>
          <table:table-cell table:style-name="Πίνακας1.A2" office:value-type="string">
            <text:p text:style-name="P21">F</text:p>
          </table:table-cell>
          <table:table-cell table:style-name="Πίνακας1.A2" office:value-type="string">
            <text:p text:style-name="P21">E</text:p>
          </table:table-cell>
          <table:table-cell table:style-name="Πίνακας1.A2" office:value-type="string">
            <text:p text:style-name="P21">F</text:p>
          </table:table-cell>
          <table:table-cell table:style-name="Πίνακας1.A2" office:value-type="string">
            <text:p text:style-name="P21">E</text:p>
          </table:table-cell>
          <table:table-cell table:style-name="Πίνακας1.H4" office:value-type="string">
            <text:p text:style-name="P21">D</text:p>
          </table:table-cell>
        </table:table-row>
        <table:table-row>
          <table:covered-table-cell/>
          <table:table-cell table:style-name="Πίνακας1.A2" office:value-type="string">
            <text:p text:style-name="P21">V</text:p>
          </table:table-cell>
          <table:table-cell table:style-name="Πίνακας1.C2" office:value-type="float" office:value="0">
            <text:p text:style-name="P21">0</text:p>
          </table:table-cell>
          <table:table-cell table:style-name="Πίνακας1.C2" office:value-type="float" office:value="3">
            <text:p text:style-name="P21">3</text:p>
          </table:table-cell>
          <table:table-cell table:style-name="Πίνακας1.C2" office:value-type="float" office:value="4">
            <text:p text:style-name="P21">4</text:p>
          </table:table-cell>
          <table:table-cell table:style-name="Πίνακας1.C2" office:value-type="float" office:value="7">
            <text:p text:style-name="P21">7</text:p>
          </table:table-cell>
          <table:table-cell table:style-name="Πίνακας1.C2" office:value-type="float" office:value="5">
            <text:p text:style-name="P21">5</text:p>
          </table:table-cell>
          <table:table-cell table:style-name="Πίνακας1.H2" office:value-type="float" office:value="10">
            <text:p text:style-name="P25">10</text:p>
          </table:table-cell>
        </table:table-row>
        <table:table-row>
          <table:table-cell table:style-name="Πίνακας1.A2" table:number-rows-spanned="3" office:value-type="string">
            <text:p text:style-name="P27">Βήμα 5 <text:span text:style-name="T24">Σχήμα 2.1.5</text:span></text:p>
          </table:table-cell>
          <table:table-cell table:style-name="Πίνακας1.A2" office:value-type="string">
            <text:p text:style-name="P21">FIXE</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H2" office:value-type="float" office:value="0">
            <text:p text:style-name="P21">0</text:p>
          </table:table-cell>
        </table:table-row>
        <table:table-row>
          <table:covered-table-cell/>
          <table:table-cell table:style-name="Πίνακας1.A2" office:value-type="string">
            <text:p text:style-name="P21">P</text:p>
          </table:table-cell>
          <table:table-cell table:style-name="Πίνακας1.A2" office:value-type="string">
            <text:p text:style-name="P21">F</text:p>
          </table:table-cell>
          <table:table-cell table:style-name="Πίνακας1.A2" office:value-type="string">
            <text:p text:style-name="P21">F</text:p>
          </table:table-cell>
          <table:table-cell table:style-name="Πίνακας1.A2" office:value-type="string">
            <text:p text:style-name="P21">E</text:p>
          </table:table-cell>
          <table:table-cell table:style-name="Πίνακας1.A2" office:value-type="string">
            <text:p text:style-name="P21">F</text:p>
          </table:table-cell>
          <table:table-cell table:style-name="Πίνακας1.A2" office:value-type="string">
            <text:p text:style-name="P21">E</text:p>
          </table:table-cell>
          <table:table-cell table:style-name="Πίνακας1.H4" office:value-type="string">
            <text:p text:style-name="P21">B</text:p>
          </table:table-cell>
        </table:table-row>
        <table:table-row>
          <table:covered-table-cell/>
          <table:table-cell table:style-name="Πίνακας1.A2" office:value-type="string">
            <text:p text:style-name="P21">V</text:p>
          </table:table-cell>
          <table:table-cell table:style-name="Πίνακας1.C2" office:value-type="float" office:value="0">
            <text:p text:style-name="P21">0</text:p>
          </table:table-cell>
          <table:table-cell table:style-name="Πίνακας1.C2" office:value-type="float" office:value="3">
            <text:p text:style-name="P21">3</text:p>
          </table:table-cell>
          <table:table-cell table:style-name="Πίνακας1.C2" office:value-type="float" office:value="4">
            <text:p text:style-name="P21">4</text:p>
          </table:table-cell>
          <table:table-cell table:style-name="Πίνακας1.C2" office:value-type="float" office:value="7">
            <text:p text:style-name="P21">7</text:p>
          </table:table-cell>
          <table:table-cell table:style-name="Πίνακας1.C2" office:value-type="float" office:value="5">
            <text:p text:style-name="P21">5</text:p>
          </table:table-cell>
          <table:table-cell table:style-name="Πίνακας1.H2" office:value-type="float" office:value="7">
            <text:p text:style-name="P25">7</text:p>
          </table:table-cell>
        </table:table-row>
        <table:table-row>
          <table:table-cell table:style-name="Πίνακας1.A2" table:number-rows-spanned="3" office:value-type="string">
            <text:p text:style-name="P27">Βήμα 6 <text:span text:style-name="T24">Σχήμα 2.1.6</text:span></text:p>
          </table:table-cell>
          <table:table-cell table:style-name="Πίνακας1.A2" office:value-type="string">
            <text:p text:style-name="P21">FIXE</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C2" office:value-type="float" office:value="1">
            <text:p text:style-name="P21">1</text:p>
          </table:table-cell>
          <table:table-cell table:style-name="Πίνακας1.H2" office:value-type="float" office:value="1">
            <text:p text:style-name="P21">1</text:p>
          </table:table-cell>
        </table:table-row>
        <table:table-row>
          <table:covered-table-cell/>
          <table:table-cell table:style-name="Πίνακας1.A2" office:value-type="string">
            <text:p text:style-name="P21">P</text:p>
          </table:table-cell>
          <table:table-cell table:style-name="Πίνακας1.A2" office:value-type="string">
            <text:p text:style-name="P21">F</text:p>
          </table:table-cell>
          <table:table-cell table:style-name="Πίνακας1.A2" office:value-type="string">
            <text:p text:style-name="P21">F</text:p>
          </table:table-cell>
          <table:table-cell table:style-name="Πίνακας1.A2" office:value-type="string">
            <text:p text:style-name="P21">E</text:p>
          </table:table-cell>
          <table:table-cell table:style-name="Πίνακας1.A2" office:value-type="string">
            <text:p text:style-name="P21">F</text:p>
          </table:table-cell>
          <table:table-cell table:style-name="Πίνακας1.A2" office:value-type="string">
            <text:p text:style-name="P21">E</text:p>
          </table:table-cell>
          <table:table-cell table:style-name="Πίνακας1.H4" office:value-type="string">
            <text:p text:style-name="P21">B</text:p>
          </table:table-cell>
        </table:table-row>
        <table:table-row>
          <table:covered-table-cell/>
          <table:table-cell table:style-name="Πίνακας1.A2" office:value-type="string">
            <text:p text:style-name="P21">V</text:p>
          </table:table-cell>
          <table:table-cell table:style-name="Πίνακας1.C2" office:value-type="float" office:value="0">
            <text:p text:style-name="P21">0</text:p>
          </table:table-cell>
          <table:table-cell table:style-name="Πίνακας1.C2" office:value-type="float" office:value="3">
            <text:p text:style-name="P21">3</text:p>
          </table:table-cell>
          <table:table-cell table:style-name="Πίνακας1.C2" office:value-type="float" office:value="4">
            <text:p text:style-name="P21">4</text:p>
          </table:table-cell>
          <table:table-cell table:style-name="Πίνακας1.C2" office:value-type="float" office:value="7">
            <text:p text:style-name="P21">7</text:p>
          </table:table-cell>
          <table:table-cell table:style-name="Πίνακας1.C2" office:value-type="float" office:value="5">
            <text:p text:style-name="P21">5</text:p>
          </table:table-cell>
          <table:table-cell table:style-name="Πίνακας1.H2" office:value-type="float" office:value="7">
            <text:p text:style-name="P25">7</text:p>
          </table:table-cell>
        </table:table-row>
      </table:table>
      <text:p text:style-name="P9"/>
      <text:list xml:id="list39643453" text:style-name="L3">
        <text:list-item>
          <text:list>
            <text:list-item>
              <text:list>
                <text:list-item>
                  <text:p text:style-name="P72"><text:span text:style-name="T9">Ο αλγόριθμος </text:span><text:span text:style-name="T4">Bellman - Ford</text:span><text:span text:style-name="T9">, εν αντιθέσει με εκείνον του </text:span><text:span text:style-name="T4">Dijkstra, </text:span><text:span text:style-name="T9">δε φιξάρει σε κάθε βήμα έναν κόμβο αλλά μπορεί να αναθεωρήσει την άποψη του για το ελάχιστο μονοπάτι κάθε κόμβου. Με έντονη γραμματοσειρά φαίνονται αυτές οι αλλαγές. Το </text:span><text:span text:style-name="T4">k </text:span><text:span text:style-name="T9">είναι το μήκος του μονοπατιού που εξετάζεται. Το πρώτο γράμμα είναι ο αμέσως προηγούμενος κόμβος (πατέρας) του ελάχιστου μονοπατιού από την αφετηρία </text:span><text:span text:style-name="T4">F </text:span><text:span text:style-name="T9">προς τον τρέχοντα κόμβο. Αμέσως δίπλα είναι το κόστος του μονοπατιού αυτού. Ο αλγόριθμος τελειώνει όταν δεν έχουμε καμία αλλαγή σε κανένα κόμβο.</text:span></text:p>
                  <text:p text:style-name="P73"/>
                </text:list-item>
              </text:list>
            </text:list-item>
          </text:list>
        </text:list-item>
      </text:list>
      <table:table table:name="Πίνακας2" table:style-name="Πίνακας2">
        <table:table-column table:style-name="Πίνακας2.A" table:number-columns-repeated="6"/>
        <table:table-column table:style-name="Πίνακας2.G"/>
        <table:table-row>
          <table:table-cell table:style-name="Πίνακας2.A1" table:number-columns-spanned="7" office:value-type="string">
            <text:p text:style-name="P22">Bellman - Ford</text:p>
          </table:table-cell>
          <table:covered-table-cell/>
          <table:covered-table-cell/>
          <table:covered-table-cell/>
          <table:covered-table-cell/>
          <table:covered-table-cell/>
          <table:covered-table-cell/>
        </table:table-row>
        <table:table-row>
          <table:table-cell table:style-name="Πίνακας2.A2" office:value-type="string">
            <text:p text:style-name="P21"/>
          </table:table-cell>
          <table:table-cell table:style-name="Πίνακας2.A2" office:value-type="string">
            <text:p text:style-name="P22">F</text:p>
          </table:table-cell>
          <table:table-cell table:style-name="Πίνακας2.A2" office:value-type="string">
            <text:p text:style-name="P22">E</text:p>
          </table:table-cell>
          <table:table-cell table:style-name="Πίνακας2.A2" office:value-type="string">
            <text:p text:style-name="P22">D</text:p>
          </table:table-cell>
          <table:table-cell table:style-name="Πίνακας2.A1" office:value-type="string">
            <text:p text:style-name="P22">C</text:p>
          </table:table-cell>
          <table:table-cell table:style-name="Πίνακας2.A2" office:value-type="string">
            <text:p text:style-name="P22">B</text:p>
          </table:table-cell>
          <table:table-cell table:style-name="Πίνακας2.G2" office:value-type="string">
            <text:p text:style-name="P22">A</text:p>
          </table:table-cell>
        </table:table-row>
        <table:table-row>
          <table:table-cell table:style-name="Πίνακας2.A2" office:value-type="string">
            <text:p text:style-name="P21">k = 0</text:p>
            <text:p text:style-name="P21"><text:span text:style-name="T24">Σχήμα 2.2.</text:span><text:span text:style-name="T25">1</text:span></text:p>
          </table:table-cell>
          <table:table-cell table:style-name="Πίνακας2.A2" office:value-type="string">
            <text:p text:style-name="P21">F, 0</text:p>
          </table:table-cell>
          <table:table-cell table:style-name="Πίνακας2.A2" office:value-type="string">
            <text:p text:style-name="P21">F, <text:span text:style-name="T16">+∞</text:span></text:p>
          </table:table-cell>
          <table:table-cell table:style-name="Πίνακας2.A2" office:value-type="string">
            <text:p text:style-name="P21">F, <text:span text:style-name="T16">+∞</text:span></text:p>
          </table:table-cell>
          <table:table-cell table:style-name="Πίνακας2.A2" office:value-type="string">
            <text:p text:style-name="P21">F, <text:span text:style-name="T16">+∞</text:span></text:p>
          </table:table-cell>
          <table:table-cell table:style-name="Πίνακας2.A2" office:value-type="string">
            <text:p text:style-name="P21">F, <text:span text:style-name="T16">+∞</text:span></text:p>
          </table:table-cell>
          <table:table-cell table:style-name="Πίνακας2.G2" office:value-type="string">
            <text:p text:style-name="P21">F, <text:span text:style-name="T16">+∞</text:span></text:p>
          </table:table-cell>
        </table:table-row>
        <table:table-row>
          <table:table-cell table:style-name="Πίνακας2.A2" office:value-type="string">
            <text:p text:style-name="P21">k = 1</text:p>
            <text:p text:style-name="P21"><text:span text:style-name="T24">Σχήμα 2.2.</text:span><text:span text:style-name="T25">2</text:span></text:p>
          </table:table-cell>
          <table:table-cell table:style-name="Πίνακας2.A2" office:value-type="string">
            <text:p text:style-name="P21">F, 0</text:p>
          </table:table-cell>
          <table:table-cell table:style-name="Πίνακας2.A2" office:value-type="string">
            <text:p text:style-name="P22">F, 3</text:p>
          </table:table-cell>
          <table:table-cell table:style-name="Πίνακας2.A2" office:value-type="string">
            <text:p text:style-name="P21">F, <text:span text:style-name="T16">+∞</text:span></text:p>
          </table:table-cell>
          <table:table-cell table:style-name="Πίνακας2.A2" office:value-type="string">
            <text:p text:style-name="P22">F, 7</text:p>
          </table:table-cell>
          <table:table-cell table:style-name="Πίνακας2.A2" office:value-type="string">
            <text:p text:style-name="P21">F, <text:span text:style-name="T16">+∞</text:span></text:p>
          </table:table-cell>
          <table:table-cell table:style-name="Πίνακας2.G2" office:value-type="string">
            <text:p text:style-name="P21">F, <text:span text:style-name="T16">+∞</text:span></text:p>
          </table:table-cell>
        </table:table-row>
        <table:table-row>
          <table:table-cell table:style-name="Πίνακας2.A2" office:value-type="string">
            <text:p text:style-name="P21">k = 2</text:p>
            <text:p text:style-name="P21"><text:span text:style-name="T24">Σχήμα 2.2.</text:span><text:span text:style-name="T25">3</text:span></text:p>
          </table:table-cell>
          <table:table-cell table:style-name="Πίνακας2.A2" office:value-type="string">
            <text:p text:style-name="P21">F, 0</text:p>
          </table:table-cell>
          <table:table-cell table:style-name="Πίνακας2.A2" office:value-type="string">
            <text:p text:style-name="P21">F, 3</text:p>
          </table:table-cell>
          <table:table-cell table:style-name="Πίνακας2.A2" office:value-type="string">
            <text:p text:style-name="P22">E, 4</text:p>
          </table:table-cell>
          <table:table-cell table:style-name="Πίνακας2.A2" office:value-type="string">
            <text:p text:style-name="P21">F, 7</text:p>
          </table:table-cell>
          <table:table-cell table:style-name="Πίνακας2.A2" office:value-type="string">
            <text:p text:style-name="P22">E, 5</text:p>
          </table:table-cell>
          <table:table-cell table:style-name="Πίνακας2.G2" office:value-type="string">
            <text:p text:style-name="P21">F, <text:span text:style-name="T16">+∞</text:span></text:p>
          </table:table-cell>
        </table:table-row>
        <table:table-row>
          <table:table-cell table:style-name="Πίνακας2.A6" office:value-type="string">
            <text:p text:style-name="P21">k = 3</text:p>
            <text:p text:style-name="P21"><text:span text:style-name="T24">Σχήμα 2.2.</text:span><text:span text:style-name="T25">4</text:span></text:p>
          </table:table-cell>
          <table:table-cell table:style-name="Πίνακας2.B6" office:value-type="string">
            <text:p text:style-name="P21">F, 0</text:p>
          </table:table-cell>
          <table:table-cell table:style-name="Πίνακας2.B6" office:value-type="string">
            <text:p text:style-name="P21">F, 3</text:p>
          </table:table-cell>
          <table:table-cell table:style-name="Πίνακας2.B6" office:value-type="string">
            <text:p text:style-name="P21">E, 4</text:p>
          </table:table-cell>
          <table:table-cell table:style-name="Πίνακας2.B6" office:value-type="string">
            <text:p text:style-name="P21">F, 7</text:p>
          </table:table-cell>
          <table:table-cell table:style-name="Πίνακας2.B6" office:value-type="string">
            <text:p text:style-name="P21">E, 5</text:p>
          </table:table-cell>
          <table:table-cell table:style-name="Πίνακας2.G6" office:value-type="string">
            <text:p text:style-name="P22">B, 7</text:p>
          </table:table-cell>
        </table:table-row>
        <table:table-row>
          <table:table-cell table:style-name="Πίνακας2.A7" office:value-type="string">
            <text:p text:style-name="P21">k = 4</text:p>
            <text:p text:style-name="P21"><text:span text:style-name="T24">Σχήμα 2.2.</text:span><text:span text:style-name="T25">5</text:span></text:p>
          </table:table-cell>
          <table:table-cell table:style-name="Πίνακας2.B7" office:value-type="string">
            <text:p text:style-name="P21">F, 0</text:p>
          </table:table-cell>
          <table:table-cell table:style-name="Πίνακας2.B7" office:value-type="string">
            <text:p text:style-name="P21">F, 3</text:p>
          </table:table-cell>
          <table:table-cell table:style-name="Πίνακας2.B7" office:value-type="string">
            <text:p text:style-name="P21">E, 4</text:p>
          </table:table-cell>
          <table:table-cell table:style-name="Πίνακας2.B7" office:value-type="string">
            <text:p text:style-name="P21">F, 7</text:p>
          </table:table-cell>
          <table:table-cell table:style-name="Πίνακας2.B7" office:value-type="string">
            <text:p text:style-name="P21">E, 5</text:p>
          </table:table-cell>
          <table:table-cell table:style-name="Πίνακας2.G7" office:value-type="string">
            <text:p text:style-name="P23">B, 7</text:p>
          </table:table-cell>
        </table:table-row>
      </table:table>
      <text:p text:style-name="P7"/>
      <text:p text:style-name="P7"/>
      <text:p text:style-name="P7"/>
      <text:p text:style-name="P5">3.</text:p>
      <text:p text:style-name="P10"><text:span text:style-name="T11">Ο αλγόριθμος </text:span><text:span text:style-name="T6">Huffman </text:span><text:span text:style-name="T11">είναι ο εξής:</text:span><text:bookmark text:name=".CE.91.CE.BB.CE.B3.CF.8C.CF.81.CE.B9.CE.B8.CE.BC.CE.BF.CF.82"/></text:p>
      <text:list xml:id="list39658891" text:style-name="L4">
        <text:list-item>
          <text:p text:style-name="P38"><text:span text:style-name="T27">Καταγραφή συμβόλων και των αντίστοιχων πιθανοτήτων.<text:tab/><text:tab/><text:tab/><text:tab/></text:span><text:span text:style-name="T29">O(n)</text:span></text:p>
        </text:list-item>
        <text:list-item>
          <text:p text:style-name="P39"><text:span text:style-name="T31">Δημιουργείται ένας κόμβος για κάθε σύμβολο στον οποίο σημειώνεται η αντίστοιχη πιθανότητα.<text:tab/><text:tab/><text:tab/><text:tab/><text:tab/><text:tab/><text:tab/><text:tab/><text:tab/><text:tab/></text:span><text:span text:style-name="T33">O(n-1)</text:span></text:p>
        </text:list-item>
        <text:list-item>
          <text:p text:style-name="P38"><text:span text:style-name="T27">Ακολουθεί εύρεση των δύο μικρότερων κόμβων (O(logn) για κάθε αναζήτηση, άρα </text:span><text:span text:style-name="T28">O(logn)</text:span><text:span text:style-name="T27">) οι οποίοι δεν έχουν κόμβο-πατέρα, και στη συνέχεια δημιουργείται ένας νέος διακλαδιζόμενος κόμβος στον οποίο σημειώνεται το άθροισμα των πιθανοτήτων που έχουν οι δύο κόμβοι-παιδιά (</text:span><text:span text:style-name="T28">Ο(1)</text:span><text:span text:style-name="T27">).</text:span></text:p>
        </text:list-item>
        <text:list-item>
          <text:p text:style-name="P38"><text:span text:style-name="T27">Επαναλαμβάνε</text:span><text:span text:style-name="T30">ται</text:span><text:span text:style-name="T27"> το 3ο βήμα μέχρι όλοι οι κόμβοι εκτός από τη ρίζα να έχουν κόμβο-πατέρα.</text:span></text:p>
        </text:list-item>
        <text:list-item>
          <text:p text:style-name="P39"><text:span text:style-name="T31">Σημειώνεται με 0 και 1 κάθε ζεύγος ακμών (0 για το αριστερό παιδί, 1 για το δεξί). </text:span><text:span text:style-name="T32">O(n)</text:span></text:p>
        </text:list-item>
      </text:list>
      <text:p text:style-name="P13"><text:span text:style-name="T26">Επομένως η πολυπλοκότητα του αλγορίθμου είναι </text:span><text:span text:style-name="T3">O(nlogn)</text:span><text:span text:style-name="T7">.</text:span></text:p>
      <text:list xml:id="list39642208" text:style-name="L5">
        <text:list-item>
          <text:p text:style-name="P66"><text:soft-page-break/>A:1, b:1, c:2, d:3, e:5, f:8, g:13, h:21</text:p>
        </text:list-item>
      </text:list>
      <text:p text:style-name="P16">Βήμα 1</text:p>
      <text:p text:style-name="P14"><draw:ellipse text:anchor-type="paragraph" draw:z-index="43" draw:style-name="gr7" draw:text-style-name="P74" svg:width="1.341cm" svg:height="1.306cm" svg:x="0.469cm" svg:y="0.342cm"><text:p/></draw:ellipse><draw:ellipse text:anchor-type="paragraph" draw:z-index="45" draw:style-name="gr7" draw:text-style-name="P74" svg:width="1.341cm" svg:height="1.306cm" svg:x="2.469cm" svg:y="0.342cm"><text:p/></draw:ellipse><draw:ellipse text:anchor-type="paragraph" draw:z-index="46" draw:style-name="gr7" draw:text-style-name="P74" svg:width="1.341cm" svg:height="1.306cm" svg:x="4.47cm" svg:y="0.342cm"><text:p/></draw:ellipse><draw:ellipse text:anchor-type="paragraph" draw:z-index="47" draw:style-name="gr7" draw:text-style-name="P74" svg:width="1.341cm" svg:height="1.306cm" svg:x="6.47cm" svg:y="0.342cm"><text:p/></draw:ellipse><draw:ellipse text:anchor-type="paragraph" draw:z-index="48" draw:style-name="gr7" draw:text-style-name="P74" svg:width="1.341cm" svg:height="1.306cm" svg:x="8.47cm" svg:y="0.342cm"><text:p/></draw:ellipse><draw:ellipse text:anchor-type="paragraph" draw:z-index="49" draw:style-name="gr7" draw:text-style-name="P74" svg:width="1.341cm" svg:height="1.306cm" svg:x="10.47cm" svg:y="0.342cm"><text:p/></draw:ellipse><draw:ellipse text:anchor-type="paragraph" draw:z-index="50" draw:style-name="gr7" draw:text-style-name="P74" svg:width="1.341cm" svg:height="1.306cm" svg:x="12.471cm" svg:y="0.342cm"><text:p/></draw:ellipse><draw:ellipse text:anchor-type="paragraph" draw:z-index="51" draw:style-name="gr7" draw:text-style-name="P74" svg:width="1.341cm" svg:height="1.306cm" svg:x="14.471cm" svg:y="0.342cm"><text:p/></draw:ellipse></text:p>
      <text:p text:style-name="P14"><draw:frame text:anchor-type="paragraph" draw:z-index="44" draw:style-name="gr10" svg:width="0.553cm" svg:height="0.503cm" svg:x="0.923cm" svg:y="0.24cm"><draw:text-box><text:p>a:1</text:p></draw:text-box></draw:frame><draw:frame text:anchor-type="paragraph" draw:z-index="52" draw:style-name="gr10" svg:width="0.786cm" svg:height="0.503cm" svg:x="14.774cm" svg:y="0.24cm"><draw:text-box><text:p>h:21</text:p></draw:text-box></draw:frame><draw:frame text:anchor-type="paragraph" draw:z-index="53" draw:style-name="gr10" svg:width="0.553cm" svg:height="0.503cm" svg:x="2.923cm" svg:y="0.24cm"><draw:text-box><text:p>b:1</text:p></draw:text-box></draw:frame><draw:frame text:anchor-type="paragraph" draw:z-index="54" draw:style-name="gr10" svg:width="0.553cm" svg:height="0.503cm" svg:x="4.923cm" svg:y="0.24cm"><draw:text-box><text:p>c:2</text:p></draw:text-box></draw:frame><draw:frame text:anchor-type="paragraph" draw:z-index="55" draw:style-name="gr10" svg:width="0.793cm" svg:height="0.503cm" svg:x="12.723cm" svg:y="0.24cm"><draw:text-box><text:p>g:13</text:p></draw:text-box></draw:frame><draw:frame text:anchor-type="paragraph" draw:z-index="57" draw:style-name="gr10" svg:width="0.553cm" svg:height="0.503cm" svg:x="8.924cm" svg:y="0.24cm"><draw:text-box><text:p>e:5</text:p></draw:text-box></draw:frame><draw:frame text:anchor-type="paragraph" draw:z-index="58" draw:style-name="gr10" svg:width="0.553cm" svg:height="0.503cm" svg:x="6.923cm" svg:y="0.24cm"><draw:text-box><text:p>d:3</text:p></draw:text-box></draw:frame></text:p>
      <text:p text:style-name="P14"/>
      <text:p text:style-name="P14"><draw:frame text:anchor-type="paragraph" draw:z-index="56" draw:style-name="gr10" svg:width="0.553cm" svg:height="0.503cm" svg:x="10.924cm" svg:y="-0.76cm"><draw:text-box><text:p>f:8</text:p></draw:text-box></draw:frame></text:p>
      <text:p text:style-name="P16">Βήμα 2</text:p>
      <text:p text:style-name="P14"><draw:ellipse text:anchor-type="paragraph" draw:z-index="59" draw:style-name="gr7" draw:text-style-name="P74" svg:width="1.341cm" svg:height="1.306cm" svg:x="0.469cm" svg:y="2.342cm"><text:p/></draw:ellipse><draw:ellipse text:anchor-type="paragraph" draw:z-index="61" draw:style-name="gr7" draw:text-style-name="P74" svg:width="1.341cm" svg:height="1.306cm" svg:x="2.469cm" svg:y="2.342cm"><text:p/></draw:ellipse><draw:ellipse text:anchor-type="paragraph" draw:z-index="62" draw:style-name="gr7" draw:text-style-name="P74" svg:width="1.341cm" svg:height="1.306cm" svg:x="4.47cm" svg:y="0.342cm"><text:p/></draw:ellipse><draw:ellipse text:anchor-type="paragraph" draw:z-index="63" draw:style-name="gr7" draw:text-style-name="P74" svg:width="1.341cm" svg:height="1.306cm" svg:x="6.47cm" svg:y="0.342cm"><text:p/></draw:ellipse><draw:ellipse text:anchor-type="paragraph" draw:z-index="64" draw:style-name="gr7" draw:text-style-name="P74" svg:width="1.341cm" svg:height="1.306cm" svg:x="8.47cm" svg:y="0.342cm"><text:p/></draw:ellipse><draw:ellipse text:anchor-type="paragraph" draw:z-index="65" draw:style-name="gr7" draw:text-style-name="P74" svg:width="1.341cm" svg:height="1.306cm" svg:x="10.47cm" svg:y="0.342cm"><text:p/></draw:ellipse><draw:ellipse text:anchor-type="paragraph" draw:z-index="66" draw:style-name="gr7" draw:text-style-name="P74" svg:width="1.341cm" svg:height="1.306cm" svg:x="12.471cm" svg:y="0.342cm"><text:p/></draw:ellipse><draw:ellipse text:anchor-type="paragraph" draw:z-index="67" draw:style-name="gr7" draw:text-style-name="P74" svg:width="1.341cm" svg:height="1.306cm" svg:x="14.471cm" svg:y="0.342cm"><text:p/></draw:ellipse><draw:ellipse text:anchor-type="paragraph" draw:z-index="75" draw:style-name="gr4" draw:text-style-name="P74" svg:width="1.341cm" svg:height="1.306cm" svg:x="1.469cm" svg:y="0.342cm"><text:p/></draw:ellipse></text:p>
      <text:p text:style-name="P14"><draw:frame text:anchor-type="paragraph" draw:z-index="60" draw:style-name="gr10" svg:width="0.553cm" svg:height="0.503cm" svg:x="0.923cm" svg:y="2.24cm"><draw:text-box><text:p>a:1</text:p></draw:text-box></draw:frame><draw:frame text:anchor-type="paragraph" draw:z-index="68" draw:style-name="gr10" svg:width="0.786cm" svg:height="0.503cm" svg:x="14.774cm" svg:y="0.24cm"><draw:text-box><text:p>h:21</text:p></draw:text-box></draw:frame><draw:frame text:anchor-type="paragraph" draw:z-index="69" draw:style-name="gr10" svg:width="0.553cm" svg:height="0.503cm" svg:x="2.923cm" svg:y="2.24cm"><draw:text-box><text:p>b:1</text:p></draw:text-box></draw:frame><draw:frame text:anchor-type="paragraph" draw:z-index="70" draw:style-name="gr10" svg:width="0.553cm" svg:height="0.503cm" svg:x="4.923cm" svg:y="0.24cm"><draw:text-box><text:p>c:2</text:p></draw:text-box></draw:frame><draw:frame text:anchor-type="paragraph" draw:z-index="71" draw:style-name="gr10" svg:width="0.793cm" svg:height="0.503cm" svg:x="12.723cm" svg:y="0.24cm"><draw:text-box><text:p>g:13</text:p></draw:text-box></draw:frame><draw:frame text:anchor-type="paragraph" draw:z-index="73" draw:style-name="gr10" svg:width="0.553cm" svg:height="0.503cm" svg:x="8.924cm" svg:y="0.24cm"><draw:text-box><text:p>e:5</text:p></draw:text-box></draw:frame><draw:frame text:anchor-type="paragraph" draw:z-index="74" draw:style-name="gr10" svg:width="0.553cm" svg:height="0.503cm" svg:x="6.923cm" svg:y="0.24cm"><draw:text-box><text:p>d:3</text:p></draw:text-box></draw:frame><draw:frame text:anchor-type="paragraph" draw:z-index="76" draw:style-name="gr10" svg:width="0.306cm" svg:height="0.503cm" svg:x="2.057cm" svg:y="0.187cm"><draw:text-box><text:p>2</text:p></draw:text-box></draw:frame></text:p>
      <text:p text:style-name="P14"/>
      <text:p text:style-name="P17"><draw:frame text:anchor-type="paragraph" draw:z-index="72" draw:style-name="gr10" svg:width="0.553cm" svg:height="0.503cm" svg:x="10.924cm" svg:y="-0.76cm"><draw:text-box><text:p>f:8</text:p></draw:text-box></draw:frame><draw:line text:anchor-type="paragraph" draw:z-index="77" draw:style-name="gr3" draw:text-style-name="P74" svg:x1="1.139cm" svg:y1="0.882cm" svg:x2="1.961cm" svg:y2="0.187cm"><text:p/></draw:line><draw:line text:anchor-type="paragraph" draw:z-index="78" draw:style-name="gr3" draw:text-style-name="P74" svg:x1="3.099cm" svg:y1="0.882cm" svg:x2="2.362cm" svg:y2="0.187cm"><text:p/></draw:line><draw:frame text:anchor-type="paragraph" draw:z-index="79" draw:style-name="gr11" svg:width="0.251cm" svg:height="0.537cm" svg:x="1.219cm" svg:y="0.081cm"><draw:text-box><text:p>0</text:p></draw:text-box></draw:frame><draw:frame text:anchor-type="paragraph" draw:z-index="80" draw:style-name="gr11" svg:width="0.251cm" svg:height="0.537cm" svg:x="2.81cm" svg:y="0.081cm"><draw:text-box><text:p>1</text:p></draw:text-box></draw:frame></text:p>
      <text:p text:style-name="P15"/>
      <text:p text:style-name="P15"/>
      <text:p text:style-name="P15"/>
      <text:p text:style-name="P15"/>
      <text:p text:style-name="P15"/>
      <text:p text:style-name="P16"><draw:ellipse text:anchor-type="paragraph" draw:z-index="101" draw:style-name="gr4" draw:text-style-name="P74" svg:width="1.341cm" svg:height="1.306cm" svg:x="2.854cm" svg:y="0.316cm"><text:p/></draw:ellipse>Βήμα 3</text:p>
      <text:p text:style-name="P14"><draw:ellipse text:anchor-type="paragraph" draw:z-index="81" draw:style-name="gr7" draw:text-style-name="P74" svg:width="1.341cm" svg:height="1.306cm" svg:x="0.469cm" svg:y="3.343cm"><text:p/></draw:ellipse><draw:ellipse text:anchor-type="paragraph" draw:z-index="83" draw:style-name="gr7" draw:text-style-name="P74" svg:width="1.341cm" svg:height="1.306cm" svg:x="2.469cm" svg:y="3.343cm"><text:p/></draw:ellipse><draw:ellipse text:anchor-type="paragraph" draw:z-index="84" draw:style-name="gr7" draw:text-style-name="P74" svg:width="1.341cm" svg:height="1.306cm" svg:x="4.47cm" svg:y="1.342cm"><text:p/></draw:ellipse><draw:ellipse text:anchor-type="paragraph" draw:z-index="85" draw:style-name="gr7" draw:text-style-name="P74" svg:width="1.341cm" svg:height="1.306cm" svg:x="6.47cm" svg:y="0.342cm"><text:p/></draw:ellipse><draw:ellipse text:anchor-type="paragraph" draw:z-index="86" draw:style-name="gr7" draw:text-style-name="P74" svg:width="1.341cm" svg:height="1.306cm" svg:x="8.47cm" svg:y="0.342cm"><text:p/></draw:ellipse><draw:ellipse text:anchor-type="paragraph" draw:z-index="87" draw:style-name="gr7" draw:text-style-name="P74" svg:width="1.341cm" svg:height="1.306cm" svg:x="10.47cm" svg:y="0.342cm"><text:p/></draw:ellipse><draw:ellipse text:anchor-type="paragraph" draw:z-index="88" draw:style-name="gr7" draw:text-style-name="P74" svg:width="1.341cm" svg:height="1.306cm" svg:x="12.471cm" svg:y="0.342cm"><text:p/></draw:ellipse><draw:ellipse text:anchor-type="paragraph" draw:z-index="89" draw:style-name="gr7" draw:text-style-name="P74" svg:width="1.341cm" svg:height="1.306cm" svg:x="14.471cm" svg:y="0.342cm"><text:p/></draw:ellipse><draw:ellipse text:anchor-type="paragraph" draw:z-index="12" draw:style-name="gr4" draw:text-style-name="P74" svg:width="1.341cm" svg:height="1.306cm" svg:x="1.469cm" svg:y="1.342cm"><text:p/></draw:ellipse><draw:frame text:anchor-type="paragraph" draw:z-index="103" draw:style-name="gr10" svg:width="0.306cm" svg:height="0.503cm" svg:x="3.362cm" svg:y="0.261cm"><draw:text-box><text:p>4</text:p></draw:text-box></draw:frame></text:p>
      <text:p text:style-name="P14"><draw:frame text:anchor-type="paragraph" draw:z-index="82" draw:style-name="gr10" svg:width="0.553cm" svg:height="0.503cm" svg:x="0.923cm" svg:y="3.24cm"><draw:text-box><text:p>a:1</text:p></draw:text-box></draw:frame><draw:frame text:anchor-type="paragraph" draw:z-index="90" draw:style-name="gr10" svg:width="0.786cm" svg:height="0.503cm" svg:x="14.774cm" svg:y="0.24cm"><draw:text-box><text:p>h:21</text:p></draw:text-box></draw:frame><draw:frame text:anchor-type="paragraph" draw:z-index="91" draw:style-name="gr10" svg:width="0.553cm" svg:height="0.503cm" svg:x="2.923cm" svg:y="3.24cm"><draw:text-box><text:p>b:1</text:p></draw:text-box></draw:frame><draw:frame text:anchor-type="paragraph" draw:z-index="92" draw:style-name="gr10" svg:width="0.553cm" svg:height="0.503cm" svg:x="4.923cm" svg:y="1.24cm"><draw:text-box><text:p>c:2</text:p></draw:text-box></draw:frame><draw:frame text:anchor-type="paragraph" draw:z-index="93" draw:style-name="gr10" svg:width="0.793cm" svg:height="0.503cm" svg:x="12.723cm" svg:y="0.24cm"><draw:text-box><text:p>g:13</text:p></draw:text-box></draw:frame><draw:frame text:anchor-type="paragraph" draw:z-index="95" draw:style-name="gr10" svg:width="0.553cm" svg:height="0.503cm" svg:x="8.924cm" svg:y="0.24cm"><draw:text-box><text:p>e:5</text:p></draw:text-box></draw:frame><draw:frame text:anchor-type="paragraph" draw:z-index="96" draw:style-name="gr10" svg:width="0.553cm" svg:height="0.503cm" svg:x="6.923cm" svg:y="0.24cm"><draw:text-box><text:p>d:3</text:p></draw:text-box></draw:frame><draw:frame text:anchor-type="paragraph" draw:z-index="102" draw:style-name="gr10" svg:width="0.306cm" svg:height="0.503cm" svg:x="2.057cm" svg:y="1.187cm"><draw:text-box><text:p>2</text:p></draw:text-box></draw:frame><draw:frame text:anchor-type="paragraph" draw:z-index="131" draw:style-name="gr11" svg:width="0.251cm" svg:height="0.537cm" svg:x="4.47cm" svg:y="0.182cm"><draw:text-box><text:p>1</text:p></draw:text-box></draw:frame><draw:frame text:anchor-type="paragraph" draw:z-index="130" draw:style-name="gr11" svg:width="0.251cm" svg:height="0.537cm" svg:x="2.469cm" svg:y="0.208cm"><draw:text-box><text:p>0</text:p></draw:text-box></draw:frame></text:p>
      <text:p text:style-name="P14"><draw:line text:anchor-type="paragraph" draw:z-index="11" draw:style-name="gr3" draw:text-style-name="P74" svg:x1="2.032cm" svg:y1="0.369cm" svg:x2="3.2cm" svg:y2="0.071cm"><text:p/></draw:line><draw:line text:anchor-type="paragraph" draw:z-index="10" draw:style-name="gr3" draw:text-style-name="P74" svg:x1="5.008cm" svg:y1="0.369cm" svg:x2="3.87cm" svg:y2="0.071cm"><text:p/></draw:line></text:p>
      <text:p text:style-name="P17"><draw:frame text:anchor-type="paragraph" draw:z-index="94" draw:style-name="gr10" svg:width="0.553cm" svg:height="0.503cm" svg:x="10.924cm" svg:y="-0.76cm"><draw:text-box><text:p>f:8</text:p></draw:text-box></draw:frame><draw:line text:anchor-type="paragraph" draw:z-index="97" draw:style-name="gr3" draw:text-style-name="P74" svg:x1="1.139cm" svg:y1="1.882cm" svg:x2="1.961cm" svg:y2="1.187cm"><text:p/></draw:line><draw:line text:anchor-type="paragraph" draw:z-index="98" draw:style-name="gr3" draw:text-style-name="P74" svg:x1="3.099cm" svg:y1="1.882cm" svg:x2="2.362cm" svg:y2="1.187cm"><text:p/></draw:line><draw:frame text:anchor-type="paragraph" draw:z-index="99" draw:style-name="gr11" svg:width="0.251cm" svg:height="0.537cm" svg:x="1.219cm" svg:y="1.081cm"><draw:text-box><text:p>0</text:p></draw:text-box></draw:frame><draw:frame text:anchor-type="paragraph" draw:z-index="100" draw:style-name="gr11" svg:width="0.251cm" svg:height="0.537cm" svg:x="2.81cm" svg:y="1.081cm"><draw:text-box><text:p>1</text:p></draw:text-box></draw:frame></text:p>
      <text:p text:style-name="P15"/>
      <text:p text:style-name="P15"/>
      <text:p text:style-name="P15"/>
      <text:p text:style-name="P15"/>
      <text:p text:style-name="P15"/>
      <text:p text:style-name="P14"/>
      <text:p text:style-name="P16"><draw:ellipse text:anchor-type="paragraph" draw:z-index="127" draw:style-name="gr4" draw:text-style-name="P74" svg:width="1.341cm" svg:height="1.306cm" svg:x="2.854cm" svg:y="2.316cm"><text:p/></draw:ellipse><draw:ellipse text:anchor-type="paragraph" draw:z-index="132" draw:style-name="gr4" draw:text-style-name="P74" svg:width="1.341cm" svg:height="1.306cm" svg:x="4.339cm" svg:y="0.482cm"><text:p/></draw:ellipse>Βήμα 4</text:p>
      <text:p text:style-name="P16"><draw:frame text:anchor-type="paragraph" draw:z-index="135" draw:style-name="gr10" svg:width="0.306cm" svg:height="0.503cm" svg:x="4.881cm" svg:y="0.358cm"><draw:text-box><text:p>7</text:p></draw:text-box></draw:frame></text:p>
      <text:p text:style-name="P16"/>
      <text:p text:style-name="P16"><draw:line text:anchor-type="paragraph" draw:z-index="133" draw:style-name="gr3" draw:text-style-name="P74" svg:x1="3.738cm" svg:y1="0.856cm" svg:x2="4.56cm" svg:y2="0.161cm"><text:p/></draw:line><draw:line text:anchor-type="paragraph" draw:z-index="134" draw:style-name="gr3" draw:text-style-name="P74" svg:x1="6.196cm" svg:y1="0.898cm" svg:x2="5.459cm" svg:y2="0.203cm"><text:p/></draw:line><draw:frame text:anchor-type="paragraph" draw:z-index="138" draw:style-name="gr11" svg:width="0.251cm" svg:height="0.537cm" svg:x="5.833cm" svg:y="0.116cm"><draw:text-box><text:p>1</text:p></draw:text-box></draw:frame><draw:frame text:anchor-type="paragraph" draw:z-index="139" draw:style-name="gr11" svg:width="0.251cm" svg:height="0.537cm" svg:x="3.976cm" svg:y="0.072cm"><draw:text-box><text:p>0</text:p></draw:text-box></draw:frame></text:p>
      <text:p text:style-name="P16"><draw:ellipse text:anchor-type="paragraph" draw:z-index="111" draw:style-name="gr7" draw:text-style-name="P74" svg:width="1.341cm" svg:height="1.306cm" svg:x="5.715cm" svg:y="0.411cm"><text:p/></draw:ellipse></text:p>
      <text:p text:style-name="P14"><draw:ellipse text:anchor-type="paragraph" draw:z-index="106" draw:style-name="gr4" draw:text-style-name="P74" svg:width="1.341cm" svg:height="1.306cm" svg:x="1.469cm" svg:y="1.342cm"><text:p/></draw:ellipse><draw:ellipse text:anchor-type="paragraph" draw:z-index="107" draw:style-name="gr7" draw:text-style-name="P74" svg:width="1.341cm" svg:height="1.306cm" svg:x="0.469cm" svg:y="3.343cm"><text:p/></draw:ellipse><draw:ellipse text:anchor-type="paragraph" draw:z-index="109" draw:style-name="gr7" draw:text-style-name="P74" svg:width="1.341cm" svg:height="1.306cm" svg:x="2.469cm" svg:y="3.343cm"><text:p/></draw:ellipse><draw:ellipse text:anchor-type="paragraph" draw:z-index="110" draw:style-name="gr7" draw:text-style-name="P74" svg:width="1.341cm" svg:height="1.306cm" svg:x="4.47cm" svg:y="1.342cm"><text:p/></draw:ellipse><draw:ellipse text:anchor-type="paragraph" draw:z-index="112" draw:style-name="gr7" draw:text-style-name="P74" svg:width="1.341cm" svg:height="1.306cm" svg:x="8.47cm" svg:y="0.342cm"><text:p/></draw:ellipse><draw:ellipse text:anchor-type="paragraph" draw:z-index="113" draw:style-name="gr7" draw:text-style-name="P74" svg:width="1.341cm" svg:height="1.306cm" svg:x="10.47cm" svg:y="0.342cm"><text:p/></draw:ellipse><draw:ellipse text:anchor-type="paragraph" draw:z-index="114" draw:style-name="gr7" draw:text-style-name="P74" svg:width="1.341cm" svg:height="1.306cm" svg:x="12.471cm" svg:y="0.342cm"><text:p/></draw:ellipse><draw:ellipse text:anchor-type="paragraph" draw:z-index="115" draw:style-name="gr7" draw:text-style-name="P74" svg:width="1.341cm" svg:height="1.306cm" svg:x="14.471cm" svg:y="0.342cm"><text:p/></draw:ellipse><draw:frame text:anchor-type="paragraph" draw:z-index="129" draw:style-name="gr10" svg:width="0.306cm" svg:height="0.503cm" svg:x="3.362cm" svg:y="0.261cm"><draw:text-box><text:p>4</text:p></draw:text-box></draw:frame><draw:frame text:anchor-type="paragraph" draw:z-index="122" draw:style-name="gr10" svg:width="0.553cm" svg:height="0.503cm" svg:x="6.152cm" svg:y="0.34cm"><draw:text-box><text:p>d:3</text:p></draw:text-box></draw:frame></text:p>
      <text:p text:style-name="P14"><draw:frame text:anchor-type="paragraph" draw:z-index="108" draw:style-name="gr10" svg:width="0.553cm" svg:height="0.503cm" svg:x="0.923cm" svg:y="3.24cm"><draw:text-box><text:p>a:1</text:p></draw:text-box></draw:frame><draw:frame text:anchor-type="paragraph" draw:z-index="116" draw:style-name="gr10" svg:width="0.786cm" svg:height="0.503cm" svg:x="14.774cm" svg:y="0.24cm"><draw:text-box><text:p>h:21</text:p></draw:text-box></draw:frame><draw:frame text:anchor-type="paragraph" draw:z-index="117" draw:style-name="gr10" svg:width="0.553cm" svg:height="0.503cm" svg:x="2.923cm" svg:y="3.24cm"><draw:text-box><text:p>b:1</text:p></draw:text-box></draw:frame><draw:frame text:anchor-type="paragraph" draw:z-index="118" draw:style-name="gr10" svg:width="0.553cm" svg:height="0.503cm" svg:x="4.923cm" svg:y="1.24cm"><draw:text-box><text:p>c:2</text:p></draw:text-box></draw:frame><draw:frame text:anchor-type="paragraph" draw:z-index="119" draw:style-name="gr10" svg:width="0.793cm" svg:height="0.503cm" svg:x="12.723cm" svg:y="0.24cm"><draw:text-box><text:p>g:13</text:p></draw:text-box></draw:frame><draw:frame text:anchor-type="paragraph" draw:z-index="121" draw:style-name="gr10" svg:width="0.553cm" svg:height="0.503cm" svg:x="8.924cm" svg:y="0.24cm"><draw:text-box><text:p>e:5</text:p></draw:text-box></draw:frame><draw:frame text:anchor-type="paragraph" draw:z-index="128" draw:style-name="gr10" svg:width="0.306cm" svg:height="0.503cm" svg:x="2.057cm" svg:y="1.187cm"><draw:text-box><text:p>2</text:p></draw:text-box></draw:frame><draw:frame text:anchor-type="paragraph" draw:z-index="137" draw:style-name="gr11" svg:width="0.251cm" svg:height="0.537cm" svg:x="4.454cm" svg:y="0.228cm"><draw:text-box><text:p>1</text:p></draw:text-box></draw:frame><draw:frame text:anchor-type="paragraph" draw:z-index="136" draw:style-name="gr11" svg:width="0.251cm" svg:height="0.537cm" svg:x="2.469cm" svg:y="0.203cm"><draw:text-box><text:p>0</text:p></draw:text-box></draw:frame></text:p>
      <text:p text:style-name="P14"><draw:line text:anchor-type="paragraph" draw:z-index="104" draw:style-name="gr3" draw:text-style-name="P74" svg:x1="5.008cm" svg:y1="0.369cm" svg:x2="3.87cm" svg:y2="0.071cm"><text:p/></draw:line><draw:line text:anchor-type="paragraph" draw:z-index="105" draw:style-name="gr3" draw:text-style-name="P74" svg:x1="2.032cm" svg:y1="0.369cm" svg:x2="3.2cm" svg:y2="0.071cm"><text:p/></draw:line></text:p>
      <text:p text:style-name="P17"><draw:frame text:anchor-type="paragraph" draw:z-index="120" draw:style-name="gr10" svg:width="0.553cm" svg:height="0.503cm" svg:x="10.924cm" svg:y="-0.76cm"><draw:text-box><text:p>f:8</text:p></draw:text-box></draw:frame><draw:line text:anchor-type="paragraph" draw:z-index="123" draw:style-name="gr3" draw:text-style-name="P74" svg:x1="1.139cm" svg:y1="1.882cm" svg:x2="1.961cm" svg:y2="1.187cm"><text:p/></draw:line><draw:line text:anchor-type="paragraph" draw:z-index="124" draw:style-name="gr3" draw:text-style-name="P74" svg:x1="3.099cm" svg:y1="1.882cm" svg:x2="2.362cm" svg:y2="1.187cm"><text:p/></draw:line><draw:frame text:anchor-type="paragraph" draw:z-index="125" draw:style-name="gr11" svg:width="0.251cm" svg:height="0.537cm" svg:x="1.219cm" svg:y="1.081cm"><draw:text-box><text:p>0</text:p></draw:text-box></draw:frame><draw:frame text:anchor-type="paragraph" draw:z-index="126" draw:style-name="gr11" svg:width="0.251cm" svg:height="0.537cm" svg:x="2.81cm" svg:y="1.081cm"><draw:text-box><text:p>1</text:p></draw:text-box></draw:frame></text:p>
      <text:p text:style-name="P15"/>
      <text:p text:style-name="P15"/>
      <text:p text:style-name="P15"/>
      <text:p text:style-name="P15"/>
      <text:p text:style-name="P15"><draw:ellipse text:anchor-type="paragraph" draw:z-index="175" draw:style-name="gr4" draw:text-style-name="P74" svg:width="1.341cm" svg:height="1.306cm" svg:x="6.244cm" svg:y="0.15cm"><text:p/></draw:ellipse></text:p>
      <text:p text:style-name="P14"><draw:frame text:anchor-type="paragraph" draw:z-index="177" draw:style-name="gr10" svg:width="0.456cm" svg:height="0.503cm" svg:x="6.646cm" svg:y="0.064cm"><draw:text-box><text:p>12</text:p></draw:text-box></draw:frame><draw:frame text:anchor-type="paragraph" draw:z-index="178" draw:style-name="gr10" svg:width="0.306cm" svg:height="0.503cm" svg:x="5.685cm" svg:y="0.34cm"><draw:text-box><text:p>0</text:p></draw:text-box></draw:frame><draw:frame text:anchor-type="paragraph" draw:z-index="179" draw:style-name="gr10" svg:width="0.306cm" svg:height="0.503cm" svg:x="7.881cm" svg:y="0.358cm"><draw:text-box><text:p>1</text:p></draw:text-box></draw:frame></text:p>
      <text:p text:style-name="P16"><draw:ellipse text:anchor-type="paragraph" draw:z-index="163" draw:style-name="gr4" draw:text-style-name="P74" svg:width="1.341cm" svg:height="1.306cm" svg:x="2.854cm" svg:y="2.316cm"><text:p/></draw:ellipse><draw:ellipse text:anchor-type="paragraph" draw:z-index="166" draw:style-name="gr4" draw:text-style-name="P74" svg:width="1.341cm" svg:height="1.306cm" svg:x="4.339cm" svg:y="0.482cm"><text:p/></draw:ellipse><draw:line text:anchor-type="paragraph" draw:z-index="174" draw:style-name="gr3" draw:text-style-name="P74" svg:x1="5.149cm" svg:y1="0.481cm" svg:x2="6.317cm" svg:y2="0.183cm"><text:p/></draw:line><draw:line text:anchor-type="paragraph" draw:z-index="176" draw:style-name="gr3" draw:text-style-name="P74" svg:x1="8.594cm" svg:y1="0.481cm" svg:x2="7.456cm" svg:y2="0.183cm"><text:p/></draw:line><draw:ellipse text:anchor-type="paragraph" draw:z-index="148" draw:style-name="gr7" draw:text-style-name="P74" svg:width="1.341cm" svg:height="1.306cm" svg:x="8.001cm" svg:y="0.482cm"><text:p/></draw:ellipse>Βήμα 5</text:p>
      <text:p text:style-name="P16"><draw:frame text:anchor-type="paragraph" draw:z-index="169" draw:style-name="gr10" svg:width="0.306cm" svg:height="0.503cm" svg:x="4.881cm" svg:y="0.358cm"><draw:text-box><text:p>7</text:p></draw:text-box></draw:frame><draw:frame text:anchor-type="paragraph" draw:z-index="157" draw:style-name="gr10" svg:width="0.553cm" svg:height="0.503cm" svg:x="8.456cm" svg:y="0.363cm"><draw:text-box><text:p>e:5</text:p></draw:text-box></draw:frame></text:p>
      <text:p text:style-name="P16"/>
      <text:p text:style-name="P16"><draw:line text:anchor-type="paragraph" draw:z-index="167" draw:style-name="gr3" draw:text-style-name="P74" svg:x1="3.738cm" svg:y1="0.856cm" svg:x2="4.56cm" svg:y2="0.161cm"><text:p/></draw:line><draw:line text:anchor-type="paragraph" draw:z-index="168" draw:style-name="gr3" draw:text-style-name="P74" svg:x1="6.196cm" svg:y1="0.898cm" svg:x2="5.459cm" svg:y2="0.203cm"><text:p/></draw:line><draw:frame text:anchor-type="paragraph" draw:z-index="172" draw:style-name="gr11" svg:width="0.251cm" svg:height="0.537cm" svg:x="5.833cm" svg:y="0.116cm"><draw:text-box><text:p>1</text:p></draw:text-box></draw:frame><draw:frame text:anchor-type="paragraph" draw:z-index="173" draw:style-name="gr11" svg:width="0.251cm" svg:height="0.537cm" svg:x="3.976cm" svg:y="0.072cm"><draw:text-box><text:p>0</text:p></draw:text-box></draw:frame></text:p>
      <text:p text:style-name="P16"><draw:ellipse text:anchor-type="paragraph" draw:z-index="147" draw:style-name="gr7" draw:text-style-name="P74" svg:width="1.341cm" svg:height="1.306cm" svg:x="5.715cm" svg:y="0.411cm"><text:p/></draw:ellipse></text:p>
      <text:p text:style-name="P14"><draw:ellipse text:anchor-type="paragraph" draw:z-index="142" draw:style-name="gr4" draw:text-style-name="P74" svg:width="1.341cm" svg:height="1.306cm" svg:x="1.469cm" svg:y="1.342cm"><text:p/></draw:ellipse><draw:ellipse text:anchor-type="paragraph" draw:z-index="143" draw:style-name="gr7" draw:text-style-name="P74" svg:width="1.341cm" svg:height="1.306cm" svg:x="0.469cm" svg:y="3.343cm"><text:p/></draw:ellipse><draw:ellipse text:anchor-type="paragraph" draw:z-index="145" draw:style-name="gr7" draw:text-style-name="P74" svg:width="1.341cm" svg:height="1.306cm" svg:x="2.469cm" svg:y="3.343cm"><text:p/></draw:ellipse><draw:ellipse text:anchor-type="paragraph" draw:z-index="146" draw:style-name="gr7" draw:text-style-name="P74" svg:width="1.341cm" svg:height="1.306cm" svg:x="4.47cm" svg:y="1.342cm"><text:p/></draw:ellipse><draw:ellipse text:anchor-type="paragraph" draw:z-index="149" draw:style-name="gr7" draw:text-style-name="P74" svg:width="1.341cm" svg:height="1.306cm" svg:x="10.47cm" svg:y="0.342cm"><text:p/></draw:ellipse><draw:ellipse text:anchor-type="paragraph" draw:z-index="150" draw:style-name="gr7" draw:text-style-name="P74" svg:width="1.341cm" svg:height="1.306cm" svg:x="12.471cm" svg:y="0.342cm"><text:p/></draw:ellipse><draw:ellipse text:anchor-type="paragraph" draw:z-index="151" draw:style-name="gr7" draw:text-style-name="P74" svg:width="1.341cm" svg:height="1.306cm" svg:x="14.471cm" svg:y="0.342cm"><text:p/></draw:ellipse><draw:frame text:anchor-type="paragraph" draw:z-index="158" draw:style-name="gr10" svg:width="0.553cm" svg:height="0.503cm" svg:x="6.152cm" svg:y="0.34cm"><draw:text-box><text:p>d:3</text:p></draw:text-box></draw:frame><draw:frame text:anchor-type="paragraph" draw:z-index="165" draw:style-name="gr10" svg:width="0.306cm" svg:height="0.503cm" svg:x="3.362cm" svg:y="0.261cm"><draw:text-box><text:p>4</text:p></draw:text-box></draw:frame></text:p>
      <text:p text:style-name="P14"><draw:frame text:anchor-type="paragraph" draw:z-index="144" draw:style-name="gr10" svg:width="0.553cm" svg:height="0.503cm" svg:x="0.923cm" svg:y="3.24cm"><draw:text-box><text:p>a:1</text:p></draw:text-box></draw:frame><draw:frame text:anchor-type="paragraph" draw:z-index="152" draw:style-name="gr10" svg:width="0.786cm" svg:height="0.503cm" svg:x="14.774cm" svg:y="0.24cm"><draw:text-box><text:p>h:21</text:p></draw:text-box></draw:frame><draw:frame text:anchor-type="paragraph" draw:z-index="153" draw:style-name="gr10" svg:width="0.553cm" svg:height="0.503cm" svg:x="2.923cm" svg:y="3.24cm"><draw:text-box><text:p>b:1</text:p></draw:text-box></draw:frame><draw:frame text:anchor-type="paragraph" draw:z-index="154" draw:style-name="gr10" svg:width="0.553cm" svg:height="0.503cm" svg:x="4.923cm" svg:y="1.24cm"><draw:text-box><text:p>c:2</text:p></draw:text-box></draw:frame><draw:frame text:anchor-type="paragraph" draw:z-index="155" draw:style-name="gr10" svg:width="0.793cm" svg:height="0.503cm" svg:x="12.723cm" svg:y="0.24cm"><draw:text-box><text:p>g:13</text:p></draw:text-box></draw:frame><draw:frame text:anchor-type="paragraph" draw:z-index="164" draw:style-name="gr10" svg:width="0.306cm" svg:height="0.503cm" svg:x="2.057cm" svg:y="1.187cm"><draw:text-box><text:p>2</text:p></draw:text-box></draw:frame><draw:frame text:anchor-type="paragraph" draw:z-index="170" draw:style-name="gr11" svg:width="0.251cm" svg:height="0.537cm" svg:x="2.469cm" svg:y="0.203cm"><draw:text-box><text:p>0</text:p></draw:text-box></draw:frame><draw:frame text:anchor-type="paragraph" draw:z-index="171" draw:style-name="gr11" svg:width="0.251cm" svg:height="0.537cm" svg:x="4.454cm" svg:y="0.228cm"><draw:text-box><text:p>1</text:p></draw:text-box></draw:frame></text:p>
      <text:p text:style-name="P14"><draw:line text:anchor-type="paragraph" draw:z-index="140" draw:style-name="gr3" draw:text-style-name="P74" svg:x1="5.008cm" svg:y1="0.369cm" svg:x2="3.87cm" svg:y2="0.071cm"><text:p/></draw:line><draw:line text:anchor-type="paragraph" draw:z-index="141" draw:style-name="gr3" draw:text-style-name="P74" svg:x1="2.032cm" svg:y1="0.369cm" svg:x2="3.2cm" svg:y2="0.071cm"><text:p/></draw:line></text:p>
      <text:p text:style-name="P17"><draw:frame text:anchor-type="paragraph" draw:z-index="156" draw:style-name="gr10" svg:width="0.553cm" svg:height="0.503cm" svg:x="10.924cm" svg:y="-0.76cm"><draw:text-box><text:p>f:8</text:p></draw:text-box></draw:frame><draw:line text:anchor-type="paragraph" draw:z-index="159" draw:style-name="gr3" draw:text-style-name="P74" svg:x1="1.139cm" svg:y1="1.882cm" svg:x2="1.961cm" svg:y2="1.187cm"><text:p/></draw:line><draw:line text:anchor-type="paragraph" draw:z-index="160" draw:style-name="gr3" draw:text-style-name="P74" svg:x1="3.099cm" svg:y1="1.882cm" svg:x2="2.362cm" svg:y2="1.187cm"><text:p/></draw:line><draw:frame text:anchor-type="paragraph" draw:z-index="161" draw:style-name="gr11" svg:width="0.251cm" svg:height="0.537cm" svg:x="1.219cm" svg:y="1.081cm"><draw:text-box><text:p>0</text:p></draw:text-box></draw:frame><draw:frame text:anchor-type="paragraph" draw:z-index="162" draw:style-name="gr11" svg:width="0.251cm" svg:height="0.537cm" svg:x="2.81cm" svg:y="1.081cm"><draw:text-box><text:p>1</text:p></draw:text-box></draw:frame></text:p>
      <text:p text:style-name="P15"/>
      <text:p text:style-name="P15"/>
      <text:p text:style-name="P16"><draw:ellipse text:anchor-type="paragraph" draw:z-index="188" draw:style-name="gr7" draw:text-style-name="P74" svg:width="1.341cm" svg:height="1.306cm" svg:x="8.001cm" svg:y="2.482cm"><text:p/></draw:ellipse><draw:ellipse text:anchor-type="paragraph" draw:z-index="203" draw:style-name="gr4" draw:text-style-name="P74" svg:width="1.341cm" svg:height="1.306cm" svg:x="2.854cm" svg:y="4.316cm"><text:p/></draw:ellipse><draw:ellipse text:anchor-type="paragraph" draw:z-index="206" draw:style-name="gr4" draw:text-style-name="P74" svg:width="1.341cm" svg:height="1.306cm" svg:x="4.339cm" svg:y="2.482cm"><text:p/></draw:ellipse><draw:line text:anchor-type="paragraph" draw:z-index="214" draw:style-name="gr3" draw:text-style-name="P74" svg:x1="5.149cm" svg:y1="2.482cm" svg:x2="6.317cm" svg:y2="2.184cm"><text:p/></draw:line><draw:line text:anchor-type="paragraph" draw:z-index="215" draw:style-name="gr3" draw:text-style-name="P74" svg:x1="8.594cm" svg:y1="2.482cm" svg:x2="7.456cm" svg:y2="2.184cm"><text:p/></draw:line><draw:ellipse text:anchor-type="paragraph" draw:z-index="219" draw:style-name="gr4" draw:text-style-name="P74" svg:width="1.341cm" svg:height="1.306cm" svg:x="8.139cm" svg:y="-0.058cm"><text:p/></draw:ellipse><draw:frame text:anchor-type="paragraph" draw:z-index="220" draw:style-name="gr10" svg:width="0.489cm" svg:height="0.503cm" svg:x="8.571cm" svg:y="0.319cm"><draw:text-box><text:p>20</text:p></draw:text-box></draw:frame><text:soft-page-break/>Βήμα 6</text:p>
      <text:p text:style-name="P16"><draw:line text:anchor-type="paragraph" draw:z-index="218" draw:style-name="gr3" draw:text-style-name="P74" svg:x1="7.07cm" svg:y1="0.69cm" svg:x2="8.238cm" svg:y2="0.392cm"><text:p/></draw:line><draw:line text:anchor-type="paragraph" draw:z-index="221" draw:style-name="gr3" draw:text-style-name="P74" svg:x1="10.494cm" svg:y1="0.76cm" svg:x2="9.356cm" svg:y2="0.462cm"><text:p/></draw:line><draw:frame text:anchor-type="paragraph" draw:z-index="266" draw:style-name="gr11" svg:width="0.251cm" svg:height="0.537cm" svg:x="9.853cm" svg:y="0.153cm"><draw:text-box><text:p>1</text:p></draw:text-box></draw:frame><draw:frame text:anchor-type="paragraph" draw:z-index="267" draw:style-name="gr11" svg:width="0.251cm" svg:height="0.537cm" svg:x="7.505cm" svg:y="0.056cm"><draw:text-box><text:p>0</text:p></draw:text-box></draw:frame></text:p>
      <text:p text:style-name="P16"><draw:ellipse text:anchor-type="paragraph" draw:z-index="216" draw:style-name="gr4" draw:text-style-name="P74" svg:width="1.341cm" svg:height="1.306cm" svg:x="6.223cm" svg:y="0.203cm"><text:p/></draw:ellipse><draw:ellipse text:anchor-type="paragraph" draw:z-index="189" draw:style-name="gr7" draw:text-style-name="P74" svg:width="1.341cm" svg:height="1.306cm" svg:x="10.104cm" svg:y="0.203cm"><text:p/></draw:ellipse></text:p>
      <text:p text:style-name="P16"><draw:frame text:anchor-type="paragraph" draw:z-index="217" draw:style-name="gr10" svg:width="0.489cm" svg:height="0.503cm" svg:x="6.662cm" svg:y="0.115cm"><draw:text-box><text:p>12</text:p></draw:text-box></draw:frame><draw:frame text:anchor-type="paragraph" draw:z-index="196" draw:style-name="gr10" svg:width="0.553cm" svg:height="0.503cm" svg:x="10.444cm" svg:y="0.153cm"><draw:text-box><text:p>f:8</text:p></draw:text-box></draw:frame><draw:frame text:anchor-type="paragraph" draw:z-index="264" draw:style-name="gr11" svg:width="0.251cm" svg:height="0.537cm" svg:x="5.613cm" svg:y="0.406cm"><draw:text-box><text:p>0</text:p></draw:text-box></draw:frame><draw:frame text:anchor-type="paragraph" draw:z-index="265" draw:style-name="gr11" svg:width="0.251cm" svg:height="0.537cm" svg:x="8.01cm" svg:y="0.402cm"><draw:text-box><text:p>1</text:p></draw:text-box></draw:frame></text:p>
      <text:p text:style-name="P16"/>
      <text:p text:style-name="P16"><draw:frame text:anchor-type="paragraph" draw:z-index="197" draw:style-name="gr10" svg:width="0.553cm" svg:height="0.503cm" svg:x="8.456cm" svg:y="0.363cm"><draw:text-box><text:p>e:5</text:p></draw:text-box></draw:frame><draw:frame text:anchor-type="paragraph" draw:z-index="209" draw:style-name="gr10" svg:width="0.306cm" svg:height="0.503cm" svg:x="4.881cm" svg:y="0.358cm"><draw:text-box><text:p>7</text:p></draw:text-box></draw:frame></text:p>
      <text:p text:style-name="P16"/>
      <text:p text:style-name="P16"><draw:line text:anchor-type="paragraph" draw:z-index="207" draw:style-name="gr3" draw:text-style-name="P74" svg:x1="3.738cm" svg:y1="0.856cm" svg:x2="4.56cm" svg:y2="0.161cm"><text:p/></draw:line><draw:line text:anchor-type="paragraph" draw:z-index="208" draw:style-name="gr3" draw:text-style-name="P74" svg:x1="6.196cm" svg:y1="0.898cm" svg:x2="5.459cm" svg:y2="0.203cm"><text:p/></draw:line><draw:frame text:anchor-type="paragraph" draw:z-index="212" draw:style-name="gr11" svg:width="0.251cm" svg:height="0.537cm" svg:x="5.833cm" svg:y="0.116cm"><draw:text-box><text:p>1</text:p></draw:text-box></draw:frame><draw:frame text:anchor-type="paragraph" draw:z-index="213" draw:style-name="gr11" svg:width="0.251cm" svg:height="0.537cm" svg:x="3.976cm" svg:y="0.072cm"><draw:text-box><text:p>0</text:p></draw:text-box></draw:frame></text:p>
      <text:p text:style-name="P16"><draw:ellipse text:anchor-type="paragraph" draw:z-index="187" draw:style-name="gr7" draw:text-style-name="P74" svg:width="1.341cm" svg:height="1.306cm" svg:x="5.715cm" svg:y="0.411cm"><text:p/></draw:ellipse></text:p>
      <text:p text:style-name="P14"><draw:ellipse text:anchor-type="paragraph" draw:z-index="182" draw:style-name="gr4" draw:text-style-name="P74" svg:width="1.341cm" svg:height="1.306cm" svg:x="1.469cm" svg:y="1.342cm"><text:p/></draw:ellipse><draw:ellipse text:anchor-type="paragraph" draw:z-index="183" draw:style-name="gr7" draw:text-style-name="P74" svg:width="1.341cm" svg:height="1.306cm" svg:x="0.469cm" svg:y="3.343cm"><text:p/></draw:ellipse><draw:ellipse text:anchor-type="paragraph" draw:z-index="185" draw:style-name="gr7" draw:text-style-name="P74" svg:width="1.341cm" svg:height="1.306cm" svg:x="2.469cm" svg:y="3.343cm"><text:p/></draw:ellipse><draw:ellipse text:anchor-type="paragraph" draw:z-index="186" draw:style-name="gr7" draw:text-style-name="P74" svg:width="1.341cm" svg:height="1.306cm" svg:x="4.47cm" svg:y="1.342cm"><text:p/></draw:ellipse><draw:ellipse text:anchor-type="paragraph" draw:z-index="190" draw:style-name="gr7" draw:text-style-name="P74" svg:width="1.341cm" svg:height="1.306cm" svg:x="12.471cm" svg:y="-3.658cm"><text:p/></draw:ellipse><draw:ellipse text:anchor-type="paragraph" draw:z-index="191" draw:style-name="gr7" draw:text-style-name="P74" svg:width="1.341cm" svg:height="1.306cm" svg:x="14.471cm" svg:y="-3.658cm"><text:p/></draw:ellipse><draw:frame text:anchor-type="paragraph" draw:z-index="198" draw:style-name="gr10" svg:width="0.553cm" svg:height="0.503cm" svg:x="6.152cm" svg:y="0.34cm"><draw:text-box><text:p>d:3</text:p></draw:text-box></draw:frame><draw:frame text:anchor-type="paragraph" draw:z-index="205" draw:style-name="gr10" svg:width="0.306cm" svg:height="0.503cm" svg:x="3.362cm" svg:y="0.261cm"><draw:text-box><text:p>4</text:p></draw:text-box></draw:frame></text:p>
      <text:p text:style-name="P14"><draw:frame text:anchor-type="paragraph" draw:z-index="184" draw:style-name="gr10" svg:width="0.553cm" svg:height="0.503cm" svg:x="0.923cm" svg:y="3.24cm"><draw:text-box><text:p>a:1</text:p></draw:text-box></draw:frame><draw:frame text:anchor-type="paragraph" draw:z-index="192" draw:style-name="gr10" svg:width="0.786cm" svg:height="0.503cm" svg:x="14.774cm" svg:y="-3.761cm"><draw:text-box><text:p>h:21</text:p></draw:text-box></draw:frame><draw:frame text:anchor-type="paragraph" draw:z-index="193" draw:style-name="gr10" svg:width="0.553cm" svg:height="0.503cm" svg:x="2.923cm" svg:y="3.24cm"><draw:text-box><text:p>b:1</text:p></draw:text-box></draw:frame><draw:frame text:anchor-type="paragraph" draw:z-index="194" draw:style-name="gr10" svg:width="0.553cm" svg:height="0.503cm" svg:x="4.923cm" svg:y="1.24cm"><draw:text-box><text:p>c:2</text:p></draw:text-box></draw:frame><draw:frame text:anchor-type="paragraph" draw:z-index="195" draw:style-name="gr10" svg:width="0.793cm" svg:height="0.503cm" svg:x="12.723cm" svg:y="-3.761cm"><draw:text-box><text:p>g:13</text:p></draw:text-box></draw:frame><draw:frame text:anchor-type="paragraph" draw:z-index="204" draw:style-name="gr10" svg:width="0.306cm" svg:height="0.503cm" svg:x="2.057cm" svg:y="1.187cm"><draw:text-box><text:p>2</text:p></draw:text-box></draw:frame><draw:frame text:anchor-type="paragraph" draw:z-index="210" draw:style-name="gr11" svg:width="0.251cm" svg:height="0.537cm" svg:x="2.469cm" svg:y="0.203cm"><draw:text-box><text:p>0</text:p></draw:text-box></draw:frame><draw:frame text:anchor-type="paragraph" draw:z-index="211" draw:style-name="gr11" svg:width="0.251cm" svg:height="0.537cm" svg:x="4.454cm" svg:y="0.228cm"><draw:text-box><text:p>1</text:p></draw:text-box></draw:frame></text:p>
      <text:p text:style-name="P14"><draw:line text:anchor-type="paragraph" draw:z-index="180" draw:style-name="gr3" draw:text-style-name="P74" svg:x1="5.008cm" svg:y1="0.369cm" svg:x2="3.87cm" svg:y2="0.071cm"><text:p/></draw:line><draw:line text:anchor-type="paragraph" draw:z-index="181" draw:style-name="gr3" draw:text-style-name="P74" svg:x1="2.032cm" svg:y1="0.369cm" svg:x2="3.2cm" svg:y2="0.071cm"><text:p/></draw:line></text:p>
      <text:p text:style-name="P17"><draw:line text:anchor-type="paragraph" draw:z-index="199" draw:style-name="gr3" draw:text-style-name="P74" svg:x1="1.139cm" svg:y1="1.882cm" svg:x2="1.961cm" svg:y2="1.187cm"><text:p/></draw:line><draw:line text:anchor-type="paragraph" draw:z-index="200" draw:style-name="gr3" draw:text-style-name="P74" svg:x1="3.099cm" svg:y1="1.882cm" svg:x2="2.362cm" svg:y2="1.187cm"><text:p/></draw:line><draw:frame text:anchor-type="paragraph" draw:z-index="201" draw:style-name="gr11" svg:width="0.251cm" svg:height="0.537cm" svg:x="1.219cm" svg:y="1.081cm"><draw:text-box><text:p>0</text:p></draw:text-box></draw:frame><draw:frame text:anchor-type="paragraph" draw:z-index="202" draw:style-name="gr11" svg:width="0.251cm" svg:height="0.537cm" svg:x="2.81cm" svg:y="1.081cm"><draw:text-box><text:p>1</text:p></draw:text-box></draw:frame></text:p>
      <text:p text:style-name="P15"/>
      <text:p text:style-name="P15"/>
      <text:p text:style-name="P15"/>
      <text:p text:style-name="P15"/>
      <text:p text:style-name="P15"/>
      <text:p text:style-name="P15"/>
      <text:p text:style-name="P14"/>
      <text:p text:style-name="P16"><draw:ellipse text:anchor-type="paragraph" draw:z-index="230" draw:style-name="gr7" draw:text-style-name="P74" svg:width="1.341cm" svg:height="1.306cm" svg:x="8.001cm" svg:y="4.482cm"><text:p/></draw:ellipse><draw:ellipse text:anchor-type="paragraph" draw:z-index="245" draw:style-name="gr4" draw:text-style-name="P74" svg:width="1.341cm" svg:height="1.306cm" svg:x="2.854cm" svg:y="6.316cm"><text:p/></draw:ellipse><draw:ellipse text:anchor-type="paragraph" draw:z-index="248" draw:style-name="gr4" draw:text-style-name="P74" svg:width="1.341cm" svg:height="1.306cm" svg:x="4.339cm" svg:y="4.482cm"><text:p/></draw:ellipse><draw:line text:anchor-type="paragraph" draw:z-index="256" draw:style-name="gr3" draw:text-style-name="P74" svg:x1="5.149cm" svg:y1="4.482cm" svg:x2="6.317cm" svg:y2="4.184cm"><text:p/></draw:line><draw:line text:anchor-type="paragraph" draw:z-index="257" draw:style-name="gr3" draw:text-style-name="P74" svg:x1="8.594cm" svg:y1="4.482cm" svg:x2="7.456cm" svg:y2="4.184cm"><text:p/></draw:line><draw:ellipse text:anchor-type="paragraph" draw:z-index="261" draw:style-name="gr4" draw:text-style-name="P74" svg:width="1.341cm" svg:height="1.306cm" svg:x="8.139cm" svg:y="1.942cm"><text:p/></draw:ellipse><draw:frame text:anchor-type="paragraph" draw:z-index="262" draw:style-name="gr10" svg:width="0.489cm" svg:height="0.503cm" svg:x="8.571cm" svg:y="2.32cm"><draw:text-box><text:p>20</text:p></draw:text-box></draw:frame>Βήμα 7</text:p>
      <text:p text:style-name="P16"><draw:frame text:anchor-type="paragraph" draw:z-index="277" draw:style-name="gr10" svg:width="0.489cm" svg:height="0.503cm" svg:x="9.61cm" svg:y="0.347cm"><draw:text-box><text:p>33</text:p></draw:text-box></draw:frame></text:p>
      <text:p text:style-name="P16"><draw:frame text:anchor-type="paragraph" draw:z-index="273" draw:style-name="gr11" svg:width="0.251cm" svg:height="0.537cm" svg:x="8.964cm" svg:y="0.432cm"><draw:text-box><text:p>0</text:p></draw:text-box></draw:frame></text:p>
      <text:p text:style-name="P16"><draw:ellipse text:anchor-type="paragraph" draw:z-index="276" draw:style-name="gr4" draw:text-style-name="P74" svg:width="1.341cm" svg:height="1.306cm" svg:x="9.139cm" svg:y="-1.058cm"><text:p/></draw:ellipse><draw:ellipse text:anchor-type="paragraph" draw:z-index="232" draw:style-name="gr7" draw:text-style-name="P74" svg:width="1.341cm" svg:height="1.306cm" svg:x="10.493cm" svg:y="0.358cm"><text:p/></draw:ellipse><draw:line text:anchor-type="paragraph" draw:z-index="274" draw:style-name="gr3" draw:text-style-name="P74" svg:x1="8.865cm" svg:y1="0.481cm" svg:x2="9.579cm" svg:y2="0.183cm"><text:p/></draw:line><draw:line text:anchor-type="paragraph" draw:z-index="275" draw:style-name="gr3" draw:text-style-name="P74" svg:x1="10.719cm" svg:y1="0.545cm" svg:x2="9.925cm" svg:y2="0.247cm"><text:p/></draw:line><draw:frame text:anchor-type="paragraph" draw:z-index="272" draw:style-name="gr11" svg:width="0.251cm" svg:height="0.537cm" svg:x="10.479cm" svg:y="0.009cm"><draw:text-box><text:p>1</text:p></draw:text-box></draw:frame></text:p>
      <text:p text:style-name="P16"><draw:frame text:anchor-type="paragraph" draw:z-index="237" draw:style-name="gr10" svg:width="0.793cm" svg:height="0.503cm" svg:x="10.848cm" svg:y="0.203cm"><draw:text-box><text:p>g:13</text:p></draw:text-box></draw:frame></text:p>
      <text:p text:style-name="P16"><draw:line text:anchor-type="paragraph" draw:z-index="260" draw:style-name="gr3" draw:text-style-name="P74" svg:x1="7.07cm" svg:y1="0.69cm" svg:x2="8.238cm" svg:y2="0.392cm"><text:p/></draw:line><draw:line text:anchor-type="paragraph" draw:z-index="263" draw:style-name="gr3" draw:text-style-name="P74" svg:x1="10.494cm" svg:y1="0.76cm" svg:x2="9.356cm" svg:y2="0.462cm"><text:p/></draw:line><draw:frame text:anchor-type="paragraph" draw:z-index="269" draw:style-name="gr11" svg:width="0.251cm" svg:height="0.537cm" svg:x="7.491cm" svg:y="0.074cm"><draw:text-box><text:p>0</text:p></draw:text-box></draw:frame><draw:frame text:anchor-type="paragraph" draw:z-index="270" draw:style-name="gr11" svg:width="0.251cm" svg:height="0.537cm" svg:x="10.003cm" svg:y="0.224cm"><draw:text-box><text:p>1</text:p></draw:text-box></draw:frame></text:p>
      <text:p text:style-name="P16"><draw:ellipse text:anchor-type="paragraph" draw:z-index="231" draw:style-name="gr7" draw:text-style-name="P74" svg:width="1.341cm" svg:height="1.306cm" svg:x="10.104cm" svg:y="0.203cm"><text:p/></draw:ellipse><draw:ellipse text:anchor-type="paragraph" draw:z-index="258" draw:style-name="gr4" draw:text-style-name="P74" svg:width="1.341cm" svg:height="1.306cm" svg:x="6.223cm" svg:y="0.203cm"><text:p/></draw:ellipse></text:p>
      <text:p text:style-name="P16"><draw:frame text:anchor-type="paragraph" draw:z-index="238" draw:style-name="gr10" svg:width="0.553cm" svg:height="0.503cm" svg:x="10.444cm" svg:y="0.153cm"><draw:text-box><text:p>f:8</text:p></draw:text-box></draw:frame><draw:frame text:anchor-type="paragraph" draw:z-index="259" draw:style-name="gr10" svg:width="0.489cm" svg:height="0.503cm" svg:x="6.662cm" svg:y="0.115cm"><draw:text-box><text:p>12</text:p></draw:text-box></draw:frame><draw:frame text:anchor-type="paragraph" draw:z-index="268" draw:style-name="gr11" svg:width="0.251cm" svg:height="0.537cm" svg:x="5.703cm" svg:y="0.393cm"><draw:text-box><text:p>0</text:p></draw:text-box></draw:frame><draw:frame text:anchor-type="paragraph" draw:z-index="271" draw:style-name="gr11" svg:width="0.251cm" svg:height="0.537cm" svg:x="7.927cm" svg:y="0.439cm"><draw:text-box><text:p>1</text:p></draw:text-box></draw:frame></text:p>
      <text:p text:style-name="P16"/>
      <text:p text:style-name="P16"><draw:frame text:anchor-type="paragraph" draw:z-index="239" draw:style-name="gr10" svg:width="0.553cm" svg:height="0.503cm" svg:x="8.456cm" svg:y="0.363cm"><draw:text-box><text:p>e:5</text:p></draw:text-box></draw:frame><draw:frame text:anchor-type="paragraph" draw:z-index="251" draw:style-name="gr10" svg:width="0.306cm" svg:height="0.503cm" svg:x="4.881cm" svg:y="0.358cm"><draw:text-box><text:p>7</text:p></draw:text-box></draw:frame></text:p>
      <text:p text:style-name="P16"/>
      <text:p text:style-name="P16"><draw:line text:anchor-type="paragraph" draw:z-index="249" draw:style-name="gr3" draw:text-style-name="P74" svg:x1="3.655cm" svg:y1="0.935cm" svg:x2="4.477cm" svg:y2="0.24cm"><text:p/></draw:line><draw:line text:anchor-type="paragraph" draw:z-index="250" draw:style-name="gr3" draw:text-style-name="P74" svg:x1="6.196cm" svg:y1="0.898cm" svg:x2="5.459cm" svg:y2="0.203cm"><text:p/></draw:line><draw:frame text:anchor-type="paragraph" draw:z-index="254" draw:style-name="gr11" svg:width="0.251cm" svg:height="0.537cm" svg:x="5.833cm" svg:y="0.116cm"><draw:text-box><text:p>1</text:p></draw:text-box></draw:frame><draw:frame text:anchor-type="paragraph" draw:z-index="255" draw:style-name="gr11" svg:width="0.251cm" svg:height="0.537cm" svg:x="3.976cm" svg:y="0.072cm"><draw:text-box><text:p>0</text:p></draw:text-box></draw:frame></text:p>
      <text:p text:style-name="P16"><draw:ellipse text:anchor-type="paragraph" draw:z-index="229" draw:style-name="gr7" draw:text-style-name="P74" svg:width="1.341cm" svg:height="1.306cm" svg:x="5.715cm" svg:y="0.411cm"><text:p/></draw:ellipse></text:p>
      <text:p text:style-name="P14"><draw:ellipse text:anchor-type="paragraph" draw:z-index="224" draw:style-name="gr4" draw:text-style-name="P74" svg:width="1.341cm" svg:height="1.306cm" svg:x="1.469cm" svg:y="1.342cm"><text:p/></draw:ellipse><draw:ellipse text:anchor-type="paragraph" draw:z-index="225" draw:style-name="gr7" draw:text-style-name="P74" svg:width="1.341cm" svg:height="1.306cm" svg:x="0.469cm" svg:y="3.343cm"><text:p/></draw:ellipse><draw:ellipse text:anchor-type="paragraph" draw:z-index="227" draw:style-name="gr7" draw:text-style-name="P74" svg:width="1.341cm" svg:height="1.306cm" svg:x="2.469cm" svg:y="3.343cm"><text:p/></draw:ellipse><draw:ellipse text:anchor-type="paragraph" draw:z-index="228" draw:style-name="gr7" draw:text-style-name="P74" svg:width="1.341cm" svg:height="1.306cm" svg:x="4.47cm" svg:y="1.342cm"><text:p/></draw:ellipse><draw:ellipse text:anchor-type="paragraph" draw:z-index="233" draw:style-name="gr7" draw:text-style-name="P74" svg:width="1.341cm" svg:height="1.306cm" svg:x="14.471cm" svg:y="-3.658cm"><text:p/></draw:ellipse><draw:frame text:anchor-type="paragraph" draw:z-index="240" draw:style-name="gr10" svg:width="0.553cm" svg:height="0.503cm" svg:x="6.152cm" svg:y="0.34cm"><draw:text-box><text:p>d:3</text:p></draw:text-box></draw:frame><draw:frame text:anchor-type="paragraph" draw:z-index="247" draw:style-name="gr10" svg:width="0.306cm" svg:height="0.503cm" svg:x="3.362cm" svg:y="0.261cm"><draw:text-box><text:p>4</text:p></draw:text-box></draw:frame></text:p>
      <text:p text:style-name="P14"><draw:frame text:anchor-type="paragraph" draw:z-index="226" draw:style-name="gr10" svg:width="0.553cm" svg:height="0.503cm" svg:x="0.923cm" svg:y="3.24cm"><draw:text-box><text:p>a:1</text:p></draw:text-box></draw:frame><draw:frame text:anchor-type="paragraph" draw:z-index="234" draw:style-name="gr10" svg:width="0.786cm" svg:height="0.503cm" svg:x="14.774cm" svg:y="-3.761cm"><draw:text-box><text:p>h:21</text:p></draw:text-box></draw:frame><draw:frame text:anchor-type="paragraph" draw:z-index="235" draw:style-name="gr10" svg:width="0.553cm" svg:height="0.503cm" svg:x="2.923cm" svg:y="3.24cm"><draw:text-box><text:p>b:1</text:p></draw:text-box></draw:frame><draw:frame text:anchor-type="paragraph" draw:z-index="236" draw:style-name="gr10" svg:width="0.553cm" svg:height="0.503cm" svg:x="4.923cm" svg:y="1.24cm"><draw:text-box><text:p>c:2</text:p></draw:text-box></draw:frame><draw:frame text:anchor-type="paragraph" draw:z-index="246" draw:style-name="gr10" svg:width="0.306cm" svg:height="0.503cm" svg:x="2.057cm" svg:y="1.187cm"><draw:text-box><text:p>2</text:p></draw:text-box></draw:frame><draw:frame text:anchor-type="paragraph" draw:z-index="252" draw:style-name="gr11" svg:width="0.251cm" svg:height="0.537cm" svg:x="2.469cm" svg:y="0.203cm"><draw:text-box><text:p>0</text:p></draw:text-box></draw:frame><draw:frame text:anchor-type="paragraph" draw:z-index="253" draw:style-name="gr11" svg:width="0.251cm" svg:height="0.537cm" svg:x="4.454cm" svg:y="0.228cm"><draw:text-box><text:p>1</text:p></draw:text-box></draw:frame></text:p>
      <text:p text:style-name="P14"><draw:line text:anchor-type="paragraph" draw:z-index="222" draw:style-name="gr3" draw:text-style-name="P74" svg:x1="5.008cm" svg:y1="0.369cm" svg:x2="3.87cm" svg:y2="0.071cm"><text:p/></draw:line><draw:line text:anchor-type="paragraph" draw:z-index="223" draw:style-name="gr3" draw:text-style-name="P74" svg:x1="2.032cm" svg:y1="0.369cm" svg:x2="3.2cm" svg:y2="0.071cm"><text:p/></draw:line></text:p>
      <text:p text:style-name="P17"><draw:line text:anchor-type="paragraph" draw:z-index="241" draw:style-name="gr3" draw:text-style-name="P74" svg:x1="1.139cm" svg:y1="1.882cm" svg:x2="1.961cm" svg:y2="1.187cm"><text:p/></draw:line><draw:line text:anchor-type="paragraph" draw:z-index="242" draw:style-name="gr3" draw:text-style-name="P74" svg:x1="3.099cm" svg:y1="1.882cm" svg:x2="2.362cm" svg:y2="1.187cm"><text:p/></draw:line><draw:frame text:anchor-type="paragraph" draw:z-index="243" draw:style-name="gr11" svg:width="0.251cm" svg:height="0.537cm" svg:x="1.219cm" svg:y="1.081cm"><draw:text-box><text:p>0</text:p></draw:text-box></draw:frame><draw:frame text:anchor-type="paragraph" draw:z-index="244" draw:style-name="gr11" svg:width="0.251cm" svg:height="0.537cm" svg:x="2.81cm" svg:y="1.081cm"><draw:text-box><text:p>1</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draw:ellipse text:anchor-type="paragraph" draw:z-index="286" draw:style-name="gr7" draw:text-style-name="P74" svg:width="1.341cm" svg:height="1.306cm" svg:x="8.001cm" svg:y="4.482cm"><text:p/></draw:ellipse><draw:ellipse text:anchor-type="paragraph" draw:z-index="301" draw:style-name="gr4" draw:text-style-name="P74" svg:width="1.341cm" svg:height="1.306cm" svg:x="2.854cm" svg:y="6.316cm"><text:p/></draw:ellipse><draw:ellipse text:anchor-type="paragraph" draw:z-index="304" draw:style-name="gr4" draw:text-style-name="P74" svg:width="1.341cm" svg:height="1.306cm" svg:x="4.339cm" svg:y="4.482cm"><text:p/></draw:ellipse><draw:line text:anchor-type="paragraph" draw:z-index="311" draw:style-name="gr3" draw:text-style-name="P74" svg:x1="5.149cm" svg:y1="4.482cm" svg:x2="6.317cm" svg:y2="4.184cm"><text:p/></draw:line><draw:line text:anchor-type="paragraph" draw:z-index="312" draw:style-name="gr3" draw:text-style-name="P74" svg:x1="8.594cm" svg:y1="4.482cm" svg:x2="7.456cm" svg:y2="4.184cm"><text:p/></draw:line><draw:ellipse text:anchor-type="paragraph" draw:z-index="316" draw:style-name="gr4" draw:text-style-name="P74" svg:width="1.341cm" svg:height="1.306cm" svg:x="8.139cm" svg:y="1.942cm"><text:p/></draw:ellipse><draw:frame text:anchor-type="paragraph" draw:z-index="317" draw:style-name="gr10" svg:width="0.489cm" svg:height="0.503cm" svg:x="8.571cm" svg:y="2.32cm"><draw:text-box><text:p>20</text:p></draw:text-box></draw:frame><draw:ellipse text:anchor-type="paragraph" draw:z-index="9" draw:style-name="gr4" draw:text-style-name="P74" svg:width="1.341cm" svg:height="1.306cm" svg:x="10.407cm" svg:y="-1.058cm"><text:p/></draw:ellipse><draw:frame text:anchor-type="paragraph" draw:z-index="329" draw:style-name="gr11" svg:width="0.251cm" svg:height="0.537cm" svg:x="10.156cm" svg:y="-0.206cm"><draw:text-box><text:p>0</text:p></draw:text-box></draw:frame><draw:line text:anchor-type="paragraph" draw:z-index="8" draw:style-name="gr3" draw:text-style-name="P74" svg:x1="9.834cm" svg:y1="0.402cm" svg:x2="10.686cm" svg:y2="0.104cm"><text:p/></draw:line><draw:line text:anchor-type="paragraph" draw:z-index="331" draw:style-name="gr3" draw:text-style-name="P74" svg:x1="12.127cm" svg:y1="0.513cm" svg:x2="11.333cm" svg:y2="0.215cm"><text:p/></draw:line><draw:frame text:anchor-type="paragraph" draw:z-index="330" draw:style-name="gr11" svg:width="0.251cm" svg:height="0.537cm" svg:x="11.876cm" svg:y="-0.023cm"><draw:text-box><text:p>1</text:p></draw:text-box></draw:frame><draw:frame text:anchor-type="paragraph" draw:z-index="328" draw:style-name="gr10" svg:width="0.489cm" svg:height="0.503cm" svg:x="10.814cm" svg:y="-0.684cm"><draw:text-box><text:p>54</text:p></draw:text-box></draw:frame><text:soft-page-break/>Βήμα 8</text:p>
      <text:p text:style-name="P16"><draw:frame text:anchor-type="paragraph" draw:z-index="327" draw:style-name="gr10" svg:width="0.489cm" svg:height="0.503cm" svg:x="9.61cm" svg:y="0.347cm"><draw:text-box><text:p>33</text:p></draw:text-box></draw:frame><draw:ellipse text:anchor-type="paragraph" draw:z-index="289" draw:style-name="gr7" draw:text-style-name="P74" svg:width="1.341cm" svg:height="1.306cm" svg:x="11.608cm" svg:y="0.026cm"><text:p/></draw:ellipse><draw:frame text:anchor-type="paragraph" draw:z-index="290" draw:style-name="gr10" svg:width="0.786cm" svg:height="0.503cm" svg:x="11.961cm" svg:y="0.374cm"><draw:text-box><text:p>h:21</text:p></draw:text-box></draw:frame></text:p>
      <text:p text:style-name="P16"><draw:frame text:anchor-type="paragraph" draw:z-index="323" draw:style-name="gr11" svg:width="0.251cm" svg:height="0.537cm" svg:x="8.964cm" svg:y="0.432cm"><draw:text-box><text:p>0</text:p></draw:text-box></draw:frame></text:p>
      <text:p text:style-name="P16"><draw:ellipse text:anchor-type="paragraph" draw:z-index="288" draw:style-name="gr7" draw:text-style-name="P74" svg:width="1.341cm" svg:height="1.306cm" svg:x="10.493cm" svg:y="0.358cm"><text:p/></draw:ellipse><draw:frame text:anchor-type="paragraph" draw:z-index="322" draw:style-name="gr11" svg:width="0.251cm" svg:height="0.537cm" svg:x="10.479cm" svg:y="0.009cm"><draw:text-box><text:p>1</text:p></draw:text-box></draw:frame><draw:line text:anchor-type="paragraph" draw:z-index="324" draw:style-name="gr3" draw:text-style-name="P74" svg:x1="8.865cm" svg:y1="0.481cm" svg:x2="9.579cm" svg:y2="0.183cm"><text:p/></draw:line><draw:line text:anchor-type="paragraph" draw:z-index="325" draw:style-name="gr3" draw:text-style-name="P74" svg:x1="10.719cm" svg:y1="0.545cm" svg:x2="9.925cm" svg:y2="0.247cm"><text:p/></draw:line><draw:ellipse text:anchor-type="paragraph" draw:z-index="326" draw:style-name="gr4" draw:text-style-name="P74" svg:width="1.341cm" svg:height="1.306cm" svg:x="9.139cm" svg:y="-1.058cm"><text:p/></draw:ellipse></text:p>
      <text:p text:style-name="P16"><draw:frame text:anchor-type="paragraph" draw:z-index="293" draw:style-name="gr10" svg:width="0.793cm" svg:height="0.503cm" svg:x="10.848cm" svg:y="0.203cm"><draw:text-box><text:p>g:13</text:p></draw:text-box></draw:frame></text:p>
      <text:p text:style-name="P16"><draw:line text:anchor-type="paragraph" draw:z-index="315" draw:style-name="gr3" draw:text-style-name="P74" svg:x1="7.07cm" svg:y1="0.69cm" svg:x2="8.238cm" svg:y2="0.392cm"><text:p/></draw:line><draw:line text:anchor-type="paragraph" draw:z-index="3" draw:style-name="gr3" draw:text-style-name="P74" svg:x1="9.949cm" svg:y1="0.972cm" svg:x2="9.356cm" svg:y2="0.462cm"><text:p/></draw:line><draw:frame text:anchor-type="paragraph" draw:z-index="319" draw:style-name="gr11" svg:width="0.251cm" svg:height="0.537cm" svg:x="7.491cm" svg:y="0.074cm"><draw:text-box><text:p>0</text:p></draw:text-box></draw:frame><draw:frame text:anchor-type="paragraph" draw:z-index="320" draw:style-name="gr11" svg:width="0.306cm" svg:height="0.537cm" svg:x="9.731cm" svg:y="0.355cm"><draw:text-box><text:p>1</text:p></draw:text-box></draw:frame></text:p>
      <text:p text:style-name="P16"><draw:ellipse text:anchor-type="paragraph" draw:z-index="287" draw:style-name="gr7" draw:text-style-name="P74" svg:width="1.341cm" svg:height="1.306cm" svg:x="9.585cm" svg:y="0.404cm"><text:p/></draw:ellipse><draw:ellipse text:anchor-type="paragraph" draw:z-index="313" draw:style-name="gr4" draw:text-style-name="P74" svg:width="1.341cm" svg:height="1.306cm" svg:x="6.223cm" svg:y="0.203cm"><text:p/></draw:ellipse></text:p>
      <text:p text:style-name="P16"><draw:frame text:anchor-type="paragraph" draw:z-index="294" draw:style-name="gr10" svg:width="0.553cm" svg:height="0.503cm" svg:x="10.008cm" svg:y="0.303cm"><draw:text-box><text:p>f:8</text:p></draw:text-box></draw:frame><draw:frame text:anchor-type="paragraph" draw:z-index="314" draw:style-name="gr10" svg:width="0.489cm" svg:height="0.503cm" svg:x="6.662cm" svg:y="0.115cm"><draw:text-box><text:p>12</text:p></draw:text-box></draw:frame><draw:frame text:anchor-type="paragraph" draw:z-index="318" draw:style-name="gr11" svg:width="0.251cm" svg:height="0.537cm" svg:x="5.703cm" svg:y="0.393cm"><draw:text-box><text:p>0</text:p></draw:text-box></draw:frame><draw:frame text:anchor-type="paragraph" draw:z-index="321" draw:style-name="gr11" svg:width="0.251cm" svg:height="0.537cm" svg:x="7.927cm" svg:y="0.439cm"><draw:text-box><text:p>1</text:p></draw:text-box></draw:frame></text:p>
      <text:p text:style-name="P16"/>
      <text:p text:style-name="P16"><draw:frame text:anchor-type="paragraph" draw:z-index="295" draw:style-name="gr10" svg:width="0.553cm" svg:height="0.503cm" svg:x="8.456cm" svg:y="0.363cm"><draw:text-box><text:p>e:5</text:p></draw:text-box></draw:frame><draw:frame text:anchor-type="paragraph" draw:z-index="306" draw:style-name="gr10" svg:width="0.306cm" svg:height="0.503cm" svg:x="4.881cm" svg:y="0.358cm"><draw:text-box><text:p>7</text:p></draw:text-box></draw:frame></text:p>
      <text:p text:style-name="P16"/>
      <text:p text:style-name="P16"><draw:line text:anchor-type="paragraph" draw:z-index="305" draw:style-name="gr3" draw:text-style-name="P74" svg:x1="3.655cm" svg:y1="0.935cm" svg:x2="4.477cm" svg:y2="0.24cm"><text:p/></draw:line><draw:line text:anchor-type="paragraph" draw:z-index="2" draw:style-name="gr3" draw:text-style-name="P74" svg:x1="6.196cm" svg:y1="0.898cm" svg:x2="5.459cm" svg:y2="0.203cm"><text:p/></draw:line><draw:frame text:anchor-type="paragraph" draw:z-index="309" draw:style-name="gr11" svg:width="0.251cm" svg:height="0.537cm" svg:x="5.833cm" svg:y="0.116cm"><draw:text-box><text:p>1</text:p></draw:text-box></draw:frame><draw:frame text:anchor-type="paragraph" draw:z-index="310" draw:style-name="gr11" svg:width="0.251cm" svg:height="0.537cm" svg:x="3.976cm" svg:y="0.072cm"><draw:text-box><text:p>0</text:p></draw:text-box></draw:frame></text:p>
      <text:p text:style-name="P16"><draw:ellipse text:anchor-type="paragraph" draw:z-index="285" draw:style-name="gr7" draw:text-style-name="P74" svg:width="1.341cm" svg:height="1.306cm" svg:x="5.715cm" svg:y="0.411cm"><text:p/></draw:ellipse></text:p>
      <text:p text:style-name="P14"><draw:ellipse text:anchor-type="paragraph" draw:z-index="280" draw:style-name="gr4" draw:text-style-name="P74" svg:width="1.341cm" svg:height="1.306cm" svg:x="1.469cm" svg:y="1.342cm"><text:p/></draw:ellipse><draw:ellipse text:anchor-type="paragraph" draw:z-index="281" draw:style-name="gr7" draw:text-style-name="P74" svg:width="1.341cm" svg:height="1.306cm" svg:x="0.469cm" svg:y="3.343cm"><text:p/></draw:ellipse><draw:ellipse text:anchor-type="paragraph" draw:z-index="283" draw:style-name="gr7" draw:text-style-name="P74" svg:width="1.341cm" svg:height="1.306cm" svg:x="2.469cm" svg:y="3.343cm"><text:p/></draw:ellipse><draw:ellipse text:anchor-type="paragraph" draw:z-index="284" draw:style-name="gr7" draw:text-style-name="P74" svg:width="1.341cm" svg:height="1.306cm" svg:x="4.47cm" svg:y="1.342cm"><text:p/></draw:ellipse><draw:frame text:anchor-type="paragraph" draw:z-index="296" draw:style-name="gr10" svg:width="0.553cm" svg:height="0.503cm" svg:x="6.152cm" svg:y="0.34cm"><draw:text-box><text:p>d:3</text:p></draw:text-box></draw:frame><draw:frame text:anchor-type="paragraph" draw:z-index="303" draw:style-name="gr10" svg:width="0.306cm" svg:height="0.503cm" svg:x="3.362cm" svg:y="0.261cm"><draw:text-box><text:p>4</text:p></draw:text-box></draw:frame></text:p>
      <text:p text:style-name="P14"><draw:frame text:anchor-type="paragraph" draw:z-index="282" draw:style-name="gr10" svg:width="0.553cm" svg:height="0.503cm" svg:x="0.923cm" svg:y="3.24cm"><draw:text-box><text:p>a:1</text:p></draw:text-box></draw:frame><draw:frame text:anchor-type="paragraph" draw:z-index="291" draw:style-name="gr10" svg:width="0.553cm" svg:height="0.503cm" svg:x="2.923cm" svg:y="3.24cm"><draw:text-box><text:p>b:1</text:p></draw:text-box></draw:frame><draw:frame text:anchor-type="paragraph" draw:z-index="292" draw:style-name="gr10" svg:width="0.553cm" svg:height="0.503cm" svg:x="4.923cm" svg:y="1.24cm"><draw:text-box><text:p>c:2</text:p></draw:text-box></draw:frame><draw:frame text:anchor-type="paragraph" draw:z-index="302" draw:style-name="gr10" svg:width="0.306cm" svg:height="0.503cm" svg:x="2.057cm" svg:y="1.187cm"><draw:text-box><text:p>2</text:p></draw:text-box></draw:frame><draw:frame text:anchor-type="paragraph" draw:z-index="307" draw:style-name="gr11" svg:width="0.251cm" svg:height="0.537cm" svg:x="2.469cm" svg:y="0.203cm"><draw:text-box><text:p>0</text:p></draw:text-box></draw:frame><draw:frame text:anchor-type="paragraph" draw:z-index="308" draw:style-name="gr11" svg:width="0.251cm" svg:height="0.537cm" svg:x="4.454cm" svg:y="0.228cm"><draw:text-box><text:p>1</text:p></draw:text-box></draw:frame></text:p>
      <text:p text:style-name="P14"><draw:line text:anchor-type="paragraph" draw:z-index="278" draw:style-name="gr3" draw:text-style-name="P74" svg:x1="5.008cm" svg:y1="0.369cm" svg:x2="3.87cm" svg:y2="0.071cm"><text:p/></draw:line><draw:line text:anchor-type="paragraph" draw:z-index="279" draw:style-name="gr3" draw:text-style-name="P74" svg:x1="2.032cm" svg:y1="0.369cm" svg:x2="3.2cm" svg:y2="0.071cm"><text:p/></draw:line></text:p>
      <text:p text:style-name="P17"><draw:line text:anchor-type="paragraph" draw:z-index="297" draw:style-name="gr3" draw:text-style-name="P74" svg:x1="1.139cm" svg:y1="1.882cm" svg:x2="1.961cm" svg:y2="1.187cm"><text:p/></draw:line><draw:line text:anchor-type="paragraph" draw:z-index="298" draw:style-name="gr3" draw:text-style-name="P74" svg:x1="3.099cm" svg:y1="1.882cm" svg:x2="2.362cm" svg:y2="1.187cm"><text:p/></draw:line><draw:frame text:anchor-type="paragraph" draw:z-index="299" draw:style-name="gr11" svg:width="0.251cm" svg:height="0.537cm" svg:x="1.219cm" svg:y="1.081cm"><draw:text-box><text:p>0</text:p></draw:text-box></draw:frame><draw:frame text:anchor-type="paragraph" draw:z-index="300" draw:style-name="gr11" svg:width="0.251cm" svg:height="0.537cm" svg:x="2.81cm" svg:y="1.081cm"><draw:text-box><text:p>1</text:p></draw:text-box></draw:frame></text:p>
      <text:p text:style-name="P15"/>
      <text:p text:style-name="P15"/>
      <text:p text:style-name="P15"/>
      <text:p text:style-name="P15"/>
      <text:p text:style-name="P15"/>
      <text:p text:style-name="P15"/>
      <text:p text:style-name="P15"/>
      <text:list xml:id="list40307914" text:continue-numbering="true" text:style-name="L5">
        <text:list-item>
          <text:p text:style-name="P53"><draw:frame text:anchor-type="paragraph" draw:z-index="370" draw:style-name="gr10" svg:width="0.592cm" svg:height="0.59cm" svg:x="3.156cm" svg:y="5.717cm"><draw:text-box><text:p>F<text:span text:style-name="T49">n-1</text:span></text:p></draw:text-box></draw:frame><draw:frame text:anchor-type="paragraph" draw:z-index="369" draw:style-name="gr10" svg:width="0.401cm" svg:height="0.59cm" svg:x="2.111cm" svg:y="3.519cm"><draw:text-box><text:p>F<text:span text:style-name="T49">n</text:span></text:p></draw:text-box></draw:frame><draw:ellipse text:anchor-type="paragraph" draw:z-index="368" draw:style-name="gr12" draw:text-style-name="P74" svg:width="0.738cm" svg:height="0.72cm" svg:x="10.232cm" svg:y="6.754cm"><text:p/></draw:ellipse><draw:ellipse text:anchor-type="paragraph" draw:z-index="367" draw:style-name="gr12" draw:text-style-name="P74" svg:width="0.738cm" svg:height="0.72cm" svg:x="9.028cm" svg:y="6.234cm"><text:p/></draw:ellipse><draw:ellipse text:anchor-type="paragraph" draw:z-index="366" draw:style-name="gr12" draw:text-style-name="P74" svg:width="0.738cm" svg:height="0.72cm" svg:x="7.805cm" svg:y="5.782cm"><text:p/></draw:ellipse><draw:line text:anchor-type="paragraph" draw:z-index="365" draw:style-name="gr3" draw:text-style-name="P74" svg:x1="5.692cm" svg:y1="5.276cm" svg:x2="4.937cm" svg:y2="4.581cm"><text:p/></draw:line><draw:line text:anchor-type="paragraph" draw:z-index="364" draw:style-name="gr3" draw:text-style-name="P74" svg:x1="3.429cm" svg:y1="5.421cm" svg:x2="4.128cm" svg:y2="4.648cm"><text:p/></draw:line><draw:ellipse text:anchor-type="paragraph" draw:z-index="363" draw:style-name="gr4" draw:text-style-name="P74" svg:width="1.802cm" svg:height="1.631cm" svg:x="3.561cm" svg:y="3.057cm"><text:p/></draw:ellipse><draw:frame text:anchor-type="paragraph" draw:z-index="362" draw:style-name="gr11" svg:width="0.251cm" svg:height="0.537cm" svg:x="4.096cm" svg:y="2.244cm"><draw:text-box><text:p>1</text:p></draw:text-box></draw:frame><draw:line text:anchor-type="paragraph" draw:z-index="361" draw:style-name="gr3" draw:text-style-name="P74" svg:x1="4.44cm" svg:y1="3.032cm" svg:x2="3.685cm" svg:y2="2.337cm"><text:p/></draw:line><draw:frame text:anchor-type="paragraph" draw:z-index="360" draw:style-name="gr11" svg:width="0.251cm" svg:height="0.537cm" svg:x="2.499cm" svg:y="2.337cm"><draw:text-box><text:p>0</text:p></draw:text-box></draw:frame><draw:line text:anchor-type="paragraph" draw:z-index="359" draw:style-name="gr3" draw:text-style-name="P74" svg:x1="2.425cm" svg:y1="3.11cm" svg:x2="3.124cm" svg:y2="2.337cm"><text:p/></draw:line><draw:line text:anchor-type="paragraph" draw:z-index="358" draw:style-name="gr3" draw:text-style-name="P74" svg:x1="12.264cm" svg:y1="8.421cm" svg:x2="12.963cm" svg:y2="7.648cm"><text:p/></draw:line><draw:line text:anchor-type="paragraph" draw:z-index="357" draw:style-name="gr3" draw:text-style-name="P74" svg:x1="14.157cm" svg:y1="8.421cm" svg:x2="13.402cm" svg:y2="7.726cm"><text:p/></draw:line><draw:line text:anchor-type="paragraph" draw:z-index="356" draw:style-name="gr3" draw:text-style-name="P74" svg:x1="15.157cm" svg:y1="10.421cm" svg:x2="14.402cm" svg:y2="9.726cm"><text:p/></draw:line><draw:line text:anchor-type="paragraph" draw:z-index="355" draw:style-name="gr3" draw:text-style-name="P74" svg:x1="13.264cm" svg:y1="10.421cm" svg:x2="13.963cm" svg:y2="9.648cm"><text:p/></draw:line><draw:ellipse text:anchor-type="paragraph" draw:z-index="4" draw:style-name="gr4" draw:text-style-name="P74" svg:width="1.341cm" svg:height="1.306cm" svg:x="13.577cm" svg:y="8.421cm"><text:p/></draw:ellipse><draw:ellipse text:anchor-type="paragraph" draw:z-index="354" draw:style-name="gr4" draw:text-style-name="P74" svg:width="2.015cm" svg:height="1.664cm" svg:x="2.425cm" svg:y="0.674cm"><text:p/></draw:ellipse><draw:frame text:anchor-type="paragraph" draw:z-index="353" draw:style-name="gr11" svg:width="0.251cm" svg:height="0.537cm" svg:x="14.326cm" svg:y="11.649cm"><draw:text-box><text:p>0</text:p></draw:text-box></draw:frame><draw:frame text:anchor-type="paragraph" draw:z-index="352" draw:style-name="gr11" svg:width="0.251cm" svg:height="0.537cm" svg:x="13.829cm" svg:y="7.726cm"><draw:text-box><text:p>1</text:p></draw:text-box></draw:frame><draw:frame text:anchor-type="paragraph" draw:z-index="351" draw:style-name="gr11" svg:width="0.251cm" svg:height="0.537cm" svg:x="12.416cm" svg:y="7.648cm"><draw:text-box><text:p>0</text:p></draw:text-box></draw:frame><draw:ellipse text:anchor-type="paragraph" draw:z-index="7" draw:style-name="gr4" draw:text-style-name="P74" svg:width="1.341cm" svg:height="1.306cm" svg:x="14.577cm" svg:y="10.421cm"><text:p/></draw:ellipse><draw:frame text:anchor-type="paragraph" draw:z-index="350" draw:style-name="gr11" svg:width="0.251cm" svg:height="0.537cm" svg:x="3.561cm" svg:y="4.648cm"><draw:text-box><text:p>0</text:p></draw:text-box></draw:frame><draw:frame text:anchor-type="paragraph" draw:z-index="349" draw:style-name="gr11" svg:width="0.251cm" svg:height="0.537cm" svg:x="5.362cm" svg:y="4.581cm"><draw:text-box><text:p>1</text:p></draw:text-box></draw:frame><draw:frame text:anchor-type="paragraph" draw:z-index="348" draw:style-name="gr11" svg:width="0.251cm" svg:height="0.537cm" svg:x="14.907cm" svg:y="9.726cm"><draw:text-box><text:p>1</text:p></draw:text-box></draw:frame><draw:frame text:anchor-type="paragraph" draw:z-index="347" draw:style-name="gr10" svg:width="0.295cm" svg:height="0.503cm" svg:x="13.07cm" svg:y="6.81cm"><draw:text-box><text:p>7</text:p></draw:text-box></draw:frame><draw:line text:anchor-type="paragraph" draw:z-index="5" draw:style-name="gr3" draw:text-style-name="P74" svg:x1="16.208cm" svg:y1="12.344cm" svg:x2="15.471cm" svg:y2="11.649cm"><text:p/></draw:line><draw:frame text:anchor-type="paragraph" draw:z-index="346" draw:style-name="gr10" svg:width="0.306cm" svg:height="0.503cm" svg:x="14.062cm" svg:y="8.775cm"><draw:text-box><text:p>4</text:p></draw:text-box></draw:frame><draw:frame text:anchor-type="paragraph" draw:z-index="345" draw:style-name="gr10" svg:width="0.306cm" svg:height="0.503cm" svg:x="15.122cm" svg:y="10.855cm"><draw:text-box><text:p>2</text:p></draw:text-box></draw:frame><draw:frame text:anchor-type="paragraph" draw:z-index="344" draw:style-name="gr11" svg:width="0.251cm" svg:height="0.537cm" svg:x="15.958cm" svg:y="11.649cm"><draw:text-box><text:p>1</text:p></draw:text-box></draw:frame><draw:frame text:anchor-type="paragraph" draw:z-index="343" draw:style-name="gr11" svg:width="0.251cm" svg:height="0.537cm" svg:x="13.409cm" svg:y="9.648cm"><draw:text-box><text:p>0</text:p></draw:text-box></draw:frame><draw:line text:anchor-type="paragraph" draw:z-index="6" draw:style-name="gr3" draw:text-style-name="P74" svg:x1="14.141cm" svg:y1="12.344cm" svg:x2="14.963cm" svg:y2="11.649cm"><text:p/></draw:line><draw:frame text:anchor-type="paragraph" draw:z-index="342" draw:style-name="gr10" svg:width="0.553cm" svg:height="0.503cm" svg:x="11.98cm" svg:y="8.851cm"><draw:text-box><text:p>d:3</text:p></draw:text-box></draw:frame><draw:frame text:anchor-type="paragraph" draw:z-index="341" draw:style-name="gr10" svg:width="0.553cm" svg:height="0.503cm" svg:x="12.961cm" svg:y="10.795cm"><draw:text-box><text:p>c:2</text:p></draw:text-box></draw:frame><draw:frame text:anchor-type="paragraph" draw:z-index="340" draw:style-name="gr10" svg:width="0.553cm" svg:height="0.503cm" svg:x="15.9cm" svg:y="12.702cm"><draw:text-box><text:p>b:1</text:p></draw:text-box></draw:frame><draw:ellipse text:anchor-type="paragraph" draw:z-index="339" draw:style-name="gr7" draw:text-style-name="P74" svg:width="1.341cm" svg:height="1.306cm" svg:x="11.576cm" svg:y="8.421cm"><text:p/></draw:ellipse><draw:ellipse text:anchor-type="paragraph" draw:z-index="338" draw:style-name="gr7" draw:text-style-name="P74" svg:width="1.341cm" svg:height="1.306cm" svg:x="1.656cm" svg:y="3.11cm"><text:p/></draw:ellipse><draw:ellipse text:anchor-type="paragraph" draw:z-index="337" draw:style-name="gr7" draw:text-style-name="P74" svg:width="1.341cm" svg:height="1.306cm" svg:x="2.787cm" svg:y="5.42cm"><text:p/></draw:ellipse><draw:ellipse text:anchor-type="paragraph" draw:z-index="336" draw:style-name="gr7" draw:text-style-name="P74" svg:width="1.341cm" svg:height="1.306cm" svg:x="12.577cm" svg:y="10.421cm"><text:p/></draw:ellipse><draw:ellipse text:anchor-type="paragraph" draw:z-index="335" draw:style-name="gr7" draw:text-style-name="P74" svg:width="1.341cm" svg:height="1.306cm" svg:x="15.471cm" svg:y="12.344cm"><text:p/></draw:ellipse><draw:frame text:anchor-type="paragraph" draw:z-index="334" draw:style-name="gr10" svg:width="0.553cm" svg:height="0.503cm" svg:x="13.924cm" svg:y="12.644cm"><draw:text-box><text:p>a:1</text:p></draw:text-box></draw:frame><draw:ellipse text:anchor-type="paragraph" draw:z-index="333" draw:style-name="gr7" draw:text-style-name="P74" svg:width="1.341cm" svg:height="1.306cm" svg:x="13.471cm" svg:y="12.344cm"><text:p/></draw:ellipse><draw:ellipse text:anchor-type="paragraph" draw:z-index="332" draw:style-name="gr4" draw:text-style-name="P74" svg:width="1.341cm" svg:height="1.306cm" svg:x="12.577cm" svg:y="6.421cm"><text:p/></draw:ellipse><draw:frame text:anchor-type="paragraph" draw:z-index="371" draw:style-name="gr10" svg:width="1.551cm" svg:height="0.59cm" svg:x="3.743cm" svg:y="3.628cm"><draw:text-box><text:p>F<text:span text:style-name="T49">n-1</text:span><text:span text:style-name="T46">+F</text:span><text:span text:style-name="T49">n</text:span><text:span text:style-name="T46">-1</text:span></text:p></draw:text-box></draw:frame><draw:ellipse text:anchor-type="paragraph" draw:z-index="372" draw:style-name="gr4" draw:text-style-name="P74" svg:width="1.953cm" svg:height="1.675cm" svg:x="4.849cm" svg:y="5.286cm"><text:p/></draw:ellipse><draw:frame text:anchor-type="paragraph" draw:z-index="373" draw:style-name="gr10" svg:width="1.786cm" svg:height="0.59cm" svg:x="5.017cm" svg:y="5.858cm"><draw:text-box><text:p>F<text:span text:style-name="T49">n-1</text:span><text:span text:style-name="T46">+F</text:span><text:span text:style-name="T49">n-2</text:span><text:span text:style-name="T46">-1</text:span></text:p></draw:text-box></draw:frame><draw:frame text:anchor-type="paragraph" draw:z-index="374" draw:style-name="gr10" svg:width="1.736cm" svg:height="0.59cm" svg:x="2.595cm" svg:y="1.245cm"><draw:text-box><text:p>F<text:span text:style-name="T49">n-1</text:span><text:span text:style-name="T46">+2F</text:span><text:span text:style-name="T49">n</text:span><text:span text:style-name="T46">-1</text:span></text:p></draw:text-box></draw:frame><text:span text:style-name="T36">Για τους n πρώτους αριθμούς </text:span><text:span text:style-name="T35">Fibonacci</text:span><text:span text:style-name="T36">, η κωδικοποίηση Huffman είναι η εξής:</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40319119" text:continue-numbering="true" text:style-name="L5">
        <text:list-item>
          <text:p text:style-name="P53"><text:soft-page-break/><text:span text:style-name="T19">Ο αλγόριθμος </text:span><text:span text:style-name="T22">Huffman </text:span><text:span text:style-name="T19">με 3 ψηφία κωδικοποίησης είναι ο εξής:</text:span></text:p>
        </text:list-item>
      </text:list>
      <text:list xml:id="list39654775" text:style-name="L6">
        <text:list-item>
          <text:p text:style-name="P69">Καταγραφή συμβόλων και των αντίστοιχων πιθανοτήτων.</text:p>
        </text:list-item>
        <text:list-item>
          <text:p text:style-name="P42">Δημιουργείται ένας κόμβος για κάθε σύμβολο στον οποίο σημειώνεται η αντίστοιχη πιθανότητα.</text:p>
        </text:list-item>
        <text:list-item>
          <text:p text:style-name="P40"><text:span text:style-name="T31">Ακολουθεί εύρεση των τριών μικρότερων κόμβων ο</text:span><text:span text:style-name="T31">ι οποίοι δεν έχουν κόμβο-πατέρα, και στη συνέχεια δημιουργείται ένας νέος διακλαδιζόμενος κόμβος στον οποίο σημειώνεται το άθροισμα των πιθανοτήτων που έχουν οι τρεις κόμβοι-παιδιά.</text:span></text:p>
        </text:list-item>
        <text:list-item>
          <text:p text:style-name="P40"><text:span text:style-name="T31">Επαναλαμβάνε</text:span>ται<text:span text:style-name="T31"> το 3ο βήμα μέχρι όλοι οι κόμβοι εκτός από τη ρίζα να έχουν κόμβο-πατέρα.</text:span></text:p>
        </text:list-item>
        <text:list-item>
          <text:p text:style-name="P41">Σημειώνεται με <text:span text:style-name="T34">0, 1 και 2</text:span> κάθε <text:span text:style-name="T34">τριάδα</text:span> ακμών (0 για το αριστερό παιδί, 1 για το <text:span text:style-name="T34">μεσαίο και 2 για το δεξί</text:span>).</text:p>
        </text:list-item>
      </text:list>
      <text:p text:style-name="P37"><text:span text:style-name="T1"><text:tab/></text:span><text:span text:style-name="T8">Ο αλγόριθμος είναι ιδιαίτερα χρήσιμος στη πληροφορική, σε περιπτώσεις που απαιτείται <text:tab/>συμπίεση δεδομένων όπως π.χ. Στις </text:span><text:span text:style-name="T1">JPEG </text:span><text:span text:style-name="T8">εικόνες και στα αρχεία ήχου </text:span><text:span text:style-name="T1">(MP3).</text:span></text:p>
      <text:p text:style-name="P37"/>
      <text:p text:style-name="P37"/>
      <text:p text:style-name="P5">4.</text:p>
      <text:p text:style-name="P11">n = 5, <text:span text:style-name="T8">α = </text:span>{8, 12, 15, 16, 13}, c = {27, 9, 30, 16, 6} <text:span text:style-name="T8">και </text:span>b = 45</text:p>
      <text:list xml:id="list39659510" text:style-name="L7">
        <text:list-item>
          <text:p text:style-name="P54"><text:span text:style-name="T8">Συνεχής έκδοση </text:span><text:span text:style-name="T19">με</text:span><text:span text:style-name="T19"><draw:frame draw:style-name="fr1" draw:name="Αντικείμενο4" text:anchor-type="as-char" svg:width="1.843cm" svg:height="0.531cm" draw:z-index="400"><draw:object xlink:href="./Object 4" xlink:type="simple" xlink:show="embed" xlink:actuate="onLoad"/><draw:image xlink:href="./ObjectReplacements/Object 4" xlink:type="simple" xlink:show="embed" xlink:actuate="onLoad"/><svg:desc>τύπος</svg:desc></draw:frame></text:span></text:p>
        </text:list-item>
      </text:list>
      <text:list xml:id="list39652535" text:style-name="L8">
        <text:list-item>
          <text:p text:style-name="P45">Αρχικά ταξινομούμε τους λόγους <draw:frame draw:style-name="fr1" draw:name="Αντικείμενο1" text:anchor-type="as-char" svg:width="0.609cm" svg:height="1.124cm" draw:z-index="375"><draw:object xlink:href="./Object 1" xlink:type="simple" xlink:show="embed" xlink:actuate="onLoad"/><draw:image xlink:href="./ObjectReplacements/Object 1" xlink:type="simple" xlink:show="embed" xlink:actuate="onLoad"/></draw:frame>ως προς φθίνουσα σειρά.</text:p>
          <text:p text:style-name="P45"><draw:frame draw:style-name="fr1" draw:name="Αντικείμενο2" text:anchor-type="as-char" svg:width="14.676cm" svg:height="1.124cm" draw:z-index="376"><draw:object xlink:href="./Object 2" xlink:type="simple" xlink:show="embed" xlink:actuate="onLoad"/><draw:image xlink:href="./ObjectReplacements/Object 2" xlink:type="simple" xlink:show="embed" xlink:actuate="onLoad"/></draw:frame></text:p>
          <text:p text:style-name="P45">Άρα θα έχουμε </text:p>
          <text:p text:style-name="P45"><draw:frame draw:style-name="fr1" draw:name="Αντικείμενο3" text:anchor-type="as-char" svg:width="14.691cm" svg:height="1.125cm" draw:z-index="395"><draw:object xlink:href="./Object 3" xlink:type="simple" xlink:show="embed" xlink:actuate="onLoad"/><draw:image xlink:href="./ObjectReplacements/Object 3" xlink:type="simple" xlink:show="embed" xlink:actuate="onLoad"/></draw:frame></text:p>
        </text:list-item>
        <text:list-item>
          <text:p text:style-name="P45">Για όλα τα αντικείμενα θέτουμε<draw:frame draw:style-name="fr1" draw:name="Αντικείμενο5" text:anchor-type="as-char" svg:width="1.265cm" svg:height="0.531cm" draw:z-index="377"><draw:object xlink:href="./Object 5" xlink:type="simple" xlink:show="embed" xlink:actuate="onLoad"/><draw:image xlink:href="./ObjectReplacements/Object 5" xlink:type="simple" xlink:show="embed" xlink:actuate="onLoad"/><svg:desc>τύπος</svg:desc></draw:frame><text:span text:style-name="T1">(</text:span>υποθέτουμε δηλαδή ότι δε θα επιλέξουμε κανένα αντικείμενο<text:span text:style-name="T1">)</text:span></text:p>
        </text:list-item>
        <text:list-item>
          <text:p text:style-name="P50">i=<text:span text:style-name="T8">1, </text:span>z=0 (<text:span text:style-name="T8">ξεκίνα με το πρώτο ταξινομημένο και θέσε το συνολικό κέρδος ίσο με μηδέν</text:span>)</text:p>
        </text:list-item>
        <text:list-item>
          <text:p text:style-name="P45">Όσο <text:span text:style-name="T1">b </text:span><text:span text:style-name="T17">≥</text:span><text:span text:style-name="T1"> </text:span>α <text:span text:style-name="T40">i</text:span><text:span text:style-name="T1"> </text:span>επανέλαβε (Όσο μπορούμε να δεχτούμε κι άλλο αντικείμενο)</text:p>
          <text:p text:style-name="P50">x <text:span text:style-name="T41">i</text:span> = 1<text:tab/><text:tab/><text:tab/><text:tab/>(<text:span text:style-name="T8">Θα πάρουμε ολόκληρο το αντικείμενο</text:span>)</text:p>
          <text:p text:style-name="P55"><text:span text:style-name="T1">b = b - α </text:span><text:span text:style-name="T40">i</text:span><text:span text:style-name="T1"> </text:span></text:p>
          <text:p text:style-name="P45">(Το διαθέσιμο βάρος που μπορούμε να προσθέσουμε μειώνεται αφού προσθέσαμε το τρέχων αντικείμενο)</text:p>
          <text:p text:style-name="P55"><text:span text:style-name="T1">z = z + c </text:span><text:span text:style-name="T39">i</text:span><text:span text:style-name="T40"><text:tab/><text:tab/></text:span><text:span text:style-name="T1"><text:tab/></text:span><text:span text:style-name="T8">(Το συνολικό κέρδος αυξάνεται)</text:span></text:p>
          <text:p text:style-name="P55"><text:span text:style-name="T1">i = i + 1<text:tab/><text:tab/><text:tab/>(</text:span><text:span text:style-name="T8">Επόμενο αντικείμενο</text:span><text:span text:style-name="T1">)</text:span></text:p>
        </text:list-item>
        <text:list-item>
          <text:p text:style-name="P67"><text:span text:style-name="T8">x </text:span><text:span text:style-name="T42">i</text:span><text:span text:style-name="T8"> =b/a </text:span><text:span text:style-name="T42">i</text:span><text:span text:style-name="T40"><text:tab/><text:tab/><text:tab/></text:span><text:span text:style-name="T47">(Το αντικείμενο δε χωράει ολόκληρο, οπότε παίρνουμε ένα μέρος του)</text:span></text:p>
        </text:list-item>
        <text:list-item>
          <text:p text:style-name="P67"><text:span text:style-name="T8">z= z+</text:span><text:span text:style-name="T12">c </text:span><text:span text:style-name="T43">i</text:span><text:span text:style-name="T12"> </text:span><text:span text:style-name="T7">*</text:span><text:span text:style-name="T12"> </text:span><text:span text:style-name="T8">x </text:span><text:span text:style-name="T42">i<text:tab/><text:tab/><text:tab/></text:span><text:span text:style-name="T47">(Το συνολικό κέρδος αυξάνεται)</text:span></text:p>
        </text:list-item>
      </text:list>
      <table:table table:name="Πίνακας4" table:style-name="Πίνακας4">
        <table:table-column table:style-name="Πίνακας4.A" table:number-columns-repeated="2"/>
        <table:table-column table:style-name="Πίνακας4.C"/>
        <table:table-column table:style-name="Πίνακας4.D"/>
        <table:table-column table:style-name="Πίνακας4.E"/>
        <table:table-column table:style-name="Πίνακας4.F"/>
        <table:table-row>
          <table:table-cell table:style-name="Πίνακας4.A1" office:value-type="string">
            <text:p text:style-name="P26">Επανάληψη</text:p>
          </table:table-cell>
          <table:table-cell table:style-name="Πίνακας4.A1" office:value-type="string">
            <text:p text:style-name="P26">α</text:p>
          </table:table-cell>
          <table:table-cell table:style-name="Πίνακας4.A1" office:value-type="string">
            <text:p text:style-name="P22">b</text:p>
          </table:table-cell>
          <table:table-cell table:style-name="Πίνακας4.A1" office:value-type="string">
            <text:p text:style-name="P22">x</text:p>
          </table:table-cell>
          <table:table-cell table:style-name="Πίνακας4.A1" office:value-type="string">
            <text:p text:style-name="P22">c</text:p>
          </table:table-cell>
          <table:table-cell table:style-name="Πίνακας4.F1" office:value-type="string">
            <text:p text:style-name="P22">z</text:p>
          </table:table-cell>
        </table:table-row>
        <table:table-row>
          <table:table-cell table:style-name="Πίνακας4.A2" office:value-type="float" office:value="1">
            <text:p text:style-name="P21">1</text:p>
          </table:table-cell>
          <table:table-cell table:style-name="Πίνακας4.A2" office:value-type="float" office:value="8">
            <text:p text:style-name="P28">8</text:p>
          </table:table-cell>
          <table:table-cell table:style-name="Πίνακας4.C2" office:value-type="string">
            <text:p text:style-name="P28"><draw:line text:anchor-type="paragraph" draw:z-index="381" draw:style-name="gr3" draw:text-style-name="P74" svg:x1="1.638cm" svg:y1="0.062cm" svg:x2="1.044cm" svg:y2="0.466cm"><text:p/></draw:line>45, <text:span text:style-name="T1">37</text:span></text:p>
          </table:table-cell>
          <table:table-cell table:style-name="Πίνακας4.A2" office:value-type="float" office:value="1">
            <text:p text:style-name="P29">1</text:p>
          </table:table-cell>
          <table:table-cell table:style-name="Πίνακας4.C2" office:value-type="string">
            <text:p text:style-name="P29">27</text:p>
          </table:table-cell>
          <table:table-cell table:style-name="Πίνακας4.F2" office:value-type="float" office:value="27">
            <text:p text:style-name="P21">27</text:p>
          </table:table-cell>
        </table:table-row>
        <table:table-row>
          <table:table-cell table:style-name="Πίνακας4.A2" office:value-type="float" office:value="2">
            <text:p text:style-name="P21">2</text:p>
          </table:table-cell>
          <table:table-cell table:style-name="Πίνακας4.A2" office:value-type="float" office:value="15">
            <text:p text:style-name="P21">15</text:p>
          </table:table-cell>
          <table:table-cell table:style-name="Πίνακας4.A2" office:value-type="float" office:value="37.22">
            <text:p text:style-name="P21"><draw:line text:anchor-type="paragraph" draw:z-index="383" draw:style-name="gr3" draw:text-style-name="P74" svg:x1="1.409cm" svg:y1="0.071cm" svg:x2="0.815cm" svg:y2="0.475cm"><text:p/></draw:line>37,22</text:p>
          </table:table-cell>
          <table:table-cell table:style-name="Πίνακας4.A2" office:value-type="float" office:value="1">
            <text:p text:style-name="P21">1</text:p>
          </table:table-cell>
          <table:table-cell table:style-name="Πίνακας4.A2" office:value-type="float" office:value="30">
            <text:p text:style-name="P21">30</text:p>
          </table:table-cell>
          <table:table-cell table:style-name="Πίνακας4.F2" office:value-type="float" office:value="57">
            <text:p text:style-name="P21">57</text:p>
          </table:table-cell>
        </table:table-row>
        <table:table-row>
          <table:table-cell table:style-name="Πίνακας4.A2" office:value-type="float" office:value="3">
            <text:p text:style-name="P21">3</text:p>
          </table:table-cell>
          <table:table-cell table:style-name="Πίνακας4.A2" office:value-type="float" office:value="16">
            <text:p text:style-name="P21">16</text:p>
          </table:table-cell>
          <table:table-cell table:style-name="Πίνακας4.A2" office:value-type="float" office:value="22.6">
            <text:p text:style-name="P21"><draw:line text:anchor-type="paragraph" draw:z-index="384" draw:style-name="gr3" draw:text-style-name="P74" svg:x1="1.466cm" svg:y1="0.062cm" svg:x2="0.872cm" svg:y2="0.466cm"><text:p/></draw:line>22,6</text:p>
          </table:table-cell>
          <table:table-cell table:style-name="Πίνακας4.A2" office:value-type="float" office:value="1">
            <text:p text:style-name="P21">1</text:p>
          </table:table-cell>
          <table:table-cell table:style-name="Πίνακας4.A2" office:value-type="float" office:value="16">
            <text:p text:style-name="P21">16</text:p>
          </table:table-cell>
          <table:table-cell table:style-name="Πίνακας4.F2" office:value-type="float" office:value="43">
            <text:p text:style-name="P21">43</text:p>
          </table:table-cell>
        </table:table-row>
        <table:table-row>
          <table:table-cell table:style-name="Πίνακας4.A5" office:value-type="string">
            <text:p text:style-name="P21">-</text:p>
          </table:table-cell>
          <table:table-cell table:style-name="Πίνακας4.B5" office:value-type="float" office:value="12">
            <text:p text:style-name="P21">12</text:p>
          </table:table-cell>
          <table:table-cell table:style-name="Πίνακας4.B5" office:value-type="float" office:value="6">
            <text:p text:style-name="P21">6</text:p>
          </table:table-cell>
          <table:table-cell table:style-name="Πίνακας4.A5" office:value-type="string">
            <text:p text:style-name="P21"><draw:frame draw:style-name="fr1" draw:name="Αντικείμενο7" text:anchor-type="as-char" svg:width="1.543cm" svg:height="0.997cm" draw:z-index="390"><draw:object xlink:href="./Object 7" xlink:type="simple" xlink:show="embed" xlink:actuate="onLoad"/><draw:image xlink:href="./ObjectReplacements/Object 7" xlink:type="simple" xlink:show="embed" xlink:actuate="onLoad"/></draw:frame></text:p>
          </table:table-cell>
          <table:table-cell table:style-name="Πίνακας4.B5" office:value-type="float" office:value="9">
            <text:p text:style-name="P21">9</text:p>
          </table:table-cell>
          <table:table-cell table:style-name="Πίνακας4.F5" office:value-type="string">
            <text:p text:style-name="P21"><draw:frame draw:style-name="fr1" draw:name="Αντικείμενο8" text:anchor-type="as-char" svg:width="2.939cm" svg:height="0.998cm" draw:z-index="391"><draw:object xlink:href="./Object 8" xlink:type="simple" xlink:show="embed" xlink:actuate="onLoad"/><draw:image xlink:href="./ObjectReplacements/Object 8" xlink:type="simple" xlink:show="embed" xlink:actuate="onLoad"/><svg:desc>τύπος</svg:desc></draw:frame></text:p>
          </table:table-cell>
        </table:table-row>
      </table:table>
      <text:p text:style-name="P19"/>
      <text:list xml:id="list40300025" text:continue-list="list39659510" text:style-name="L7">
        <text:list-item>
          <text:p text:style-name="P46">Διακριτή έκδοση. Έστω το σύνολο Υ που θα περιέχει τα αντικείμενα που θα επιλεχθούν.</text:p>
        </text:list-item>
      </text:list>
      <text:list xml:id="list39664263" text:style-name="L9">
        <text:list-item>
          <text:p text:style-name="P47"><text:soft-page-break/>Ταξινομούμε τους λόγους <draw:frame draw:style-name="fr1" draw:name="Αντικείμενο6" text:anchor-type="as-char" svg:width="0.609cm" svg:height="1.124cm" draw:z-index="382"><draw:object xlink:href="./Object 6" xlink:type="simple" xlink:show="embed" xlink:actuate="onLoad"/><draw:image xlink:href="./ObjectReplacements/Object 6" xlink:type="simple" xlink:show="embed" xlink:actuate="onLoad"/><svg:desc>τύπος</svg:desc></draw:frame>ως προς φθίνουσα σειρά. (Έχει ήδη γίνει στη συνεχή έκδοση)</text:p>
        </text:list-item>
        <text:list-item>
          <text:p text:style-name="P47">Το σύνολο Υ είναι αρχικά το κενό σύνολο</text:p>
        </text:list-item>
        <text:list-item>
          <text:p text:style-name="P47">Για όλα τα αντικείμενα</text:p>
          <text:p text:style-name="P47">Αν το <text:span text:style-name="T1">b </text:span>είναι μεγαλύτερο ή ίσο του βάρους του τρέχοντος αντικειμένου</text:p>
          <text:list>
            <text:list-header>
              <text:p text:style-name="P47">Πρόσθεσε στο σύνολο Υ το τρέχων αντικείμενο</text:p>
              <text:p text:style-name="P47">Μείωσε τη τιμή του <text:span text:style-name="T1">b </text:span>κατά το βάρος του τρέχοντος αντικειμένου</text:p>
            </text:list-header>
          </text:list>
        </text:list-item>
        <text:list-item>
          <text:p text:style-name="P47">Το σύνολο Υ περιέχει όλα τα αντικείμενα που επιλέχθηκαν</text:p>
        </text:list-item>
      </text:list>
      <table:table table:name="Πίνακας3" table:style-name="Πίνακας3">
        <table:table-column table:style-name="Πίνακας3.A" table:number-columns-repeated="3"/>
        <table:table-column table:style-name="Πίνακας3.D"/>
        <table:table-row>
          <table:table-cell table:style-name="Πίνακας3.A1" office:value-type="string">
            <text:p text:style-name="P26">Επανάληψη</text:p>
          </table:table-cell>
          <table:table-cell table:style-name="Πίνακας3.A1" office:value-type="string">
            <text:p text:style-name="P26">α</text:p>
          </table:table-cell>
          <table:table-cell table:style-name="Πίνακας3.A1" office:value-type="string">
            <text:p text:style-name="P22">b</text:p>
          </table:table-cell>
          <table:table-cell table:style-name="Πίνακας3.D1" office:value-type="string">
            <text:p text:style-name="P22">Y</text:p>
          </table:table-cell>
        </table:table-row>
        <table:table-row>
          <table:table-cell table:style-name="Πίνακας3.A2" office:value-type="float" office:value="1">
            <text:p text:style-name="P21">1</text:p>
          </table:table-cell>
          <table:table-cell table:style-name="Πίνακας3.A2" office:value-type="float" office:value="8">
            <text:p text:style-name="P28">8</text:p>
          </table:table-cell>
          <table:table-cell table:style-name="Πίνακας3.C2" office:value-type="string">
            <text:p text:style-name="P28"><draw:line text:anchor-type="paragraph" draw:z-index="378" draw:style-name="gr3" draw:text-style-name="P74" svg:x1="2.06cm" svg:y1="0.062cm" svg:x2="1.466cm" svg:y2="0.466cm"><text:p/></draw:line>45, <text:span text:style-name="T1">37</text:span></text:p>
          </table:table-cell>
          <table:table-cell table:style-name="Πίνακας3.D2" office:value-type="string">
            <text:p text:style-name="P21">x<text:span text:style-name="T38">1</text:span></text:p>
          </table:table-cell>
        </table:table-row>
        <table:table-row>
          <table:table-cell table:style-name="Πίνακας3.A2" office:value-type="float" office:value="2">
            <text:p text:style-name="P21">2</text:p>
          </table:table-cell>
          <table:table-cell table:style-name="Πίνακας3.A2" office:value-type="float" office:value="15">
            <text:p text:style-name="P21">15</text:p>
          </table:table-cell>
          <table:table-cell table:style-name="Πίνακας3.A2" office:value-type="float" office:value="37.22">
            <text:p text:style-name="P21"><draw:line text:anchor-type="paragraph" draw:z-index="379" draw:style-name="gr3" draw:text-style-name="P74" svg:x1="2.06cm" svg:y1="0.071cm" svg:x2="1.466cm" svg:y2="0.475cm"><text:p/></draw:line>37,22</text:p>
          </table:table-cell>
          <table:table-cell table:style-name="Πίνακας3.D2" office:value-type="string">
            <text:p text:style-name="P21">x<text:span text:style-name="T38">1</text:span> , x<text:span text:style-name="T38">3 </text:span></text:p>
          </table:table-cell>
        </table:table-row>
        <table:table-row>
          <table:table-cell table:style-name="Πίνακας3.A2" office:value-type="float" office:value="3">
            <text:p text:style-name="P21">3</text:p>
          </table:table-cell>
          <table:table-cell table:style-name="Πίνακας3.A2" office:value-type="float" office:value="16">
            <text:p text:style-name="P21">16</text:p>
          </table:table-cell>
          <table:table-cell table:style-name="Πίνακας3.A2" office:value-type="float" office:value="22.6">
            <text:p text:style-name="P21"><draw:line text:anchor-type="paragraph" draw:z-index="380" draw:style-name="gr3" draw:text-style-name="P74" svg:x1="2.06cm" svg:y1="0.062cm" svg:x2="1.466cm" svg:y2="0.466cm"><text:p/></draw:line>22,6</text:p>
          </table:table-cell>
          <table:table-cell table:style-name="Πίνακας3.D2" office:value-type="string">
            <text:p text:style-name="P21">x<text:span text:style-name="T38">1</text:span> , x<text:span text:style-name="T38">3 </text:span><text:s/>, x<text:span text:style-name="T38">4</text:span></text:p>
          </table:table-cell>
        </table:table-row>
        <table:table-row>
          <table:table-cell table:style-name="Πίνακας3.A2" office:value-type="float" office:value="4">
            <text:p text:style-name="P21">4</text:p>
          </table:table-cell>
          <table:table-cell table:style-name="Πίνακας3.A2" office:value-type="float" office:value="12">
            <text:p text:style-name="P21">12</text:p>
          </table:table-cell>
          <table:table-cell table:style-name="Πίνακας3.A2" office:value-type="float" office:value="6">
            <text:p text:style-name="P21">6</text:p>
          </table:table-cell>
          <table:table-cell table:style-name="Πίνακας3.D2" office:value-type="string">
            <text:p text:style-name="P21">x<text:span text:style-name="T38">1</text:span> , x<text:span text:style-name="T38">3 </text:span><text:s/>, x<text:span text:style-name="T38">4</text:span></text:p>
          </table:table-cell>
        </table:table-row>
        <table:table-row>
          <table:table-cell table:style-name="Πίνακας3.A2" office:value-type="float" office:value="5">
            <text:p text:style-name="P21">5</text:p>
          </table:table-cell>
          <table:table-cell table:style-name="Πίνακας3.A2" office:value-type="float" office:value="13">
            <text:p text:style-name="P21">13</text:p>
          </table:table-cell>
          <table:table-cell table:style-name="Πίνακας3.A2" office:value-type="float" office:value="6">
            <text:p text:style-name="P21">6</text:p>
          </table:table-cell>
          <table:table-cell table:style-name="Πίνακας3.D2" office:value-type="string">
            <text:p text:style-name="P22">x<text:span text:style-name="T38">1</text:span> , x<text:span text:style-name="T38">3 </text:span><text:s/>, x<text:span text:style-name="T38">4</text:span></text:p>
          </table:table-cell>
        </table:table-row>
      </table:table>
      <text:p text:style-name="P6"><text:tab/>Άρα θα επιλέξουμε το 1<text:span text:style-name="T44">ο</text:span>, το 3<text:span text:style-name="T44">ο</text:span> και το 4<text:span text:style-name="T44">ο</text:span> αντικείμενο. </text:p>
      <text:list xml:id="list40306785" text:continue-list="list40300025" text:style-name="L7">
        <text:list-item>
          <text:p text:style-name="P60">n = 5, <text:span text:style-name="T8">α = </text:span>{8, 12, 15, 16, 13}, c = {27, 9, 30, 16, 6} <text:span text:style-name="T8">και </text:span>b = 15</text:p>
        </text:list-item>
      </text:list>
      <text:p text:style-name="P11"><text:tab/><text:span text:style-name="T8">Εφαρμόζουμε το πρώτο κομμάτι του αλγορίθμου.</text:span></text:p>
      <table:table table:name="Πίνακας5" table:style-name="Πίνακας5">
        <table:table-column table:style-name="Πίνακας5.A"/>
        <table:table-column table:style-name="Πίνακας5.B"/>
        <table:table-column table:style-name="Πίνακας5.A"/>
        <table:table-column table:style-name="Πίνακας5.B"/>
        <table:table-column table:style-name="Πίνακας5.A"/>
        <table:table-column table:style-name="Πίνακας5.B"/>
        <table:table-column table:style-name="Πίνακας5.A"/>
        <table:table-column table:style-name="Πίνακας5.B"/>
        <table:table-column table:style-name="Πίνακας5.A"/>
        <table:table-row>
          <table:table-cell table:style-name="Πίνακας5.A1" office:value-type="string">
            <text:p text:style-name="P32">y</text:p>
          </table:table-cell>
          <table:table-cell table:style-name="Πίνακας5.A1" office:value-type="string">
            <text:p text:style-name="P34">α<text:span text:style-name="T38">1</text:span></text:p>
          </table:table-cell>
          <table:table-cell table:style-name="Πίνακας5.C1" office:value-type="string">
            <text:p text:style-name="P32">f<text:span text:style-name="T38">1</text:span>(y)</text:p>
          </table:table-cell>
          <table:table-cell table:style-name="Πίνακας5.A1" office:value-type="string">
            <text:p text:style-name="P32">y</text:p>
          </table:table-cell>
          <table:table-cell table:style-name="Πίνακας5.A1" office:value-type="string">
            <text:p text:style-name="P34">α<text:span text:style-name="T38">1</text:span></text:p>
          </table:table-cell>
          <table:table-cell table:style-name="Πίνακας5.C1" office:value-type="string">
            <text:p text:style-name="P32">f<text:span text:style-name="T38">1</text:span>(y)</text:p>
          </table:table-cell>
          <table:table-cell table:style-name="Πίνακας5.A1" office:value-type="string">
            <text:p text:style-name="P32">y</text:p>
          </table:table-cell>
          <table:table-cell table:style-name="Πίνακας5.A1" office:value-type="string">
            <text:p text:style-name="P34">α<text:span text:style-name="T38">1</text:span></text:p>
          </table:table-cell>
          <table:table-cell table:style-name="Πίνακας5.C1" office:value-type="string">
            <text:p text:style-name="P32">f<text:span text:style-name="T38">1</text:span>(y)</text:p>
          </table:table-cell>
        </table:table-row>
        <table:table-row>
          <table:table-cell table:style-name="Πίνακας5.A2" office:value-type="float" office:value="0">
            <text:p text:style-name="P31">0</text:p>
          </table:table-cell>
          <table:table-cell table:style-name="Πίνακας5.A2" office:value-type="float" office:value="8">
            <text:p text:style-name="P30">8</text:p>
          </table:table-cell>
          <table:table-cell table:style-name="Πίνακας5.C2" office:value-type="float" office:value="0">
            <text:p text:style-name="P30">0</text:p>
          </table:table-cell>
          <table:table-cell table:style-name="Πίνακας5.A2" office:value-type="float" office:value="6">
            <text:p text:style-name="P30">6</text:p>
          </table:table-cell>
          <table:table-cell table:style-name="Πίνακας5.A2" office:value-type="float" office:value="8">
            <text:p text:style-name="P30">8</text:p>
          </table:table-cell>
          <table:table-cell table:style-name="Πίνακας5.C2" office:value-type="float" office:value="0">
            <text:p text:style-name="P30">0</text:p>
          </table:table-cell>
          <table:table-cell table:style-name="Πίνακας5.A2" office:value-type="float" office:value="12">
            <text:p text:style-name="P30">12</text:p>
          </table:table-cell>
          <table:table-cell table:style-name="Πίνακας5.A2" office:value-type="float" office:value="8">
            <text:p text:style-name="P30">8</text:p>
          </table:table-cell>
          <table:table-cell table:style-name="Πίνακας5.C2" office:value-type="float" office:value="27">
            <text:p text:style-name="P30">27</text:p>
          </table:table-cell>
        </table:table-row>
        <table:table-row>
          <table:table-cell table:style-name="Πίνακας5.A2" office:value-type="float" office:value="1">
            <text:p text:style-name="P30">1</text:p>
          </table:table-cell>
          <table:table-cell table:style-name="Πίνακας5.A2" office:value-type="float" office:value="8">
            <text:p text:style-name="P30">8</text:p>
          </table:table-cell>
          <table:table-cell table:style-name="Πίνακας5.C2" office:value-type="float" office:value="0">
            <text:p text:style-name="P30">0</text:p>
          </table:table-cell>
          <table:table-cell table:style-name="Πίνακας5.A2" office:value-type="float" office:value="7">
            <text:p text:style-name="P30">7</text:p>
          </table:table-cell>
          <table:table-cell table:style-name="Πίνακας5.A2" office:value-type="float" office:value="8">
            <text:p text:style-name="P30">8</text:p>
          </table:table-cell>
          <table:table-cell table:style-name="Πίνακας5.C2" office:value-type="float" office:value="0">
            <text:p text:style-name="P30">0</text:p>
          </table:table-cell>
          <table:table-cell table:style-name="Πίνακας5.A2" office:value-type="float" office:value="13">
            <text:p text:style-name="P31">13</text:p>
          </table:table-cell>
          <table:table-cell table:style-name="Πίνακας5.A2" office:value-type="float" office:value="8">
            <text:p text:style-name="P31">8</text:p>
          </table:table-cell>
          <table:table-cell table:style-name="Πίνακας5.C2" office:value-type="float" office:value="27">
            <text:p text:style-name="P31">27</text:p>
          </table:table-cell>
        </table:table-row>
        <table:table-row>
          <table:table-cell table:style-name="Πίνακας5.A2" office:value-type="float" office:value="2">
            <text:p text:style-name="P30">2</text:p>
          </table:table-cell>
          <table:table-cell table:style-name="Πίνακας5.A2" office:value-type="float" office:value="8">
            <text:p text:style-name="P30">8</text:p>
          </table:table-cell>
          <table:table-cell table:style-name="Πίνακας5.C2" office:value-type="float" office:value="0">
            <text:p text:style-name="P30">0</text:p>
          </table:table-cell>
          <table:table-cell table:style-name="Πίνακας5.A2" office:value-type="float" office:value="8">
            <text:p text:style-name="P30">8</text:p>
          </table:table-cell>
          <table:table-cell table:style-name="Πίνακας5.A2" office:value-type="float" office:value="8">
            <text:p text:style-name="P30">8</text:p>
          </table:table-cell>
          <table:table-cell table:style-name="Πίνακας5.C2" office:value-type="float" office:value="27">
            <text:p text:style-name="P30">27</text:p>
          </table:table-cell>
          <table:table-cell table:style-name="Πίνακας5.A2" office:value-type="float" office:value="14">
            <text:p text:style-name="P31">14</text:p>
          </table:table-cell>
          <table:table-cell table:style-name="Πίνακας5.A2" office:value-type="float" office:value="8">
            <text:p text:style-name="P31">8</text:p>
          </table:table-cell>
          <table:table-cell table:style-name="Πίνακας5.C2" office:value-type="float" office:value="27">
            <text:p text:style-name="P31">27</text:p>
          </table:table-cell>
        </table:table-row>
        <table:table-row>
          <table:table-cell table:style-name="Πίνακας5.A2" office:value-type="float" office:value="3">
            <text:p text:style-name="P30">3</text:p>
          </table:table-cell>
          <table:table-cell table:style-name="Πίνακας5.A2" office:value-type="float" office:value="8">
            <text:p text:style-name="P30">8</text:p>
          </table:table-cell>
          <table:table-cell table:style-name="Πίνακας5.C2" office:value-type="float" office:value="0">
            <text:p text:style-name="P30">0</text:p>
          </table:table-cell>
          <table:table-cell table:style-name="Πίνακας5.A2" office:value-type="float" office:value="9">
            <text:p text:style-name="P30">9</text:p>
          </table:table-cell>
          <table:table-cell table:style-name="Πίνακας5.A2" office:value-type="float" office:value="8">
            <text:p text:style-name="P30">8</text:p>
          </table:table-cell>
          <table:table-cell table:style-name="Πίνακας5.C2" office:value-type="float" office:value="27">
            <text:p text:style-name="P30">27</text:p>
          </table:table-cell>
          <table:table-cell table:style-name="Πίνακας5.A2" office:value-type="float" office:value="15">
            <text:p text:style-name="P31">15</text:p>
          </table:table-cell>
          <table:table-cell table:style-name="Πίνακας5.A2" office:value-type="float" office:value="8">
            <text:p text:style-name="P31">8</text:p>
          </table:table-cell>
          <table:table-cell table:style-name="Πίνακας5.C2" office:value-type="float" office:value="27">
            <text:p text:style-name="P31">27</text:p>
          </table:table-cell>
        </table:table-row>
        <table:table-row>
          <table:table-cell table:style-name="Πίνακας5.A2" office:value-type="float" office:value="4">
            <text:p text:style-name="P30">4</text:p>
          </table:table-cell>
          <table:table-cell table:style-name="Πίνακας5.A2" office:value-type="float" office:value="8">
            <text:p text:style-name="P30">8</text:p>
          </table:table-cell>
          <table:table-cell table:style-name="Πίνακας5.C2" office:value-type="float" office:value="0">
            <text:p text:style-name="P30">0</text:p>
          </table:table-cell>
          <table:table-cell table:style-name="Πίνακας5.A2" office:value-type="float" office:value="10">
            <text:p text:style-name="P30">10</text:p>
          </table:table-cell>
          <table:table-cell table:style-name="Πίνακας5.A2" office:value-type="float" office:value="8">
            <text:p text:style-name="P30">8</text:p>
          </table:table-cell>
          <table:table-cell table:style-name="Πίνακας5.C2" office:value-type="float" office:value="27">
            <text:p text:style-name="P30">27</text:p>
          </table:table-cell>
          <table:table-cell table:style-name="Πίνακας5.A2">
            <text:p text:style-name="P30"/>
          </table:table-cell>
          <table:table-cell table:style-name="Πίνακας5.A2">
            <text:p text:style-name="P30"/>
          </table:table-cell>
          <table:table-cell table:style-name="Πίνακας5.C2">
            <text:p text:style-name="P30"/>
          </table:table-cell>
        </table:table-row>
        <table:table-row>
          <table:table-cell table:style-name="Πίνακας5.A2" office:value-type="float" office:value="5">
            <text:p text:style-name="P30">5</text:p>
          </table:table-cell>
          <table:table-cell table:style-name="Πίνακας5.A2" office:value-type="float" office:value="8">
            <text:p text:style-name="P30">8</text:p>
          </table:table-cell>
          <table:table-cell table:style-name="Πίνακας5.C2" office:value-type="float" office:value="0">
            <text:p text:style-name="P30">0</text:p>
          </table:table-cell>
          <table:table-cell table:style-name="Πίνακας5.A2" office:value-type="float" office:value="11">
            <text:p text:style-name="P30">11</text:p>
          </table:table-cell>
          <table:table-cell table:style-name="Πίνακας5.A2" office:value-type="float" office:value="8">
            <text:p text:style-name="P30">8</text:p>
          </table:table-cell>
          <table:table-cell table:style-name="Πίνακας5.C2" office:value-type="float" office:value="27">
            <text:p text:style-name="P30">27</text:p>
          </table:table-cell>
          <table:table-cell table:style-name="Πίνακας5.A2">
            <text:p text:style-name="P30"/>
          </table:table-cell>
          <table:table-cell table:style-name="Πίνακας5.A2">
            <text:p text:style-name="P30"/>
          </table:table-cell>
          <table:table-cell table:style-name="Πίνακας5.C2">
            <text:p text:style-name="P30"/>
          </table:table-cell>
        </table:table-row>
      </table:table>
      <text:list xml:id="list40312497" text:continue-numbering="true" text:style-name="L7">
        <text:list-header>
          <text:p text:style-name="P61">Ο πίνακας των λύσεων έως τώρα</text:p>
        </text:list-header>
      </text:list>
      <table:table table:name="Πίνακας6" table:style-name="Πίνακας6">
        <table:table-column table:style-name="Πίνακας6.A"/>
        <table:table-column table:style-name="Πίνακας6.B"/>
        <table:table-column table:style-name="Πίνακας6.C"/>
        <table:table-column table:style-name="Πίνακας6.D"/>
        <table:table-column table:style-name="Πίνακας6.B"/>
        <table:table-column table:style-name="Πίνακας6.C"/>
        <table:table-column table:style-name="Πίνακας6.D" table:number-columns-repeated="2"/>
        <table:table-column table:style-name="Πίνακας6.I"/>
        <table:table-column table:style-name="Πίνακας6.J"/>
        <table:table-column table:style-name="Πίνακας6.K"/>
        <table:table-column table:style-name="Πίνακας6.L" table:number-columns-repeated="3"/>
        <table:table-column table:style-name="Πίνακας6.O"/>
        <table:table-column table:style-name="Πίνακας6.K"/>
        <table:table-column table:style-name="Πίνακας6.Q"/>
        <table:table-row>
          <table:table-cell table:style-name="Πίνακας6.A1" office:value-type="string">
            <text:p text:style-name="P33"/>
          </table:table-cell>
          <table:table-cell table:style-name="Πίνακας6.B1" office:value-type="float" office:value="0">
            <text:p text:style-name="P33">0</text:p>
          </table:table-cell>
          <table:table-cell table:style-name="Πίνακας6.B1" office:value-type="float" office:value="1">
            <text:p text:style-name="P33">1</text:p>
          </table:table-cell>
          <table:table-cell table:style-name="Πίνακας6.B1" office:value-type="float" office:value="2">
            <text:p text:style-name="P33">2</text:p>
          </table:table-cell>
          <table:table-cell table:style-name="Πίνακας6.B1" office:value-type="float" office:value="3">
            <text:p text:style-name="P33">3</text:p>
          </table:table-cell>
          <table:table-cell table:style-name="Πίνακας6.B1" office:value-type="float" office:value="4">
            <text:p text:style-name="P33">4</text:p>
          </table:table-cell>
          <table:table-cell table:style-name="Πίνακας6.B1" office:value-type="float" office:value="5">
            <text:p text:style-name="P33">5</text:p>
          </table:table-cell>
          <table:table-cell table:style-name="Πίνακας6.B1" office:value-type="float" office:value="6">
            <text:p text:style-name="P33">6</text:p>
          </table:table-cell>
          <table:table-cell table:style-name="Πίνακας6.B1" office:value-type="float" office:value="7">
            <text:p text:style-name="P33">7</text:p>
          </table:table-cell>
          <table:table-cell table:style-name="Πίνακας6.B1" office:value-type="float" office:value="8">
            <text:p text:style-name="P33">8</text:p>
          </table:table-cell>
          <table:table-cell table:style-name="Πίνακας6.B1" office:value-type="float" office:value="9">
            <text:p text:style-name="P33">9</text:p>
          </table:table-cell>
          <table:table-cell table:style-name="Πίνακας6.B1" office:value-type="float" office:value="10">
            <text:p text:style-name="P33">10</text:p>
          </table:table-cell>
          <table:table-cell table:style-name="Πίνακας6.B1" office:value-type="float" office:value="11">
            <text:p text:style-name="P33">11</text:p>
          </table:table-cell>
          <table:table-cell table:style-name="Πίνακας6.B1" office:value-type="float" office:value="12">
            <text:p text:style-name="P33">12</text:p>
          </table:table-cell>
          <table:table-cell table:style-name="Πίνακας6.B1" office:value-type="float" office:value="13">
            <text:p text:style-name="P32">13</text:p>
          </table:table-cell>
          <table:table-cell table:style-name="Πίνακας6.B1" office:value-type="float" office:value="14">
            <text:p text:style-name="P32">14</text:p>
          </table:table-cell>
          <table:table-cell table:style-name="Πίνακας6.Q1" office:value-type="float" office:value="15">
            <text:p text:style-name="P32">15</text:p>
          </table:table-cell>
        </table:table-row>
        <table:table-row>
          <table:table-cell table:style-name="Πίνακας6.A2" office:value-type="float" office:value="1">
            <text:p text:style-name="P33">1</text:p>
          </table:table-cell>
          <table:table-cell table:style-name="Πίνακας6.B2" office:value-type="string">
            <text:p text:style-name="P30">0<text:span text:style-name="T1">(0)</text:span></text:p>
          </table:table-cell>
          <table:table-cell table:style-name="Πίνακας6.B2" office:value-type="string">
            <text:p text:style-name="P30">0<text:span text:style-name="T1">(0)</text:span></text:p>
          </table:table-cell>
          <table:table-cell table:style-name="Πίνακας6.B2" office:value-type="string">
            <text:p text:style-name="P30">0<text:span text:style-name="T1">(0)</text:span></text:p>
          </table:table-cell>
          <table:table-cell table:style-name="Πίνακας6.B2" office:value-type="string">
            <text:p text:style-name="P30">0<text:span text:style-name="T1">(0)</text:span></text:p>
          </table:table-cell>
          <table:table-cell table:style-name="Πίνακας6.B2" office:value-type="string">
            <text:p text:style-name="P30">0<text:span text:style-name="T1">(0)</text:span></text:p>
          </table:table-cell>
          <table:table-cell table:style-name="Πίνακας6.B2" office:value-type="string">
            <text:p text:style-name="P30">0<text:span text:style-name="T1">(0)</text:span></text:p>
          </table:table-cell>
          <table:table-cell table:style-name="Πίνακας6.B2" office:value-type="string">
            <text:p text:style-name="P31">0(0)</text:p>
          </table:table-cell>
          <table:table-cell table:style-name="Πίνακας6.B2" office:value-type="string">
            <text:p text:style-name="P30">0<text:span text:style-name="T1">(0)</text:span></text:p>
          </table:table-cell>
          <table:table-cell table:style-name="Πίνακας6.B2" office:value-type="string">
            <text:p text:style-name="P30">27<text:span text:style-name="T1">(1)</text:span></text:p>
          </table:table-cell>
          <table:table-cell table:style-name="Πίνακας6.B2" office:value-type="string">
            <text:p text:style-name="P30">27<text:span text:style-name="T1">(1)</text:span></text:p>
          </table:table-cell>
          <table:table-cell table:style-name="Πίνακας6.B2" office:value-type="string">
            <text:p text:style-name="P30">27<text:span text:style-name="T1">(1)</text:span></text:p>
          </table:table-cell>
          <table:table-cell table:style-name="Πίνακας6.B2" office:value-type="string">
            <text:p text:style-name="P30">27<text:span text:style-name="T1">(1)</text:span></text:p>
          </table:table-cell>
          <table:table-cell table:style-name="Πίνακας6.B2" office:value-type="string">
            <text:p text:style-name="P30">27<text:span text:style-name="T1">(1)</text:span></text:p>
          </table:table-cell>
          <table:table-cell table:style-name="Πίνακας6.B2" office:value-type="string">
            <text:p text:style-name="P30">27<text:span text:style-name="T1">(1)</text:span></text:p>
          </table:table-cell>
          <table:table-cell table:style-name="Πίνακας6.B2" office:value-type="string">
            <text:p text:style-name="P30">27<text:span text:style-name="T1">(1)</text:span></text:p>
          </table:table-cell>
          <table:table-cell table:style-name="Πίνακας6.Q2" office:value-type="string">
            <text:p text:style-name="P30">27<text:span text:style-name="T1">(1)</text:span></text:p>
          </table:table-cell>
        </table:table-row>
      </table:table>
      <text:list xml:id="list40316102" text:continue-numbering="true" text:style-name="L7">
        <text:list-header>
          <text:p text:style-name="P61">Εφαρμόζουμε το δεύτερο κομμάτι του αλγορίθμου</text:p>
        </text:list-header>
      </text:list>
      <table:table table:name="Πίνακας7" table:style-name="Πίνακας7">
        <table:table-column table:style-name="Πίνακας7.A" table:number-columns-repeated="6"/>
        <table:table-column table:style-name="Πίνακας7.G"/>
        <table:table-row>
          <table:table-cell table:style-name="Πίνακας7.A1" office:value-type="string">
            <text:p text:style-name="P32">k</text:p>
          </table:table-cell>
          <table:table-cell table:style-name="Πίνακας7.A1" office:value-type="string">
            <text:p text:style-name="P32">y</text:p>
          </table:table-cell>
          <table:table-cell table:style-name="Πίνακας7.A1" office:value-type="string">
            <text:p text:style-name="P32"><text:span text:style-name="T8">α</text:span><text:span text:style-name="T41">k+1</text:span></text:p>
          </table:table-cell>
          <table:table-cell table:style-name="Πίνακας7.A1" office:value-type="string">
            <text:p text:style-name="P32">f<text:span text:style-name="T41">k</text:span><text:span text:style-name="T46">(y)</text:span></text:p>
          </table:table-cell>
          <table:table-cell table:style-name="Πίνακας7.A1" office:value-type="string">
            <text:p text:style-name="P32">f<text:span text:style-name="T41">k+1</text:span><text:span text:style-name="T46">(y)</text:span></text:p>
          </table:table-cell>
          <table:table-cell table:style-name="Πίνακας7.A1" office:value-type="string">
            <text:p text:style-name="P32">c<text:span text:style-name="T41">k+1</text:span></text:p>
          </table:table-cell>
          <table:table-cell table:style-name="Πίνακας7.G1" office:value-type="string">
            <text:p text:style-name="P32">x<text:span text:style-name="T45">y</text:span><text:span text:style-name="T41">k+1</text:span></text:p>
          </table:table-cell>
        </table:table-row>
        <table:table-row>
          <table:table-cell table:style-name="Πίνακας7.A2" office:value-type="float" office:value="1">
            <text:p text:style-name="P31">1</text:p>
          </table:table-cell>
          <table:table-cell table:style-name="Πίνακας7.A2" office:value-type="float" office:value="0">
            <text:p text:style-name="P31">0</text:p>
          </table:table-cell>
          <table:table-cell table:style-name="Πίνακας7.A2" office:value-type="float" office:value="12">
            <text:p text:style-name="P31">12</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1">
            <text:p text:style-name="P31">1</text:p>
          </table:table-cell>
          <table:table-cell table:style-name="Πίνακας7.A2" office:value-type="float" office:value="1">
            <text:p text:style-name="P31">1</text:p>
          </table:table-cell>
          <table:table-cell table:style-name="Πίνακας7.A2" office:value-type="float" office:value="12">
            <text:p text:style-name="P31">12</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1">
            <text:p text:style-name="P31">1</text:p>
          </table:table-cell>
          <table:table-cell table:style-name="Πίνακας7.A2" office:value-type="float" office:value="2">
            <text:p text:style-name="P31">2</text:p>
          </table:table-cell>
          <table:table-cell table:style-name="Πίνακας7.A2" office:value-type="float" office:value="12">
            <text:p text:style-name="P31">12</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1">
            <text:p text:style-name="P31">1</text:p>
          </table:table-cell>
          <table:table-cell table:style-name="Πίνακας7.A2" office:value-type="float" office:value="3">
            <text:p text:style-name="P31">3</text:p>
          </table:table-cell>
          <table:table-cell table:style-name="Πίνακας7.A2" office:value-type="float" office:value="12">
            <text:p text:style-name="P31">12</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1">
            <text:p text:style-name="P31">1</text:p>
          </table:table-cell>
          <table:table-cell table:style-name="Πίνακας7.A2" office:value-type="float" office:value="4">
            <text:p text:style-name="P31">4</text:p>
          </table:table-cell>
          <table:table-cell table:style-name="Πίνακας7.A2" office:value-type="float" office:value="12">
            <text:p text:style-name="P31">12</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1">
            <text:p text:style-name="P31">1</text:p>
          </table:table-cell>
          <table:table-cell table:style-name="Πίνακας7.A2" office:value-type="float" office:value="5">
            <text:p text:style-name="P31">5</text:p>
          </table:table-cell>
          <table:table-cell table:style-name="Πίνακας7.A2" office:value-type="float" office:value="12">
            <text:p text:style-name="P31">12</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1">
            <text:p text:style-name="P31">1</text:p>
          </table:table-cell>
          <table:table-cell table:style-name="Πίνακας7.A2" office:value-type="float" office:value="6">
            <text:p text:style-name="P31">6</text:p>
          </table:table-cell>
          <table:table-cell table:style-name="Πίνακας7.A2" office:value-type="float" office:value="12">
            <text:p text:style-name="P31">12</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1">
            <text:p text:style-name="P31">1</text:p>
          </table:table-cell>
          <table:table-cell table:style-name="Πίνακας7.A2" office:value-type="float" office:value="7">
            <text:p text:style-name="P31">7</text:p>
          </table:table-cell>
          <table:table-cell table:style-name="Πίνακας7.A2" office:value-type="float" office:value="12">
            <text:p text:style-name="P31">12</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1">
            <text:p text:style-name="P31">1</text:p>
          </table:table-cell>
          <table:table-cell table:style-name="Πίνακας7.A2" office:value-type="float" office:value="8">
            <text:p text:style-name="P31">8</text:p>
          </table:table-cell>
          <table:table-cell table:style-name="Πίνακας7.A2" office:value-type="float" office:value="12">
            <text:p text:style-name="P31">12</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1">
            <text:p text:style-name="P31">1</text:p>
          </table:table-cell>
          <table:table-cell table:style-name="Πίνακας7.A2" office:value-type="float" office:value="9">
            <text:p text:style-name="P31">9</text:p>
          </table:table-cell>
          <table:table-cell table:style-name="Πίνακας7.A2" office:value-type="float" office:value="12">
            <text:p text:style-name="P31">12</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1">
            <text:p text:style-name="P31">1</text:p>
          </table:table-cell>
          <table:table-cell table:style-name="Πίνακας7.A2" office:value-type="float" office:value="10">
            <text:p text:style-name="P31">10</text:p>
          </table:table-cell>
          <table:table-cell table:style-name="Πίνακας7.A2" office:value-type="float" office:value="12">
            <text:p text:style-name="P31">12</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ext:soft-page-break/>
        <table:table-row>
          <table:table-cell table:style-name="Πίνακας7.F2" office:value-type="string">
            <text:p text:style-name="P32">k</text:p>
          </table:table-cell>
          <table:table-cell table:style-name="Πίνακας7.F2" office:value-type="string">
            <text:p text:style-name="P32">y</text:p>
          </table:table-cell>
          <table:table-cell table:style-name="Πίνακας7.F2" office:value-type="string">
            <text:p text:style-name="P32"><text:span text:style-name="T8">α</text:span><text:span text:style-name="T41">k+1</text:span></text:p>
          </table:table-cell>
          <table:table-cell table:style-name="Πίνακας7.F2" office:value-type="string">
            <text:p text:style-name="P32">f<text:span text:style-name="T41">k</text:span><text:span text:style-name="T46">(y)</text:span></text:p>
          </table:table-cell>
          <table:table-cell table:style-name="Πίνακας7.F2" office:value-type="string">
            <text:p text:style-name="P32">f<text:span text:style-name="T41">k+1</text:span><text:span text:style-name="T46">(y)</text:span></text:p>
          </table:table-cell>
          <table:table-cell table:style-name="Πίνακας7.F2" office:value-type="string">
            <text:p text:style-name="P32">c<text:span text:style-name="T41">k+1</text:span></text:p>
          </table:table-cell>
          <table:table-cell table:style-name="Πίνακας7.G13" office:value-type="string">
            <text:p text:style-name="P32">x<text:span text:style-name="T45">y</text:span><text:span text:style-name="T41">k+1</text:span></text:p>
          </table:table-cell>
        </table:table-row>
        <table:table-row>
          <table:table-cell table:style-name="Πίνακας7.A2" office:value-type="float" office:value="1">
            <text:p text:style-name="P31">1</text:p>
          </table:table-cell>
          <table:table-cell table:style-name="Πίνακας7.A2" office:value-type="float" office:value="11">
            <text:p text:style-name="P31">11</text:p>
          </table:table-cell>
          <table:table-cell table:style-name="Πίνακας7.A2" office:value-type="float" office:value="12">
            <text:p text:style-name="P31">12</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1">
            <text:p text:style-name="P31">1</text:p>
          </table:table-cell>
          <table:table-cell table:style-name="Πίνακας7.A2" office:value-type="float" office:value="12">
            <text:p text:style-name="P31">12</text:p>
          </table:table-cell>
          <table:table-cell table:style-name="Πίνακας7.A2" office:value-type="float" office:value="12">
            <text:p text:style-name="P31">12</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A2" office:value-type="float" office:value="9">
            <text:p text:style-name="P31">9</text:p>
          </table:table-cell>
          <table:table-cell table:style-name="Πίνακας7.G2" office:value-type="float" office:value="0">
            <text:p text:style-name="P35">0</text:p>
          </table:table-cell>
        </table:table-row>
        <table:table-row>
          <table:table-cell table:style-name="Πίνακας7.A2" office:value-type="float" office:value="1">
            <text:p text:style-name="P31">1</text:p>
          </table:table-cell>
          <table:table-cell table:style-name="Πίνακας7.A2" office:value-type="float" office:value="13">
            <text:p text:style-name="P31">13</text:p>
          </table:table-cell>
          <table:table-cell table:style-name="Πίνακας7.A2" office:value-type="float" office:value="12">
            <text:p text:style-name="P31">12</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A2" office:value-type="float" office:value="9">
            <text:p text:style-name="P31">9</text:p>
          </table:table-cell>
          <table:table-cell table:style-name="Πίνακας7.G2" office:value-type="float" office:value="0">
            <text:p text:style-name="P35">0</text:p>
          </table:table-cell>
        </table:table-row>
        <table:table-row>
          <table:table-cell table:style-name="Πίνακας7.A2" office:value-type="float" office:value="1">
            <text:p text:style-name="P31">1</text:p>
          </table:table-cell>
          <table:table-cell table:style-name="Πίνακας7.A2" office:value-type="float" office:value="14">
            <text:p text:style-name="P31">14</text:p>
          </table:table-cell>
          <table:table-cell table:style-name="Πίνακας7.A2" office:value-type="float" office:value="12">
            <text:p text:style-name="P31">12</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A2" office:value-type="float" office:value="9">
            <text:p text:style-name="P31">9</text:p>
          </table:table-cell>
          <table:table-cell table:style-name="Πίνακας7.G2" office:value-type="float" office:value="0">
            <text:p text:style-name="P35">0</text:p>
          </table:table-cell>
        </table:table-row>
        <table:table-row>
          <table:table-cell table:style-name="Πίνακας7.A2" office:value-type="float" office:value="1">
            <text:p text:style-name="P31">1</text:p>
          </table:table-cell>
          <table:table-cell table:style-name="Πίνακας7.A2" office:value-type="float" office:value="15">
            <text:p text:style-name="P31">15</text:p>
          </table:table-cell>
          <table:table-cell table:style-name="Πίνακας7.A2" office:value-type="float" office:value="12">
            <text:p text:style-name="P31">12</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A2" office:value-type="float" office:value="9">
            <text:p text:style-name="P31">9</text:p>
          </table:table-cell>
          <table:table-cell table:style-name="Πίνακας7.G2" office:value-type="float" office:value="0">
            <text:p text:style-name="P35">0</text:p>
          </table:table-cell>
        </table:table-row>
        <table:table-row>
          <table:table-cell table:style-name="Πίνακας7.A2" office:value-type="float" office:value="2">
            <text:p text:style-name="P31">2</text:p>
          </table:table-cell>
          <table:table-cell table:style-name="Πίνακας7.A2" office:value-type="float" office:value="0">
            <text:p text:style-name="P31">0</text:p>
          </table:table-cell>
          <table:table-cell table:style-name="Πίνακας7.A2" office:value-type="float" office:value="15">
            <text:p text:style-name="P31">15</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1">
            <text:p text:style-name="P31">1</text:p>
          </table:table-cell>
          <table:table-cell table:style-name="Πίνακας7.A2" office:value-type="float" office:value="15">
            <text:p text:style-name="P31">15</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2">
            <text:p text:style-name="P31">2</text:p>
          </table:table-cell>
          <table:table-cell table:style-name="Πίνακας7.A2" office:value-type="float" office:value="15">
            <text:p text:style-name="P31">15</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3">
            <text:p text:style-name="P31">3</text:p>
          </table:table-cell>
          <table:table-cell table:style-name="Πίνακας7.A2" office:value-type="float" office:value="15">
            <text:p text:style-name="P31">15</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4">
            <text:p text:style-name="P31">4</text:p>
          </table:table-cell>
          <table:table-cell table:style-name="Πίνακας7.A2" office:value-type="float" office:value="15">
            <text:p text:style-name="P31">15</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5">
            <text:p text:style-name="P31">5</text:p>
          </table:table-cell>
          <table:table-cell table:style-name="Πίνακας7.A2" office:value-type="float" office:value="15">
            <text:p text:style-name="P31">15</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6">
            <text:p text:style-name="P31">6</text:p>
          </table:table-cell>
          <table:table-cell table:style-name="Πίνακας7.A2" office:value-type="float" office:value="15">
            <text:p text:style-name="P31">15</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7">
            <text:p text:style-name="P31">7</text:p>
          </table:table-cell>
          <table:table-cell table:style-name="Πίνακας7.A2" office:value-type="float" office:value="15">
            <text:p text:style-name="P31">15</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8">
            <text:p text:style-name="P31">8</text:p>
          </table:table-cell>
          <table:table-cell table:style-name="Πίνακας7.A2" office:value-type="float" office:value="15">
            <text:p text:style-name="P31">15</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9">
            <text:p text:style-name="P31">9</text:p>
          </table:table-cell>
          <table:table-cell table:style-name="Πίνακας7.A2" office:value-type="float" office:value="15">
            <text:p text:style-name="P31">15</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10">
            <text:p text:style-name="P31">10</text:p>
          </table:table-cell>
          <table:table-cell table:style-name="Πίνακας7.A2" office:value-type="float" office:value="15">
            <text:p text:style-name="P31">15</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11">
            <text:p text:style-name="P31">11</text:p>
          </table:table-cell>
          <table:table-cell table:style-name="Πίνακας7.A2" office:value-type="float" office:value="15">
            <text:p text:style-name="P31">15</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12">
            <text:p text:style-name="P31">12</text:p>
          </table:table-cell>
          <table:table-cell table:style-name="Πίνακας7.A2" office:value-type="float" office:value="15">
            <text:p text:style-name="P31">15</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13">
            <text:p text:style-name="P31">13</text:p>
          </table:table-cell>
          <table:table-cell table:style-name="Πίνακας7.A2" office:value-type="float" office:value="15">
            <text:p text:style-name="P31">15</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14">
            <text:p text:style-name="P31">14</text:p>
          </table:table-cell>
          <table:table-cell table:style-name="Πίνακας7.A2" office:value-type="float" office:value="15">
            <text:p text:style-name="P31">15</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2">
            <text:p text:style-name="P31">2</text:p>
          </table:table-cell>
          <table:table-cell table:style-name="Πίνακας7.A2" office:value-type="float" office:value="15">
            <text:p text:style-name="P31">15</text:p>
          </table:table-cell>
          <table:table-cell table:style-name="Πίνακας7.A2" office:value-type="float" office:value="15">
            <text:p text:style-name="P31">15</text:p>
          </table:table-cell>
          <table:table-cell table:style-name="Πίνακας7.A2" office:value-type="float" office:value="27">
            <text:p text:style-name="P35">27</text:p>
          </table:table-cell>
          <table:table-cell table:style-name="Πίνακας7.A2" office:value-type="float" office:value="30">
            <text:p text:style-name="P35">30</text:p>
          </table:table-cell>
          <table:table-cell table:style-name="Πίνακας7.A2" office:value-type="float" office:value="30">
            <text:p text:style-name="P31">30</text:p>
          </table:table-cell>
          <table:table-cell table:style-name="Πίνακας7.G2" office:value-type="float" office:value="1">
            <text:p text:style-name="P31">1</text:p>
          </table:table-cell>
        </table:table-row>
        <table:table-row>
          <table:table-cell table:style-name="Πίνακας7.A2" office:value-type="float" office:value="3">
            <text:p text:style-name="P31">3</text:p>
          </table:table-cell>
          <table:table-cell table:style-name="Πίνακας7.A2" office:value-type="float" office:value="0">
            <text:p text:style-name="P31">0</text:p>
          </table:table-cell>
          <table:table-cell table:style-name="Πίνακας7.A2" office:value-type="float" office:value="16">
            <text:p text:style-name="P31">16</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1">
            <text:p text:style-name="P31">1</text:p>
          </table:table-cell>
          <table:table-cell table:style-name="Πίνακας7.A2" office:value-type="float" office:value="16">
            <text:p text:style-name="P31">16</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2">
            <text:p text:style-name="P31">2</text:p>
          </table:table-cell>
          <table:table-cell table:style-name="Πίνακας7.A2" office:value-type="float" office:value="16">
            <text:p text:style-name="P31">16</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3">
            <text:p text:style-name="P31">3</text:p>
          </table:table-cell>
          <table:table-cell table:style-name="Πίνακας7.A2" office:value-type="float" office:value="16">
            <text:p text:style-name="P31">16</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4">
            <text:p text:style-name="P31">4</text:p>
          </table:table-cell>
          <table:table-cell table:style-name="Πίνακας7.A2" office:value-type="float" office:value="16">
            <text:p text:style-name="P31">16</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5">
            <text:p text:style-name="P31">5</text:p>
          </table:table-cell>
          <table:table-cell table:style-name="Πίνακας7.A2" office:value-type="float" office:value="16">
            <text:p text:style-name="P31">16</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6">
            <text:p text:style-name="P31">6</text:p>
          </table:table-cell>
          <table:table-cell table:style-name="Πίνακας7.A2" office:value-type="float" office:value="16">
            <text:p text:style-name="P31">16</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7">
            <text:p text:style-name="P31">7</text:p>
          </table:table-cell>
          <table:table-cell table:style-name="Πίνακας7.A2" office:value-type="float" office:value="16">
            <text:p text:style-name="P31">16</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8">
            <text:p text:style-name="P31">8</text:p>
          </table:table-cell>
          <table:table-cell table:style-name="Πίνακας7.A2" office:value-type="float" office:value="16">
            <text:p text:style-name="P31">16</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9">
            <text:p text:style-name="P31">9</text:p>
          </table:table-cell>
          <table:table-cell table:style-name="Πίνακας7.A2" office:value-type="float" office:value="16">
            <text:p text:style-name="P31">16</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10">
            <text:p text:style-name="P31">10</text:p>
          </table:table-cell>
          <table:table-cell table:style-name="Πίνακας7.A2" office:value-type="float" office:value="16">
            <text:p text:style-name="P31">16</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11">
            <text:p text:style-name="P31">11</text:p>
          </table:table-cell>
          <table:table-cell table:style-name="Πίνακας7.A2" office:value-type="float" office:value="16">
            <text:p text:style-name="P31">16</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12">
            <text:p text:style-name="P31">12</text:p>
          </table:table-cell>
          <table:table-cell table:style-name="Πίνακας7.A2" office:value-type="float" office:value="16">
            <text:p text:style-name="P31">16</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13">
            <text:p text:style-name="P31">13</text:p>
          </table:table-cell>
          <table:table-cell table:style-name="Πίνακας7.A2" office:value-type="float" office:value="16">
            <text:p text:style-name="P31">16</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14">
            <text:p text:style-name="P31">14</text:p>
          </table:table-cell>
          <table:table-cell table:style-name="Πίνακας7.A2" office:value-type="float" office:value="16">
            <text:p text:style-name="P31">16</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3">
            <text:p text:style-name="P31">3</text:p>
          </table:table-cell>
          <table:table-cell table:style-name="Πίνακας7.A2" office:value-type="float" office:value="15">
            <text:p text:style-name="P31">15</text:p>
          </table:table-cell>
          <table:table-cell table:style-name="Πίνακας7.A2" office:value-type="float" office:value="16">
            <text:p text:style-name="P31">16</text:p>
          </table:table-cell>
          <table:table-cell table:style-name="Πίνακας7.A2" office:value-type="float" office:value="30">
            <text:p text:style-name="P31">30</text:p>
          </table:table-cell>
          <table:table-cell table:style-name="Πίνακας7.A2" office:value-type="float" office:value="30">
            <text:p text:style-name="P31">30</text:p>
          </table:table-cell>
          <table:table-cell table:style-name="Πίνακας7.F2" office:value-type="string">
            <text:p text:style-name="P31">-</text:p>
          </table:table-cell>
          <table:table-cell table:style-name="Πίνακας7.G2" office:value-type="float" office:value="0">
            <text:p text:style-name="P31">0</text:p>
          </table:table-cell>
        </table:table-row>
        <text:soft-page-break/>
        <table:table-row>
          <table:table-cell table:style-name="Πίνακας7.F2" office:value-type="string">
            <text:p text:style-name="P32">k</text:p>
          </table:table-cell>
          <table:table-cell table:style-name="Πίνακας7.F2" office:value-type="string">
            <text:p text:style-name="P32">y</text:p>
          </table:table-cell>
          <table:table-cell table:style-name="Πίνακας7.F2" office:value-type="string">
            <text:p text:style-name="P32"><text:span text:style-name="T8">α</text:span><text:span text:style-name="T41">k+1</text:span></text:p>
          </table:table-cell>
          <table:table-cell table:style-name="Πίνακας7.F2" office:value-type="string">
            <text:p text:style-name="P32">f<text:span text:style-name="T41">k</text:span><text:span text:style-name="T46">(y)</text:span></text:p>
          </table:table-cell>
          <table:table-cell table:style-name="Πίνακας7.F2" office:value-type="string">
            <text:p text:style-name="P32">f<text:span text:style-name="T41">k+1</text:span><text:span text:style-name="T46">(y)</text:span></text:p>
          </table:table-cell>
          <table:table-cell table:style-name="Πίνακας7.F2" office:value-type="string">
            <text:p text:style-name="P32">c<text:span text:style-name="T41">k+1</text:span></text:p>
          </table:table-cell>
          <table:table-cell table:style-name="Πίνακας7.G13" office:value-type="string">
            <text:p text:style-name="P32">x<text:span text:style-name="T45">y</text:span><text:span text:style-name="T41">k+1</text:span></text:p>
          </table:table-cell>
        </table:table-row>
        <table:table-row>
          <table:table-cell table:style-name="Πίνακας7.A2" office:value-type="float" office:value="4">
            <text:p text:style-name="P31">4</text:p>
          </table:table-cell>
          <table:table-cell table:style-name="Πίνακας7.A2" office:value-type="float" office:value="0">
            <text:p text:style-name="P31">0</text:p>
          </table:table-cell>
          <table:table-cell table:style-name="Πίνακας7.A2" office:value-type="float" office:value="13">
            <text:p text:style-name="P31">13</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1">
            <text:p text:style-name="P31">1</text:p>
          </table:table-cell>
          <table:table-cell table:style-name="Πίνακας7.A2" office:value-type="float" office:value="13">
            <text:p text:style-name="P31">13</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2">
            <text:p text:style-name="P31">2</text:p>
          </table:table-cell>
          <table:table-cell table:style-name="Πίνακας7.A2" office:value-type="float" office:value="13">
            <text:p text:style-name="P31">13</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3">
            <text:p text:style-name="P31">3</text:p>
          </table:table-cell>
          <table:table-cell table:style-name="Πίνακας7.A2" office:value-type="float" office:value="13">
            <text:p text:style-name="P31">13</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4">
            <text:p text:style-name="P31">4</text:p>
          </table:table-cell>
          <table:table-cell table:style-name="Πίνακας7.A2" office:value-type="float" office:value="13">
            <text:p text:style-name="P31">13</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5">
            <text:p text:style-name="P31">5</text:p>
          </table:table-cell>
          <table:table-cell table:style-name="Πίνακας7.A2" office:value-type="float" office:value="13">
            <text:p text:style-name="P31">13</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6">
            <text:p text:style-name="P31">6</text:p>
          </table:table-cell>
          <table:table-cell table:style-name="Πίνακας7.A2" office:value-type="float" office:value="13">
            <text:p text:style-name="P31">13</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7">
            <text:p text:style-name="P31">7</text:p>
          </table:table-cell>
          <table:table-cell table:style-name="Πίνακας7.A2" office:value-type="float" office:value="13">
            <text:p text:style-name="P31">13</text:p>
          </table:table-cell>
          <table:table-cell table:style-name="Πίνακας7.A2" office:value-type="float" office:value="0">
            <text:p text:style-name="P31">0</text:p>
          </table:table-cell>
          <table:table-cell table:style-name="Πίνακας7.A2" office:value-type="float" office:value="0">
            <text:p text:style-name="P31">0</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8">
            <text:p text:style-name="P31">8</text:p>
          </table:table-cell>
          <table:table-cell table:style-name="Πίνακας7.A2" office:value-type="float" office:value="13">
            <text:p text:style-name="P31">13</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9">
            <text:p text:style-name="P31">9</text:p>
          </table:table-cell>
          <table:table-cell table:style-name="Πίνακας7.A2" office:value-type="float" office:value="13">
            <text:p text:style-name="P31">13</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10">
            <text:p text:style-name="P31">10</text:p>
          </table:table-cell>
          <table:table-cell table:style-name="Πίνακας7.A2" office:value-type="float" office:value="13">
            <text:p text:style-name="P31">13</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11">
            <text:p text:style-name="P31">11</text:p>
          </table:table-cell>
          <table:table-cell table:style-name="Πίνακας7.A2" office:value-type="float" office:value="13">
            <text:p text:style-name="P31">13</text:p>
          </table:table-cell>
          <table:table-cell table:style-name="Πίνακας7.A2" office:value-type="float" office:value="27">
            <text:p text:style-name="P31">27</text:p>
          </table:table-cell>
          <table:table-cell table:style-name="Πίνακας7.A2" office:value-type="float" office:value="27">
            <text:p text:style-name="P31">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12">
            <text:p text:style-name="P31">12</text:p>
          </table:table-cell>
          <table:table-cell table:style-name="Πίνακας7.A2" office:value-type="float" office:value="13">
            <text:p text:style-name="P31">13</text:p>
          </table:table-cell>
          <table:table-cell table:style-name="Πίνακας7.A2" office:value-type="float" office:value="27">
            <text:p text:style-name="P35">27</text:p>
          </table:table-cell>
          <table:table-cell table:style-name="Πίνακας7.A2" office:value-type="float" office:value="27">
            <text:p text:style-name="P35">27</text:p>
          </table:table-cell>
          <table:table-cell table:style-name="Πίνακας7.F2" office:value-type="string">
            <text:p text:style-name="P31">-</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13">
            <text:p text:style-name="P31">13</text:p>
          </table:table-cell>
          <table:table-cell table:style-name="Πίνακας7.A2" office:value-type="float" office:value="13">
            <text:p text:style-name="P31">13</text:p>
          </table:table-cell>
          <table:table-cell table:style-name="Πίνακας7.A2" office:value-type="float" office:value="27">
            <text:p text:style-name="P35">27</text:p>
          </table:table-cell>
          <table:table-cell table:style-name="Πίνακας7.A2" office:value-type="float" office:value="27">
            <text:p text:style-name="P35">27</text:p>
          </table:table-cell>
          <table:table-cell table:style-name="Πίνακας7.A2" office:value-type="float" office:value="6">
            <text:p text:style-name="P31">6</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14">
            <text:p text:style-name="P31">14</text:p>
          </table:table-cell>
          <table:table-cell table:style-name="Πίνακας7.A2" office:value-type="float" office:value="13">
            <text:p text:style-name="P31">13</text:p>
          </table:table-cell>
          <table:table-cell table:style-name="Πίνακας7.A2" office:value-type="float" office:value="27">
            <text:p text:style-name="P35">27</text:p>
          </table:table-cell>
          <table:table-cell table:style-name="Πίνακας7.A2" office:value-type="float" office:value="27">
            <text:p text:style-name="P35">27</text:p>
          </table:table-cell>
          <table:table-cell table:style-name="Πίνακας7.A2" office:value-type="float" office:value="6">
            <text:p text:style-name="P31">6</text:p>
          </table:table-cell>
          <table:table-cell table:style-name="Πίνακας7.G2" office:value-type="float" office:value="0">
            <text:p text:style-name="P31">0</text:p>
          </table:table-cell>
        </table:table-row>
        <table:table-row>
          <table:table-cell table:style-name="Πίνακας7.A2" office:value-type="float" office:value="4">
            <text:p text:style-name="P31">4</text:p>
          </table:table-cell>
          <table:table-cell table:style-name="Πίνακας7.A2" office:value-type="float" office:value="15">
            <text:p text:style-name="P31">15</text:p>
          </table:table-cell>
          <table:table-cell table:style-name="Πίνακας7.A2" office:value-type="float" office:value="13">
            <text:p text:style-name="P31">13</text:p>
          </table:table-cell>
          <table:table-cell table:style-name="Πίνακας7.A2" office:value-type="float" office:value="30">
            <text:p text:style-name="P31">30</text:p>
          </table:table-cell>
          <table:table-cell table:style-name="Πίνακας7.A2" office:value-type="float" office:value="30">
            <text:p text:style-name="P35">30</text:p>
          </table:table-cell>
          <table:table-cell table:style-name="Πίνακας7.A2" office:value-type="float" office:value="6">
            <text:p text:style-name="P31">6</text:p>
          </table:table-cell>
          <table:table-cell table:style-name="Πίνακας7.G2" office:value-type="float" office:value="0">
            <text:p text:style-name="P35">0</text:p>
          </table:table-cell>
        </table:table-row>
      </table:table>
      <text:list xml:id="list40291484" text:continue-numbering="true" text:style-name="L7">
        <text:list-header>
          <text:p text:style-name="P61">Επομένως, ο πίνακας των αποτελεσμάτων είναι ο εξής</text:p>
        </text:list-header>
      </text:list>
      <table:table table:name="Πίνακας8" table:style-name="Πίνακας8">
        <table:table-column table:style-name="Πίνακας8.A"/>
        <table:table-column table:style-name="Πίνακας8.B"/>
        <table:table-column table:style-name="Πίνακας8.C"/>
        <table:table-column table:style-name="Πίνακας8.D"/>
        <table:table-column table:style-name="Πίνακας8.E"/>
        <table:table-column table:style-name="Πίνακας8.C" table:number-columns-repeated="2"/>
        <table:table-column table:style-name="Πίνακας8.H" table:number-columns-repeated="2"/>
        <table:table-column table:style-name="Πίνακας8.J" table:number-columns-repeated="2"/>
        <table:table-column table:style-name="Πίνακας8.L"/>
        <table:table-column table:style-name="Πίνακας8.J"/>
        <table:table-column table:style-name="Πίνακας8.L"/>
        <table:table-column table:style-name="Πίνακας8.O"/>
        <table:table-column table:style-name="Πίνακας8.P"/>
        <table:table-column table:style-name="Πίνακας8.Q"/>
        <table:table-row>
          <table:table-cell table:style-name="Πίνακας8.A1" office:value-type="string">
            <text:p text:style-name="P33"/>
          </table:table-cell>
          <table:table-cell table:style-name="Πίνακας8.B1" office:value-type="float" office:value="0">
            <text:p text:style-name="P33">0</text:p>
          </table:table-cell>
          <table:table-cell table:style-name="Πίνακας8.B1" office:value-type="float" office:value="1">
            <text:p text:style-name="P33">1</text:p>
          </table:table-cell>
          <table:table-cell table:style-name="Πίνακας8.B1" office:value-type="float" office:value="2">
            <text:p text:style-name="P33">2</text:p>
          </table:table-cell>
          <table:table-cell table:style-name="Πίνακας8.B1" office:value-type="float" office:value="3">
            <text:p text:style-name="P33">3</text:p>
          </table:table-cell>
          <table:table-cell table:style-name="Πίνακας8.B1" office:value-type="float" office:value="4">
            <text:p text:style-name="P33">4</text:p>
          </table:table-cell>
          <table:table-cell table:style-name="Πίνακας8.B1" office:value-type="float" office:value="5">
            <text:p text:style-name="P33">5</text:p>
          </table:table-cell>
          <table:table-cell table:style-name="Πίνακας8.B1" office:value-type="float" office:value="6">
            <text:p text:style-name="P33">6</text:p>
          </table:table-cell>
          <table:table-cell table:style-name="Πίνακας8.B1" office:value-type="float" office:value="7">
            <text:p text:style-name="P33">7</text:p>
          </table:table-cell>
          <table:table-cell table:style-name="Πίνακας8.B1" office:value-type="float" office:value="8">
            <text:p text:style-name="P33">8</text:p>
          </table:table-cell>
          <table:table-cell table:style-name="Πίνακας8.B1" office:value-type="float" office:value="9">
            <text:p text:style-name="P33">9</text:p>
          </table:table-cell>
          <table:table-cell table:style-name="Πίνακας8.B1" office:value-type="float" office:value="10">
            <text:p text:style-name="P33">10</text:p>
          </table:table-cell>
          <table:table-cell table:style-name="Πίνακας8.B1" office:value-type="float" office:value="11">
            <text:p text:style-name="P33">11</text:p>
          </table:table-cell>
          <table:table-cell table:style-name="Πίνακας8.B1" office:value-type="float" office:value="12">
            <text:p text:style-name="P33">12</text:p>
          </table:table-cell>
          <table:table-cell table:style-name="Πίνακας8.B1" office:value-type="float" office:value="13">
            <text:p text:style-name="P33">13</text:p>
          </table:table-cell>
          <table:table-cell table:style-name="Πίνακας8.B1" office:value-type="float" office:value="14">
            <text:p text:style-name="P33">14</text:p>
          </table:table-cell>
          <table:table-cell table:style-name="Πίνακας8.Q1" office:value-type="float" office:value="15">
            <text:p text:style-name="P33">15</text:p>
          </table:table-cell>
        </table:table-row>
        <table:table-row>
          <table:table-cell table:style-name="Πίνακας8.A2" office:value-type="float" office:value="1">
            <text:p text:style-name="P33">1</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1">0(0)</text:p>
          </table:table-cell>
          <table:table-cell table:style-name="Πίνακας8.B2" office:value-type="string">
            <text:p text:style-name="P30">0<text:span text:style-name="T1">(0)</text:span></text:p>
          </table:table-cell>
          <table:table-cell table:style-name="Πίνακας8.B2" office:value-type="string">
            <text:p text:style-name="P30">27<text:span text:style-name="T1">(1)</text:span></text:p>
          </table:table-cell>
          <table:table-cell table:style-name="Πίνακας8.B2" office:value-type="string">
            <text:p text:style-name="P30">27<text:span text:style-name="T1">(1)</text:span></text:p>
          </table:table-cell>
          <table:table-cell table:style-name="Πίνακας8.B2" office:value-type="string">
            <text:p text:style-name="P30">27<text:span text:style-name="T1">(1)</text:span></text:p>
          </table:table-cell>
          <table:table-cell table:style-name="Πίνακας8.B2" office:value-type="string">
            <text:p text:style-name="P30">27<text:span text:style-name="T1">(1)</text:span></text:p>
          </table:table-cell>
          <table:table-cell table:style-name="Πίνακας8.B2" office:value-type="string">
            <text:p text:style-name="P30">27<text:span text:style-name="T1">(1)</text:span></text:p>
          </table:table-cell>
          <table:table-cell table:style-name="Πίνακας8.B2" office:value-type="string">
            <text:p text:style-name="P30">27<text:span text:style-name="T1">(1)</text:span></text:p>
          </table:table-cell>
          <table:table-cell table:style-name="Πίνακας8.B2" office:value-type="string">
            <text:p text:style-name="P30">27<text:span text:style-name="T1">(1)</text:span></text:p>
          </table:table-cell>
          <table:table-cell table:style-name="Πίνακας8.Q2" office:value-type="string">
            <text:p text:style-name="P30">27<text:span text:style-name="T1">(1)</text:span></text:p>
          </table:table-cell>
        </table:table-row>
        <table:table-row>
          <table:table-cell table:style-name="Πίνακας8.A2" office:value-type="float" office:value="2">
            <text:p text:style-name="P33">2</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1">0(0)</text:p>
          </table:table-cell>
          <table:table-cell table:style-name="Πίνακας8.B2" office:value-type="string">
            <text:p text:style-name="P30">0<text:span text:style-name="T1">(0)</text:span></text:p>
          </table:table-cell>
          <table:table-cell table:style-name="Πίνακας8.B2" office:value-type="string">
            <text:p text:style-name="P30">27<text:span text:style-name="T1">(</text:span><text:span text:style-name="T8">0</text:span><text:span text:style-name="T1">)</text:span></text:p>
          </table:table-cell>
          <table:table-cell table:style-name="Πίνακας8.B2" office:value-type="string">
            <text:p text:style-name="P35">27(0)</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B2" office:value-type="string">
            <text:p text:style-name="P30">27(0)</text:p>
          </table:table-cell>
          <table:table-cell table:style-name="Πίνακας8.B2" office:value-type="string">
            <text:p text:style-name="P30">27(0)</text:p>
          </table:table-cell>
          <table:table-cell table:style-name="Πίνακας8.B2" office:value-type="string">
            <text:p text:style-name="P30">27(0)</text:p>
          </table:table-cell>
          <table:table-cell table:style-name="Πίνακας8.Q2" office:value-type="string">
            <text:p text:style-name="P30">27(0)</text:p>
          </table:table-cell>
        </table:table-row>
        <table:table-row>
          <table:table-cell table:style-name="Πίνακας8.A2" office:value-type="float" office:value="3">
            <text:p text:style-name="P33">3</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1">0(0)</text:p>
          </table:table-cell>
          <table:table-cell table:style-name="Πίνακας8.B2" office:value-type="string">
            <text:p text:style-name="P30">0<text:span text:style-name="T1">(0)</text:span></text:p>
          </table:table-cell>
          <table:table-cell table:style-name="Πίνακας8.B2" office:value-type="string">
            <text:p text:style-name="P30">27<text:span text:style-name="T1">(</text:span><text:span text:style-name="T8">0</text:span><text:span text:style-name="T1">)</text:span></text:p>
          </table:table-cell>
          <table:table-cell table:style-name="Πίνακας8.B2" office:value-type="string">
            <text:p text:style-name="P35">27(0)</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Q2" office:value-type="string">
            <text:p text:style-name="P33">30(1)</text:p>
          </table:table-cell>
        </table:table-row>
        <table:table-row>
          <table:table-cell table:style-name="Πίνακας8.A2" office:value-type="float" office:value="4">
            <text:p text:style-name="P33">4</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1">0(0)</text:p>
          </table:table-cell>
          <table:table-cell table:style-name="Πίνακας8.B2" office:value-type="string">
            <text:p text:style-name="P30">0<text:span text:style-name="T1">(0)</text:span></text:p>
          </table:table-cell>
          <table:table-cell table:style-name="Πίνακας8.B2" office:value-type="string">
            <text:p text:style-name="P30">27<text:span text:style-name="T1">(</text:span><text:span text:style-name="T8">0</text:span><text:span text:style-name="T1">)</text:span></text:p>
          </table:table-cell>
          <table:table-cell table:style-name="Πίνακας8.B2" office:value-type="string">
            <text:p text:style-name="P35">27(0)</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Q2" office:value-type="string">
            <text:p text:style-name="P30">30(0)</text:p>
          </table:table-cell>
        </table:table-row>
        <table:table-row>
          <table:table-cell table:style-name="Πίνακας8.A2" office:value-type="float" office:value="5">
            <text:p text:style-name="P33">5</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0">0<text:span text:style-name="T1">(0)</text:span></text:p>
          </table:table-cell>
          <table:table-cell table:style-name="Πίνακας8.B2" office:value-type="string">
            <text:p text:style-name="P31">0(0)</text:p>
          </table:table-cell>
          <table:table-cell table:style-name="Πίνακας8.B2" office:value-type="string">
            <text:p text:style-name="P30">0<text:span text:style-name="T1">(0)</text:span></text:p>
          </table:table-cell>
          <table:table-cell table:style-name="Πίνακας8.B2" office:value-type="string">
            <text:p text:style-name="P30">27<text:span text:style-name="T1">(</text:span><text:span text:style-name="T8">0</text:span><text:span text:style-name="T1">)</text:span></text:p>
          </table:table-cell>
          <table:table-cell table:style-name="Πίνακας8.B2" office:value-type="string">
            <text:p text:style-name="P35">27(0)</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B2" office:value-type="string">
            <text:p text:style-name="P30">27<text:span text:style-name="T8">(0)</text:span></text:p>
          </table:table-cell>
          <table:table-cell table:style-name="Πίνακας8.Q2" office:value-type="string">
            <text:p text:style-name="P36">30(0)</text:p>
          </table:table-cell>
        </table:table-row>
      </table:table>
      <text:list xml:id="list40311640" text:continue-numbering="true" text:style-name="L7">
        <text:list-header>
          <text:p text:style-name="P65">Εφαρμόζοντας τον αλγόριθμο κατασκευής βέλτιστης λύσης βρίσκουμε ότι θα επιλέξουμε το 3<text:span text:style-name="T44">ο</text:span> αντικείμενο.</text:p>
        </text:list-header>
      </text:list>
      <text:p text:style-name="P12"/>
      <text:p text:style-name="P5">5.</text:p>
      <text:p text:style-name="P12">Διάμετρος ενός δέντρου είναι η μέγιστη απόσταση μεταξύ δύο κόμβων σε ένα δέντρο. Σύμφωνα με το τελευταίο, μπορούμε να δούμε ότι η μέγιστη απόσταση μεταξύ δύο κόμβων θα είναι πάντα μεταξύ των κόμβων φύλλων. Για να βρούμε λοιπόν την απόσταση ανάμεσα σε δύο κόμβους φύλλα, δηλαδή τη διάμετρο του δέντρου, ακολουθούμε εξής βήματα:</text:p>
      <text:list xml:id="list39636189" text:style-name="L10">
        <text:list-item>
          <text:p text:style-name="P70"><text:span text:style-name="T20">Κάνουμε μια </text:span><text:span text:style-name="T23">BFS</text:span><text:span text:style-name="T20"> (κατά πλάτος αναζήτηση) ξεκινώντας από έναν οποιοδήποτε κόμβο φύλλο για να βρούμε έναν κόμβο που να έχει τη μέγιστη απόσταση από τον αρχικό κόμβο που επιλέξαμε. Ο κόμβος που βρήκαμε θα είναι κόμβος φύλλο. Ας το ονομάσουμε κόμβο1.</text:span></text:p>
        </text:list-item>
        <text:list-item>
          <text:p text:style-name="P70"><text:span text:style-name="T20">Τώρα εφαρμόζουμε και πάλι την </text:span><text:span text:style-name="T23">BFS </text:span><text:span text:style-name="T20">ξεκινώντας από τον κόμβο1 και βρίσκουμε τη μέγιστη απόσταση κάθε κόμβου από τον κόμβο1. Η απόσταση αυτή είναι η διάμετρος του δέντρου. Και αυτό επειδή ο κόμβος1 είναι ένα φύλλο του δέντρου και η BFS βρίσκει τη μικρότερη απόσταση από τον κόμβο1 (φύλλο) σε όλους τους άλλους κόμβους στο δέντρο. Σαφώς ο πιο απομακρυσμένος κόμβος από τον κόμβο1 θα είναι ένα φύλλο και ως εκ τούτου θα έχουμε την διάμετρο του δέντρου.</text:span></text:p>
        </text:list-item>
      </text:list>
      <text:p text:style-name="P20"><text:span text:style-name="T20">Ο αλγόριθμος καλεί 2 φορές την </text:span><text:span text:style-name="T23">BFS. </text:span><text:span text:style-name="T20">Οπότε έχουμε</text:span><text:span text:style-name="T20"><draw:frame draw:style-name="fr1" draw:name="Αντικείμενο9" text:anchor-type="as-char" svg:width="4.916cm" svg:height="0.483cm" draw:z-index="399"><draw:object xlink:href="./Object 9" xlink:type="simple" xlink:show="embed" xlink:actuate="onLoad"/><draw:image xlink:href="./ObjectReplacements/Object 9" xlink:type="simple" xlink:show="embed" xlink:actuate="onLoad"/></draw:frame></text:span></text:p>
      <text:p text:style-name="P12"/>
      <text:p text:style-name="P12"/>
      <text:p text:style-name="P5"><text:soft-page-break/>6.</text:p>
      <text:list xml:id="list39647729" text:style-name="L11">
        <text:list-item>
          <text:p text:style-name="P62">Θα ορίσουμε 3 υποπροβλήματα. Η αναδρομική σχέση που συνδέει τη βέλτιστη λύση με τις βέλτιστες λύσεις των υποπροβλημάτων είναι η εξής:</text:p>
        </text:list-item>
      </text:list>
      <text:list xml:id="list39644953" text:style-name="L12">
        <text:list-item>
          <text:p text:style-name="P56"><text:span text:style-name="T37">f[i, j] </text:span><text:span text:style-name="T37">το μήκος μιας </text:span><text:span text:style-name="T37">μέγιστης κοινής υπακολουθίας </text:span><text:span text:style-name="T37">των ακολουθιών </text:span><text:span text:style-name="T37">X[i]</text:span><text:span text:style-name="T37">και </text:span><text:span text:style-name="T37">Y[j]</text:span></text:p>
        </text:list-item>
        <text:list-item>
          <text:p text:style-name="P56"><text:span text:style-name="T37">Αν i = 0 ή j = 0, </text:span><text:span text:style-name="T37">τότε η μέγιστη κοινή υπακολουθία</text:span><text:span text:style-name="T37"> </text:span><text:span text:style-name="T37">είναι </text:span><text:span text:style-name="T37">0</text:span></text:p>
        </text:list-item>
        <text:list-item>
          <text:p text:style-name="P68"><draw:frame draw:style-name="fr2" draw:name="Αντικείμενο10" text:anchor-type="as-char" svg:width="11.495cm" svg:height="1.827cm" draw:z-index="408"><draw:object xlink:href="./Object 10" xlink:type="simple" xlink:show="embed" xlink:actuate="onLoad"/><draw:image xlink:href="./ObjectReplacements/Object 10" xlink:type="simple" xlink:show="embed" xlink:actuate="onLoad"/><svg:desc>τύπος</svg:desc></draw:frame></text:p>
        </text:list-item>
      </text:list>
      <text:list xml:id="list40322829" text:continue-list="list39647729" text:style-name="L11">
        <text:list-item>
          <text:p text:style-name="P62"><draw:ellipse text:anchor-type="paragraph" draw:z-index="385" draw:style-name="gr13" draw:text-style-name="P74" svg:width="1.077cm" svg:height="1.149cm" svg:x="15.753cm" svg:y="16.409cm"><text:p/></draw:ellipse><draw:ellipse text:anchor-type="paragraph" draw:z-index="386" draw:style-name="gr13" draw:text-style-name="P74" svg:width="1.077cm" svg:height="1.149cm" svg:x="15.753cm" svg:y="15.261cm"><text:p/></draw:ellipse><draw:ellipse text:anchor-type="paragraph" draw:z-index="388" draw:style-name="gr13" draw:text-style-name="P74" svg:width="1.077cm" svg:height="1.149cm" svg:x="12.98cm" svg:y="14.03cm"><text:p/></draw:ellipse><draw:ellipse text:anchor-type="paragraph" draw:z-index="389" draw:style-name="gr13" draw:text-style-name="P74" svg:width="1.077cm" svg:height="1.149cm" svg:x="12.98cm" svg:y="12.882cm"><text:p/></draw:ellipse><draw:ellipse text:anchor-type="paragraph" draw:z-index="397" draw:style-name="gr13" draw:text-style-name="P74" svg:width="1.077cm" svg:height="1.149cm" svg:x="12.98cm" svg:y="11.733cm"><text:p/></draw:ellipse><draw:ellipse text:anchor-type="paragraph" draw:z-index="396" draw:style-name="gr13" draw:text-style-name="P74" svg:width="1.077cm" svg:height="1.149cm" svg:x="11.518cm" svg:y="11.732cm"><text:p/></draw:ellipse><draw:ellipse text:anchor-type="paragraph" draw:z-index="393" draw:style-name="gr13" draw:text-style-name="P74" svg:width="1.077cm" svg:height="1.149cm" svg:x="8.719cm" svg:y="11.702cm"><text:p/></draw:ellipse><draw:ellipse text:anchor-type="paragraph" draw:z-index="403" draw:style-name="gr13" draw:text-style-name="P74" svg:width="1.077cm" svg:height="1.149cm" svg:x="7.311cm" svg:y="9.394cm"><text:p/></draw:ellipse><draw:ellipse text:anchor-type="paragraph" draw:z-index="398" draw:style-name="gr13" draw:text-style-name="P74" svg:width="1.077cm" svg:height="1.149cm" svg:x="5.934cm" svg:y="6.983cm"><text:p/></draw:ellipse><draw:ellipse text:anchor-type="paragraph" draw:z-index="402" draw:style-name="gr13" draw:text-style-name="P74" svg:width="1.077cm" svg:height="1.149cm" svg:x="5.934cm" svg:y="5.835cm"><text:p/></draw:ellipse><draw:ellipse text:anchor-type="paragraph" draw:z-index="404" draw:style-name="gr13" draw:text-style-name="P74" svg:width="1.077cm" svg:height="1.149cm" svg:x="5.934cm" svg:y="3.538cm"><text:p/></draw:ellipse><draw:ellipse text:anchor-type="paragraph" draw:z-index="405" draw:style-name="gr13" draw:text-style-name="P74" svg:width="1.077cm" svg:height="1.149cm" svg:x="4.505cm" svg:y="3.561cm"><text:p/></draw:ellipse><draw:ellipse text:anchor-type="paragraph" draw:z-index="406" draw:style-name="gr13" draw:text-style-name="P74" svg:width="1.077cm" svg:height="1.149cm" svg:x="3.02cm" svg:y="2.316cm"><text:p/></draw:ellipse><draw:ellipse text:anchor-type="paragraph" draw:z-index="1" draw:style-name="gr2" draw:text-style-name="P74" svg:width="0.867cm" svg:height="0.844cm" svg:x="0.649cm" svg:y="15.397cm"><text:p/></draw:ellipse><draw:ellipse text:anchor-type="paragraph" draw:z-index="422" draw:style-name="gr2" draw:text-style-name="P74" svg:width="0.867cm" svg:height="0.844cm" svg:x="0.559cm" svg:y="11.896cm"><text:p/></draw:ellipse>Ο πίνακας λύσεων είναι ο εξής</text:p>
        </text:list-item>
      </text:list>
      <table:table table:name="Πίνακας9" table:style-name="Πίνακας9">
        <table:table-column table:style-name="Πίνακας9.A" table:number-columns-repeated="5"/>
        <table:table-column table:style-name="Πίνακας9.F"/>
        <table:table-column table:style-name="Πίνακας9.A" table:number-columns-repeated="6"/>
        <table:table-row>
          <table:table-cell table:style-name="Πίνακας9.A1" office:value-type="string">
            <text:p text:style-name="P28"><draw:ellipse text:anchor-type="paragraph" draw:z-index="387" draw:style-name="gr13" draw:text-style-name="P74" svg:width="1.077cm" svg:height="1.149cm" svg:x="14.328cm" svg:y="14.432cm"><text:p/></draw:ellipse><draw:ellipse text:anchor-type="paragraph" draw:z-index="394" draw:style-name="gr13" draw:text-style-name="P74" svg:width="1.077cm" svg:height="1.149cm" svg:x="10.031cm" svg:y="10.903cm"><text:p/></draw:ellipse><draw:ellipse text:anchor-type="paragraph" draw:z-index="392" draw:style-name="gr13" draw:text-style-name="P74" svg:width="1.077cm" svg:height="1.149cm" svg:x="7.214cm" svg:y="9.714cm"><text:p/></draw:ellipse><draw:ellipse text:anchor-type="paragraph" draw:z-index="401" draw:style-name="gr13" draw:text-style-name="P74" svg:width="1.077cm" svg:height="1.149cm" svg:x="7.214cm" svg:y="7.417cm"><text:p/></draw:ellipse><draw:ellipse text:anchor-type="paragraph" draw:z-index="409" draw:style-name="gr13" draw:text-style-name="P74" svg:width="1.077cm" svg:height="1.149cm" svg:x="5.837cm" svg:y="3.858cm"><text:p/></draw:ellipse><draw:ellipse text:anchor-type="paragraph" draw:z-index="407" draw:style-name="gr13" draw:text-style-name="P74" svg:width="0.911cm" svg:height="0.817cm" svg:x="1.677cm" svg:y="0.748cm"><text:p/></draw:ellipse></text:p>
          </table:table-cell>
          <table:table-cell table:style-name="Πίνακας9.A1" office:value-type="string">
            <text:p text:style-name="P28">0</text:p>
            <text:p text:style-name="P21"><draw:ellipse text:anchor-type="paragraph" draw:z-index="425" draw:style-name="gr2" draw:text-style-name="P74" svg:width="0.867cm" svg:height="0.844cm" svg:x="-0.933cm" svg:y="1.461cm"><text:p/></draw:ellipse>y[j]</text:p>
          </table:table-cell>
          <table:table-cell table:style-name="Πίνακας9.A1" office:value-type="string">
            <text:p text:style-name="P21"><draw:ellipse text:anchor-type="paragraph" draw:z-index="424" draw:style-name="gr2" draw:text-style-name="P74" svg:width="0.867cm" svg:height="0.844cm" svg:x="0.226cm" svg:y="0.402cm"><text:p/></draw:ellipse>1</text:p>
            <text:p text:style-name="P22">A</text:p>
          </table:table-cell>
          <table:table-cell table:style-name="Πίνακας9.A1" office:value-type="string">
            <text:p text:style-name="P21"><draw:ellipse text:anchor-type="paragraph" draw:z-index="423" draw:style-name="gr2" draw:text-style-name="P74" svg:width="0.867cm" svg:height="0.844cm" svg:x="0.191cm" svg:y="0.356cm"><text:p/></draw:ellipse>2</text:p>
            <text:p text:style-name="P22">L</text:p>
          </table:table-cell>
          <table:table-cell table:style-name="Πίνακας9.A1" office:value-type="string">
            <text:p text:style-name="P21">3</text:p>
            <text:p text:style-name="P21">G</text:p>
          </table:table-cell>
          <table:table-cell table:style-name="Πίνακας9.A1" office:value-type="string">
            <text:p text:style-name="P21"><draw:ellipse text:anchor-type="paragraph" draw:z-index="426" draw:style-name="gr2" draw:text-style-name="P74" svg:width="0.867cm" svg:height="0.844cm" svg:x="0.168cm" svg:y="0.356cm"><text:p/></draw:ellipse>4</text:p>
            <text:p text:style-name="P22">O</text:p>
          </table:table-cell>
          <table:table-cell table:style-name="Πίνακας9.A1" office:value-type="string">
            <text:p text:style-name="P21"><draw:ellipse text:anchor-type="paragraph" draw:z-index="421" draw:style-name="gr2" draw:text-style-name="P74" svg:width="0.867cm" svg:height="0.844cm" svg:x="0.272cm" svg:y="0.379cm"><text:p/></draw:ellipse>5</text:p>
            <text:p text:style-name="P22">R</text:p>
          </table:table-cell>
          <table:table-cell table:style-name="Πίνακας9.A1" office:value-type="string">
            <text:p text:style-name="P21">6</text:p>
            <text:p text:style-name="P21">I</text:p>
          </table:table-cell>
          <table:table-cell table:style-name="Πίνακας9.A1" office:value-type="string">
            <text:p text:style-name="P21">7</text:p>
            <text:p text:style-name="P21">T</text:p>
          </table:table-cell>
          <table:table-cell table:style-name="Πίνακας9.A1" office:value-type="string">
            <text:p text:style-name="P21">8</text:p>
            <text:p text:style-name="P21">H</text:p>
          </table:table-cell>
          <table:table-cell table:style-name="Πίνακας9.A1" office:value-type="string">
            <text:p text:style-name="P21"><draw:ellipse text:anchor-type="paragraph" draw:z-index="420" draw:style-name="gr2" draw:text-style-name="P74" svg:width="0.867cm" svg:height="0.844cm" svg:x="0.205cm" svg:y="0.379cm"><text:p/></draw:ellipse>9</text:p>
            <text:p text:style-name="P22">M</text:p>
          </table:table-cell>
          <table:table-cell table:style-name="Πίνακας9.L1" office:value-type="string">
            <text:p text:style-name="P21">10</text:p>
            <text:p text:style-name="P21">S</text:p>
          </table:table-cell>
        </table:table-row>
        <table:table-row>
          <table:table-cell table:style-name="Πίνακας9.A2" office:value-type="string">
            <text:p text:style-name="P21">0 x[i]</text:p>
          </table:table-cell>
          <table:table-cell table:style-name="Πίνακας9.B2" office:value-type="float" office:value="0">
            <text:p text:style-name="P21">0</text:p>
          </table:table-cell>
          <table:table-cell table:style-name="Πίνακας9.B2" office:value-type="float" office:value="0">
            <text:p text:style-name="P21"><draw:line text:anchor-type="paragraph" draw:z-index="419" draw:style-name="gr14" draw:text-style-name="P74" svg:x1="0.203cm" svg:y1="0.806cm" svg:x2="-0.245cm" svg:y2="0.407cm"><text:p/></draw:line>0</text:p>
          </table:table-cell>
          <table:table-cell table:style-name="Πίνακας9.B2" office:value-type="float" office:value="0">
            <text:p text:style-name="P21">0</text:p>
          </table:table-cell>
          <table:table-cell table:style-name="Πίνακας9.B2" office:value-type="float" office:value="0">
            <text:p text:style-name="P21">0</text:p>
          </table:table-cell>
          <table:table-cell table:style-name="Πίνακας9.B2" office:value-type="float" office:value="0">
            <text:p text:style-name="P21">0</text:p>
          </table:table-cell>
          <table:table-cell table:style-name="Πίνακας9.B2" office:value-type="float" office:value="0">
            <text:p text:style-name="P21">0</text:p>
          </table:table-cell>
          <table:table-cell table:style-name="Πίνακας9.B2" office:value-type="float" office:value="0">
            <text:p text:style-name="P21">0</text:p>
          </table:table-cell>
          <table:table-cell table:style-name="Πίνακας9.B2" office:value-type="float" office:value="0">
            <text:p text:style-name="P21">0</text:p>
          </table:table-cell>
          <table:table-cell table:style-name="Πίνακας9.B2" office:value-type="float" office:value="0">
            <text:p text:style-name="P21">0</text:p>
          </table:table-cell>
          <table:table-cell table:style-name="Πίνακας9.B2" office:value-type="float" office:value="0">
            <text:p text:style-name="P21">0</text:p>
          </table:table-cell>
          <table:table-cell table:style-name="Πίνακας9.L2" office:value-type="float" office:value="0">
            <text:p text:style-name="P21">0</text:p>
          </table:table-cell>
        </table:table-row>
        <table:table-row>
          <table:table-cell table:style-name="Πίνακας9.A2" office:value-type="string">
            <text:p text:style-name="P21">1_<text:span text:style-name="T48">A</text:span></text:p>
          </table:table-cell>
          <table:table-cell table:style-name="Πίνακας9.B2" office:value-type="float" office:value="0">
            <text:p text:style-name="P21">0</text:p>
          </table:table-cell>
          <table:table-cell table:style-name="Πίνακας9.A2" office:value-type="string">
            <text:p text:style-name="P21">D</text:p>
            <text:p text:style-name="P21"><draw:ellipse text:anchor-type="paragraph" draw:z-index="427" draw:style-name="gr2" draw:text-style-name="P74" svg:width="0.867cm" svg:height="0.844cm" svg:x="-2.369cm" svg:y="0.734cm"><text:p/></draw:ellipse><draw:line text:anchor-type="paragraph" draw:z-index="418" draw:style-name="gr14" draw:text-style-name="P74" svg:x1="1.725cm" svg:y1="0.806cm" svg:x2="1.069cm" svg:y2="0.136cm"><text:p/></draw:line>1</text:p>
          </table:table-cell>
          <table:table-cell table:style-name="Πίνακας9.A2" office:value-type="string">
            <text:p text:style-name="P21">L</text:p>
            <text:p text:style-name="P21">1</text:p>
          </table:table-cell>
          <table:table-cell table:style-name="Πίνακας9.A2" office:value-type="string">
            <text:p text:style-name="P21">L</text:p>
            <text:p text:style-name="P21">1</text:p>
          </table:table-cell>
          <table:table-cell table:style-name="Πίνακας9.A2" office:value-type="string">
            <text:p text:style-name="P21">L</text:p>
            <text:p text:style-name="P21">1</text:p>
          </table:table-cell>
          <table:table-cell table:style-name="Πίνακας9.A2" office:value-type="string">
            <text:p text:style-name="P21">L</text:p>
            <text:p text:style-name="P21">1</text:p>
          </table:table-cell>
          <table:table-cell table:style-name="Πίνακας9.A2" office:value-type="string">
            <text:p text:style-name="P21">L</text:p>
            <text:p text:style-name="P21">1</text:p>
          </table:table-cell>
          <table:table-cell table:style-name="Πίνακας9.A2" office:value-type="string">
            <text:p text:style-name="P21">L</text:p>
            <text:p text:style-name="P21">1</text:p>
          </table:table-cell>
          <table:table-cell table:style-name="Πίνακας9.A2" office:value-type="string">
            <text:p text:style-name="P21">L</text:p>
            <text:p text:style-name="P21">1</text:p>
          </table:table-cell>
          <table:table-cell table:style-name="Πίνακας9.A2" office:value-type="string">
            <text:p text:style-name="P21">L</text:p>
            <text:p text:style-name="P21">1</text:p>
          </table:table-cell>
          <table:table-cell table:style-name="Πίνακας9.L3" office:value-type="string">
            <text:p text:style-name="P21">L</text:p>
            <text:p text:style-name="P21">1</text:p>
          </table:table-cell>
        </table:table-row>
        <table:table-row>
          <table:table-cell table:style-name="Πίνακας9.A2" office:value-type="string">
            <text:p text:style-name="P21"><draw:ellipse text:anchor-type="paragraph" draw:z-index="428" draw:style-name="gr2" draw:text-style-name="P74" svg:width="0.867cm" svg:height="0.844cm" svg:x="0.512cm" svg:y="4.503cm"><text:p/></draw:ellipse>2_<text:span text:style-name="T48">L</text:span></text:p>
          </table:table-cell>
          <table:table-cell table:style-name="Πίνακας9.B2" office:value-type="float" office:value="0">
            <text:p text:style-name="P21">0</text:p>
          </table:table-cell>
          <table:table-cell table:style-name="Πίνακας9.A2" office:value-type="string">
            <text:p text:style-name="P21">U</text:p>
            <text:p text:style-name="P21">1</text:p>
          </table:table-cell>
          <table:table-cell table:style-name="Πίνακας9.A2" office:value-type="string">
            <text:p text:style-name="P21">D</text:p>
            <text:p text:style-name="P21">2</text:p>
          </table:table-cell>
          <table:table-cell table:style-name="Πίνακας9.A2" office:value-type="string">
            <text:p text:style-name="P21"><draw:line text:anchor-type="paragraph" draw:z-index="417" draw:style-name="gr14" draw:text-style-name="P74" svg:x1="0.171cm" svg:y1="0.476cm" svg:x2="-0.182cm" svg:y2="0.499cm"><text:p/></draw:line>L</text:p>
            <text:p text:style-name="P21">2</text:p>
          </table:table-cell>
          <table:table-cell table:style-name="Πίνακας9.A2" office:value-type="string">
            <text:p text:style-name="P21">L</text:p>
            <text:p text:style-name="P21">2</text:p>
          </table:table-cell>
          <table:table-cell table:style-name="Πίνακας9.A2" office:value-type="string">
            <text:p text:style-name="P21">L</text:p>
            <text:p text:style-name="P21">2</text:p>
          </table:table-cell>
          <table:table-cell table:style-name="Πίνακας9.A2" office:value-type="string">
            <text:p text:style-name="P21">L</text:p>
            <text:p text:style-name="P21">2</text:p>
          </table:table-cell>
          <table:table-cell table:style-name="Πίνακας9.A2" office:value-type="string">
            <text:p text:style-name="P21">L</text:p>
            <text:p text:style-name="P21">2</text:p>
          </table:table-cell>
          <table:table-cell table:style-name="Πίνακας9.A2" office:value-type="string">
            <text:p text:style-name="P21">L</text:p>
            <text:p text:style-name="P21">2</text:p>
          </table:table-cell>
          <table:table-cell table:style-name="Πίνακας9.A2" office:value-type="string">
            <text:p text:style-name="P21">L</text:p>
            <text:p text:style-name="P21">2</text:p>
          </table:table-cell>
          <table:table-cell table:style-name="Πίνακας9.L3" office:value-type="string">
            <text:p text:style-name="P21">L</text:p>
            <text:p text:style-name="P21">2</text:p>
          </table:table-cell>
        </table:table-row>
        <table:table-row>
          <table:table-cell table:style-name="Πίνακας9.A2" office:value-type="string">
            <text:p text:style-name="P21">3_-</text:p>
          </table:table-cell>
          <table:table-cell table:style-name="Πίνακας9.B2" office:value-type="float" office:value="0">
            <text:p text:style-name="P21">0</text:p>
          </table:table-cell>
          <table:table-cell table:style-name="Πίνακας9.A2" office:value-type="string">
            <text:p text:style-name="P21">U</text:p>
            <text:p text:style-name="P21">1</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L3" office:value-type="string">
            <text:p text:style-name="P21">U</text:p>
            <text:p text:style-name="P21">2</text:p>
          </table:table-cell>
        </table:table-row>
        <table:table-row>
          <table:table-cell table:style-name="Πίνακας9.A2" office:value-type="string">
            <text:p text:style-name="P21">4_K</text:p>
          </table:table-cell>
          <table:table-cell table:style-name="Πίνακας9.B2" office:value-type="float" office:value="0">
            <text:p text:style-name="P21">0</text:p>
          </table:table-cell>
          <table:table-cell table:style-name="Πίνακας9.A2" office:value-type="string">
            <text:p text:style-name="P21">U</text:p>
            <text:p text:style-name="P21">1</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L3" office:value-type="string">
            <text:p text:style-name="P21">U</text:p>
            <text:p text:style-name="P21">2</text:p>
          </table:table-cell>
        </table:table-row>
        <table:table-row>
          <table:table-cell table:style-name="Πίνακας9.A2" office:value-type="string">
            <text:p text:style-name="P21">5_H</text:p>
          </table:table-cell>
          <table:table-cell table:style-name="Πίνακας9.B2" office:value-type="float" office:value="0">
            <text:p text:style-name="P21">0</text:p>
          </table:table-cell>
          <table:table-cell table:style-name="Πίνακας9.A2" office:value-type="string">
            <text:p text:style-name="P21">U</text:p>
            <text:p text:style-name="P21">1</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draw:line text:anchor-type="paragraph" draw:z-index="416" draw:style-name="gr14" draw:text-style-name="P74" svg:x1="0.309cm" svg:y1="0.834cm" svg:x2="-0.277cm" svg:y2="0.296cm"><text:p/></draw:line>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D</text:p>
            <text:p text:style-name="P21">3</text:p>
          </table:table-cell>
          <table:table-cell table:style-name="Πίνακας9.A2" office:value-type="string">
            <text:p text:style-name="P21">L</text:p>
            <text:p text:style-name="P21">3</text:p>
          </table:table-cell>
          <table:table-cell table:style-name="Πίνακας9.L3" office:value-type="string">
            <text:p text:style-name="P21">L</text:p>
            <text:p text:style-name="P21">3</text:p>
          </table:table-cell>
        </table:table-row>
        <table:table-row>
          <table:table-cell table:style-name="Πίνακας9.A2" office:value-type="string">
            <text:p text:style-name="P21">6_<text:span text:style-name="T48">O</text:span></text:p>
          </table:table-cell>
          <table:table-cell table:style-name="Πίνακας9.B2" office:value-type="float" office:value="0">
            <text:p text:style-name="P21">0</text:p>
          </table:table-cell>
          <table:table-cell table:style-name="Πίνακας9.A2" office:value-type="string">
            <text:p text:style-name="P21">U</text:p>
            <text:p text:style-name="P21">1</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D</text:p>
            <text:p text:style-name="P21">3</text:p>
          </table:table-cell>
          <table:table-cell table:style-name="Πίνακας9.A2" office:value-type="string">
            <text:p text:style-name="P21">L</text:p>
            <text:p text:style-name="P21">3</text:p>
          </table:table-cell>
          <table:table-cell table:style-name="Πίνακας9.A2" office:value-type="string">
            <text:p text:style-name="P21">L</text:p>
            <text:p text:style-name="P21">3</text:p>
          </table:table-cell>
          <table:table-cell table:style-name="Πίνακας9.A2" office:value-type="string">
            <text:p text:style-name="P21">L</text:p>
            <text:p text:style-name="P21">3</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3</text:p>
          </table:table-cell>
          <table:table-cell table:style-name="Πίνακας9.L3" office:value-type="string">
            <text:p text:style-name="P21">U</text:p>
            <text:p text:style-name="P21">3</text:p>
          </table:table-cell>
        </table:table-row>
        <table:table-row>
          <table:table-cell table:style-name="Πίνακας9.A2" office:value-type="string">
            <text:p text:style-name="P21">7_W</text:p>
          </table:table-cell>
          <table:table-cell table:style-name="Πίνακας9.B2" office:value-type="float" office:value="0">
            <text:p text:style-name="P21">0</text:p>
          </table:table-cell>
          <table:table-cell table:style-name="Πίνακας9.A2" office:value-type="string">
            <text:p text:style-name="P21">U</text:p>
            <text:p text:style-name="P21">1</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3</text:p>
          </table:table-cell>
          <table:table-cell table:style-name="Πίνακας9.L3" office:value-type="string">
            <text:p text:style-name="P21">U</text:p>
            <text:p text:style-name="P21">3</text:p>
          </table:table-cell>
        </table:table-row>
        <table:table-row>
          <table:table-cell table:style-name="Πίνακας9.A2" office:value-type="string">
            <text:p text:style-name="P21">8_A</text:p>
          </table:table-cell>
          <table:table-cell table:style-name="Πίνακας9.B2" office:value-type="float" office:value="0">
            <text:p text:style-name="P21">0</text:p>
          </table:table-cell>
          <table:table-cell table:style-name="Πίνακας9.A2" office:value-type="string">
            <text:p text:style-name="P21">D</text:p>
            <text:p text:style-name="P21">1</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draw:line text:anchor-type="paragraph" draw:z-index="415" draw:style-name="gr14" draw:text-style-name="P74" svg:x1="1.667cm" svg:y1="0.811cm" svg:x2="1.104cm" svg:y2="0.296cm"><text:p/></draw:line>3</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3</text:p>
          </table:table-cell>
          <table:table-cell table:style-name="Πίνακας9.L3" office:value-type="string">
            <text:p text:style-name="P21">U</text:p>
            <text:p text:style-name="P21">3</text:p>
          </table:table-cell>
        </table:table-row>
        <table:table-row>
          <table:table-cell table:style-name="Πίνακας9.A2" office:value-type="string">
            <text:p text:style-name="P21">9_<text:span text:style-name="T48">R</text:span></text:p>
          </table:table-cell>
          <table:table-cell table:style-name="Πίνακας9.B2" office:value-type="float" office:value="0">
            <text:p text:style-name="P21">0</text:p>
          </table:table-cell>
          <table:table-cell table:style-name="Πίνακας9.A2" office:value-type="string">
            <text:p text:style-name="P21">U</text:p>
            <text:p text:style-name="P21">1</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3</text:p>
          </table:table-cell>
          <table:table-cell table:style-name="Πίνακας9.A2" office:value-type="string">
            <text:p text:style-name="P21">D</text:p>
            <text:p text:style-name="P21">4</text:p>
          </table:table-cell>
          <table:table-cell table:style-name="Πίνακας9.A2" office:value-type="string">
            <text:p text:style-name="P21">L</text:p>
            <text:p text:style-name="P21"><draw:line text:anchor-type="paragraph" draw:z-index="414" draw:style-name="gr14" draw:text-style-name="P74" svg:x1="0.114cm" svg:y1="0.064cm" svg:x2="-0.219cm" svg:y2="0.064cm"><text:p/></draw:line>4</text:p>
          </table:table-cell>
          <table:table-cell table:style-name="Πίνακας9.A2" office:value-type="string">
            <text:p text:style-name="P21">L</text:p>
            <text:p text:style-name="P21"><draw:line text:anchor-type="paragraph" draw:z-index="413" draw:style-name="gr14" draw:text-style-name="P74" svg:x1="0.088cm" svg:y1="0.041cm" svg:x2="-0.226cm" svg:y2="0.041cm"><text:p/></draw:line>4</text:p>
          </table:table-cell>
          <table:table-cell table:style-name="Πίνακας9.A2" office:value-type="string">
            <text:p text:style-name="P21"><draw:line text:anchor-type="paragraph" draw:z-index="412" draw:style-name="gr14" draw:text-style-name="P74" svg:x1="0.134cm" svg:y1="0.48cm" svg:x2="-0.252cm" svg:y2="0.48cm"><text:p/></draw:line>L</text:p>
            <text:p text:style-name="P21">4</text:p>
          </table:table-cell>
          <table:table-cell table:style-name="Πίνακας9.A2" office:value-type="string">
            <text:p text:style-name="P21">L</text:p>
            <text:p text:style-name="P21">4</text:p>
          </table:table-cell>
          <table:table-cell table:style-name="Πίνακας9.L3" office:value-type="string">
            <text:p text:style-name="P21">L</text:p>
            <text:p text:style-name="P21">4</text:p>
          </table:table-cell>
        </table:table-row>
        <table:table-row>
          <table:table-cell table:style-name="Πίνακας9.A2" office:value-type="string">
            <text:p text:style-name="P21">10_I</text:p>
          </table:table-cell>
          <table:table-cell table:style-name="Πίνακας9.B2" office:value-type="float" office:value="0">
            <text:p text:style-name="P21">0</text:p>
          </table:table-cell>
          <table:table-cell table:style-name="Πίνακας9.A2" office:value-type="string">
            <text:p text:style-name="P21">U</text:p>
            <text:p text:style-name="P21">1</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4</text:p>
          </table:table-cell>
          <table:table-cell table:style-name="Πίνακας9.A2" office:value-type="string">
            <text:p text:style-name="P21">D</text:p>
            <text:p text:style-name="P21">5</text:p>
          </table:table-cell>
          <table:table-cell table:style-name="Πίνακας9.A2" office:value-type="string">
            <text:p text:style-name="P21">U</text:p>
            <text:p text:style-name="P21">5</text:p>
          </table:table-cell>
          <table:table-cell table:style-name="Πίνακας9.A2" office:value-type="string">
            <text:p text:style-name="P21">U</text:p>
            <text:p text:style-name="P21">5</text:p>
          </table:table-cell>
          <table:table-cell table:style-name="Πίνακας9.A2" office:value-type="string">
            <text:p text:style-name="P21">U</text:p>
            <text:p text:style-name="P21">5</text:p>
          </table:table-cell>
          <table:table-cell table:style-name="Πίνακας9.L3" office:value-type="string">
            <text:p text:style-name="P21">U</text:p>
            <text:p text:style-name="P21">5</text:p>
          </table:table-cell>
        </table:table-row>
        <table:table-row>
          <table:table-cell table:style-name="Πίνακας9.A2" office:value-type="string">
            <text:p text:style-name="P21">11_Z</text:p>
          </table:table-cell>
          <table:table-cell table:style-name="Πίνακας9.B2" office:value-type="float" office:value="0">
            <text:p text:style-name="P21">0</text:p>
          </table:table-cell>
          <table:table-cell table:style-name="Πίνακας9.A2" office:value-type="string">
            <text:p text:style-name="P21">U</text:p>
            <text:p text:style-name="P21">1</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4</text:p>
          </table:table-cell>
          <table:table-cell table:style-name="Πίνακας9.A2" office:value-type="string">
            <text:p text:style-name="P21">U</text:p>
            <text:p text:style-name="P21">5</text:p>
          </table:table-cell>
          <table:table-cell table:style-name="Πίνακας9.A2" office:value-type="string">
            <text:p text:style-name="P21">U</text:p>
            <text:p text:style-name="P21">5</text:p>
          </table:table-cell>
          <table:table-cell table:style-name="Πίνακας9.A2" office:value-type="string">
            <text:p text:style-name="P21">U</text:p>
            <text:p text:style-name="P21">5</text:p>
          </table:table-cell>
          <table:table-cell table:style-name="Πίνακας9.A2" office:value-type="string">
            <text:p text:style-name="P21">U</text:p>
            <text:p text:style-name="P21"><draw:line text:anchor-type="paragraph" draw:z-index="411" draw:style-name="gr14" draw:text-style-name="P74" svg:x1="0.162cm" svg:y1="1.026cm" svg:x2="-0.337cm" svg:y2="0.37cm"><text:p/></draw:line>5</text:p>
          </table:table-cell>
          <table:table-cell table:style-name="Πίνακας9.L3" office:value-type="string">
            <text:p text:style-name="P21">U</text:p>
            <text:p text:style-name="P21">5</text:p>
          </table:table-cell>
        </table:table-row>
        <table:table-row>
          <table:table-cell table:style-name="Πίνακας9.A2" office:value-type="string">
            <text:p text:style-name="P21">12_<text:span text:style-name="T48">M</text:span></text:p>
          </table:table-cell>
          <table:table-cell table:style-name="Πίνακας9.B2" office:value-type="float" office:value="0">
            <text:p text:style-name="P21">0</text:p>
          </table:table-cell>
          <table:table-cell table:style-name="Πίνακας9.A2" office:value-type="string">
            <text:p text:style-name="P21">U</text:p>
            <text:p text:style-name="P21">1</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3</text:p>
          </table:table-cell>
          <table:table-cell table:style-name="Πίνακας9.A2" office:value-type="string">
            <text:p text:style-name="P21">U</text:p>
            <text:p text:style-name="P21">4</text:p>
          </table:table-cell>
          <table:table-cell table:style-name="Πίνακας9.A2" office:value-type="string">
            <text:p text:style-name="P21">U</text:p>
            <text:p text:style-name="P21">5</text:p>
          </table:table-cell>
          <table:table-cell table:style-name="Πίνακας9.A2" office:value-type="string">
            <text:p text:style-name="P21">U</text:p>
            <text:p text:style-name="P21">5</text:p>
          </table:table-cell>
          <table:table-cell table:style-name="Πίνακας9.A2" office:value-type="string">
            <text:p text:style-name="P21">U</text:p>
            <text:p text:style-name="P21">5</text:p>
          </table:table-cell>
          <table:table-cell table:style-name="Πίνακας9.A2" office:value-type="string">
            <text:p text:style-name="P21">D</text:p>
            <text:p text:style-name="P21">6</text:p>
          </table:table-cell>
          <table:table-cell table:style-name="Πίνακας9.L3" office:value-type="string">
            <text:p text:style-name="P21">L</text:p>
            <text:p text:style-name="P21"><draw:line text:anchor-type="paragraph" draw:z-index="410" draw:style-name="gr14" draw:text-style-name="P74" svg:x1="0.074cm" svg:y1="0.067cm" svg:x2="-0.178cm" svg:y2="0.067cm"><text:p/></draw:line>6</text:p>
          </table:table-cell>
        </table:table-row>
        <table:table-row>
          <table:table-cell table:style-name="Πίνακας9.A2" office:value-type="string">
            <text:p text:style-name="P21">13_I</text:p>
          </table:table-cell>
          <table:table-cell table:style-name="Πίνακας9.B2" office:value-type="float" office:value="0">
            <text:p text:style-name="P21">0</text:p>
          </table:table-cell>
          <table:table-cell table:style-name="Πίνακας9.A2" office:value-type="string">
            <text:p text:style-name="P21">U</text:p>
            <text:p text:style-name="P21">1</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2</text:p>
          </table:table-cell>
          <table:table-cell table:style-name="Πίνακας9.A2" office:value-type="string">
            <text:p text:style-name="P21">U</text:p>
            <text:p text:style-name="P21">4</text:p>
          </table:table-cell>
          <table:table-cell table:style-name="Πίνακας9.A2" office:value-type="string">
            <text:p text:style-name="P21">D</text:p>
            <text:p text:style-name="P21">5</text:p>
          </table:table-cell>
          <table:table-cell table:style-name="Πίνακας9.A2" office:value-type="string">
            <text:p text:style-name="P21">U</text:p>
            <text:p text:style-name="P21">5</text:p>
          </table:table-cell>
          <table:table-cell table:style-name="Πίνακας9.A2" office:value-type="string">
            <text:p text:style-name="P21">U</text:p>
            <text:p text:style-name="P21">5</text:p>
          </table:table-cell>
          <table:table-cell table:style-name="Πίνακας9.A2" office:value-type="string">
            <text:p text:style-name="P21">U</text:p>
            <text:p text:style-name="P21">6</text:p>
          </table:table-cell>
          <table:table-cell table:style-name="Πίνακας9.L3" office:value-type="string">
            <text:p text:style-name="P21">U</text:p>
            <text:p text:style-name="P21">6</text:p>
          </table:table-cell>
        </table:table-row>
      </table:table>
      <text:list xml:id="list40295720" text:continue-numbering="true" text:style-name="L11">
        <text:list-header>
          <text:p text:style-name="P62">Άρα η μέγιστη κοινή υπακολουθία των ακολουθιών “<text:span text:style-name="T1">AL-KHOWARIZMI</text:span>” και <text:span text:style-name="T1">“ALGORITHMS” </text:span>είναι η “¨<text:span text:style-name="T1">ALORM</text:span>”</text:p>
        </text:list-header>
        <text:list-item>
          <text:p text:style-name="P62">Η πολυπλοκότητα εύρεσης της τιμής της βέλτιστης λύσης είναι <text:span text:style-name="T1">Ο(mn) </text:span>διότι για να βρούμε την τιμή της βέλτιστης λύσης χρειάζεται να για κάθε χαρακτήρα της ακολουθίας Χ <text:span text:style-name="T1">m </text:span>χαρακτήρων, κάθε χαρακτήρα της ακολουθίας Υ <text:span text:style-name="T1">n </text:span>χαρακτήρων. Άλλωστε για την εύρεση της τιμής αυτής απαιτείται ένας πίνακας <text:span text:style-name="T1">m x n.</text:span></text:p>
        </text:list-item>
        <text:list-item>
          <text:p text:style-name="P62">Η πολυπλοκότητα εύρεσης της δομής της βέλτιστης λύσης είναι <text:span text:style-name="T1">Ο(m+n) </text:span>και αυτό γιατί απλώς χρειάζεται να ξέρουμε το συνολικό μήκος των δύο ακολουθιών. Η ακολουθία Χ έχει <text:soft-page-break/>μήκος <text:span text:style-name="T1">m </text:span>και η ακολουθία Υ έχει μήκος <text:span text:style-name="T1">n, </text:span>άρα το συνολικό μήκος είναι <text:span text:style-name="T1">m+n.</text:span></text:p>
        </text:list-item>
      </text:list>
      <text:p text:style-name="P18"/>
      <text:p text:style-name="P5">7.</text:p>
      <text:list xml:id="list39656522" text:style-name="L14">
        <text:list-item>
          <text:p text:style-name="P63">Ο γράφος είναι ο εξής:</text:p>
          <text:p text:style-name="P63"><draw:frame text:anchor-type="paragraph" draw:z-index="481" draw:style-name="gr16" svg:width="2.059cm" svg:height="0.489cm" svg:x="1.401cm" svg:y="0.201cm"><draw:text-box><text:p>1<text:span text:style-name="T50">ος</text:span> κύκλος</text:p></draw:text-box></draw:frame><draw:frame text:anchor-type="paragraph" draw:z-index="482" draw:style-name="gr16" svg:width="2.059cm" svg:height="0.489cm" svg:x="3.401cm" svg:y="0.201cm"><draw:text-box><text:p><text:span text:style-name="T46">2</text:span><text:span text:style-name="T50">ος</text:span> κύκλος</text:p></draw:text-box></draw:frame><draw:frame text:anchor-type="paragraph" draw:z-index="483" draw:style-name="gr16" svg:width="2.059cm" svg:height="0.489cm" svg:x="5.401cm" svg:y="0.201cm"><draw:text-box><text:p><text:span text:style-name="T46">3</text:span><text:span text:style-name="T50">ος</text:span> κύκλος</text:p></draw:text-box></draw:frame><draw:frame text:anchor-type="paragraph" draw:z-index="484" draw:style-name="gr16" svg:width="2.059cm" svg:height="0.489cm" svg:x="7.401cm" svg:y="0.201cm"><draw:text-box><text:p><text:span text:style-name="T46">4</text:span><text:span text:style-name="T50">ος</text:span> κύκλος</text:p></draw:text-box></draw:frame><draw:frame text:anchor-type="paragraph" draw:z-index="485" draw:style-name="gr16" svg:width="2.059cm" svg:height="0.489cm" svg:x="9.603cm" svg:y="0.252cm"><draw:text-box><text:p><text:span text:style-name="T46">5</text:span><text:span text:style-name="T50">ος</text:span> κύκλος</text:p></draw:text-box></draw:frame><draw:line text:anchor-type="paragraph" draw:z-index="486" draw:style-name="gr17" draw:text-style-name="P74" svg:x1="1.228cm" svg:y1="0.183cm" svg:x2="1.228cm" svg:y2="5.976cm"><text:p/></draw:line><draw:line text:anchor-type="paragraph" draw:z-index="487" draw:style-name="gr17" draw:text-style-name="P74" svg:x1="3.228cm" svg:y1="0.183cm" svg:x2="3.228cm" svg:y2="5.976cm"><text:p/></draw:line><draw:line text:anchor-type="paragraph" draw:z-index="488" draw:style-name="gr17" draw:text-style-name="P74" svg:x1="5.228cm" svg:y1="0.183cm" svg:x2="5.228cm" svg:y2="5.976cm"><text:p/></draw:line><draw:line text:anchor-type="paragraph" draw:z-index="489" draw:style-name="gr17" draw:text-style-name="P74" svg:x1="7.228cm" svg:y1="0.183cm" svg:x2="7.228cm" svg:y2="5.976cm"><text:p/></draw:line><draw:line text:anchor-type="paragraph" draw:z-index="490" draw:style-name="gr17" draw:text-style-name="P74" svg:x1="9.229cm" svg:y1="0.183cm" svg:x2="9.229cm" svg:y2="5.976cm"><text:p/></draw:line><draw:line text:anchor-type="paragraph" draw:z-index="491" draw:style-name="gr17" draw:text-style-name="P74" svg:x1="11.642cm" svg:y1="0.166cm" svg:x2="11.642cm" svg:y2="5.959cm"><text:p/></draw:line></text:p>
        </text:list-item>
      </text:list>
      <text:p text:style-name="P11"><draw:ellipse text:anchor-type="paragraph" draw:z-index="429" draw:style-name="gr1" draw:text-style-name="P74" svg:width="1.019cm" svg:height="0.962cm" svg:x="2.014cm" svg:y="0.436cm"><text:p/></draw:ellipse><draw:ellipse text:anchor-type="paragraph" draw:z-index="431" draw:style-name="gr1" draw:text-style-name="P74" svg:width="1.019cm" svg:height="0.962cm" svg:x="2.014cm" svg:y="2.436cm"><text:p/></draw:ellipse><draw:ellipse text:anchor-type="paragraph" draw:z-index="433" draw:style-name="gr1" draw:text-style-name="P74" svg:width="1.019cm" svg:height="0.962cm" svg:x="4.015cm" svg:y="0.436cm"><text:p/></draw:ellipse><draw:ellipse text:anchor-type="paragraph" draw:z-index="434" draw:style-name="gr1" draw:text-style-name="P74" svg:width="1.019cm" svg:height="0.962cm" svg:x="6.015cm" svg:y="0.436cm"><text:p/></draw:ellipse><draw:ellipse text:anchor-type="paragraph" draw:z-index="437" draw:style-name="gr1" draw:text-style-name="P74" svg:width="1.019cm" svg:height="0.962cm" svg:x="8.015cm" svg:y="0.436cm"><text:p/></draw:ellipse></text:p>
      <text:p text:style-name="P11"><draw:frame text:anchor-type="paragraph" draw:z-index="430" draw:style-name="gr15" svg:width="0.5cm" svg:height="0.537cm" svg:x="2.332cm" svg:y="0.152cm"><draw:text-box><text:p>Τ1</text:p></draw:text-box></draw:frame><draw:frame text:anchor-type="paragraph" draw:z-index="435" draw:style-name="gr15" svg:width="0.5cm" svg:height="0.537cm" svg:x="2.332cm" svg:y="2.152cm"><draw:text-box><text:p>Τ4</text:p></draw:text-box></draw:frame><draw:frame text:anchor-type="paragraph" draw:z-index="438" draw:style-name="gr15" svg:width="0.5cm" svg:height="0.537cm" svg:x="4.332cm" svg:y="0.152cm"><draw:text-box><text:p>Τ2</text:p></draw:text-box></draw:frame><draw:frame text:anchor-type="paragraph" draw:z-index="439" draw:style-name="gr15" svg:width="0.5cm" svg:height="0.537cm" svg:x="6.332cm" svg:y="0.152cm"><draw:text-box><text:p>Τ3</text:p></draw:text-box></draw:frame><draw:frame text:anchor-type="paragraph" draw:z-index="440" draw:style-name="gr15" svg:width="0.5cm" svg:height="0.537cm" svg:x="8.333cm" svg:y="0.152cm"><draw:text-box><text:p>Τ7</text:p></draw:text-box></draw:frame><draw:line text:anchor-type="paragraph" draw:z-index="458" draw:style-name="gr1" draw:text-style-name="P74" svg:x1="5.032cm" svg:y1="0.388cm" svg:x2="6.014cm" svg:y2="0.388cm"><text:p/></draw:line><draw:line text:anchor-type="paragraph" draw:z-index="460" draw:style-name="gr1" draw:text-style-name="P74" svg:x1="6.015cm" svg:y1="0.388cm" svg:x2="5.828cm" svg:y2="0.215cm"><text:p/></draw:line><draw:line text:anchor-type="paragraph" draw:z-index="462" draw:style-name="gr1" draw:text-style-name="P74" svg:x1="6.015cm" svg:y1="0.388cm" svg:x2="5.846cm" svg:y2="0.579cm"><text:p/></draw:line><draw:line text:anchor-type="paragraph" draw:z-index="463" draw:style-name="gr1" draw:text-style-name="P74" svg:x1="3.032cm" svg:y1="0.37cm" svg:x2="4.014cm" svg:y2="0.335cm"><text:p/></draw:line><draw:line text:anchor-type="paragraph" draw:z-index="464" draw:style-name="gr1" draw:text-style-name="P74" svg:x1="7.033cm" svg:y1="0.388cm" svg:x2="8.015cm" svg:y2="0.37cm"><text:p/></draw:line><draw:line text:anchor-type="paragraph" draw:z-index="465" draw:style-name="gr1" draw:text-style-name="P74" svg:x1="4.014cm" svg:y1="0.335cm" svg:x2="3.838cm" svg:y2="0.162cm"><text:p/></draw:line><draw:line text:anchor-type="paragraph" draw:z-index="466" draw:style-name="gr1" draw:text-style-name="P74" svg:x1="8.015cm" svg:y1="0.371cm" svg:x2="7.8cm" svg:y2="0.18cm"><text:p/></draw:line><draw:line text:anchor-type="paragraph" draw:z-index="467" draw:style-name="gr1" draw:text-style-name="P74" svg:x1="4.015cm" svg:y1="0.335cm" svg:x2="3.856cm" svg:y2="0.54cm"><text:p/></draw:line><draw:line text:anchor-type="paragraph" draw:z-index="468" draw:style-name="gr1" draw:text-style-name="P74" svg:x1="8.015cm" svg:y1="0.37cm" svg:x2="7.869cm" svg:y2="0.578cm"><text:p/></draw:line></text:p>
      <text:p text:style-name="P11"><draw:line text:anchor-type="paragraph" draw:z-index="442" draw:style-name="gr1" draw:text-style-name="P74" svg:x1="4.198cm" svg:y1="1.071cm" svg:x2="3.032cm" svg:y2="0.053cm"><text:p/></draw:line><draw:line text:anchor-type="paragraph" draw:z-index="470" draw:style-name="gr1" draw:text-style-name="P74" svg:x1="7.033cm" svg:y1="1.388cm" svg:x2="8.197cm" svg:y2="0.316cm"><text:p/></draw:line><draw:line text:anchor-type="paragraph" draw:z-index="471" draw:style-name="gr1" draw:text-style-name="P74" svg:x1="8.197cm" svg:y1="0.316cm" svg:x2="8.197cm" svg:y2="0.611cm"><text:p/></draw:line><draw:line text:anchor-type="paragraph" draw:z-index="472" draw:style-name="gr1" draw:text-style-name="P74" svg:x1="8.197cm" svg:y1="0.316cm" svg:x2="7.938cm" svg:y2="0.316cm"><text:p/></draw:line><draw:line text:anchor-type="paragraph" draw:z-index="476" draw:style-name="gr1" draw:text-style-name="P74" svg:x1="10.319cm" svg:y1="0.831cm" svg:x2="9.033cm" svg:y2="0.106cm"><text:p/></draw:line></text:p>
      <text:p text:style-name="P11"><draw:ellipse text:anchor-type="paragraph" draw:z-index="0" draw:style-name="gr1" draw:text-style-name="P74" svg:width="1.019cm" svg:height="0.962cm" svg:x="4.032cm" svg:y="0.439cm"><text:p/></draw:ellipse><draw:line text:anchor-type="paragraph" draw:z-index="444" draw:style-name="gr1" draw:text-style-name="P74" svg:x1="4.198cm" svg:y1="0.584cm" svg:x2="4.198cm" svg:y2="0.279cm"><text:p/></draw:line><draw:ellipse text:anchor-type="paragraph" draw:z-index="456" draw:style-name="gr1" draw:text-style-name="P74" svg:width="1.019cm" svg:height="0.962cm" svg:x="6.015cm" svg:y="0.439cm"><text:p/></draw:ellipse><draw:ellipse text:anchor-type="paragraph" draw:z-index="473" draw:style-name="gr1" draw:text-style-name="P74" svg:width="1.019cm" svg:height="0.962cm" svg:x="10.155cm" svg:y="0.148cm"><text:p/></draw:ellipse><draw:frame text:anchor-type="paragraph" draw:z-index="474" draw:style-name="gr15" svg:width="0.698cm" svg:height="0.537cm" svg:x="10.319cm" svg:y="0.344cm"><draw:text-box><text:p>Τ10</text:p></draw:text-box></draw:frame><draw:line text:anchor-type="paragraph" draw:z-index="478" draw:style-name="gr1" draw:text-style-name="P74" svg:x1="10.319cm" svg:y1="0.344cm" svg:x2="10.319cm" svg:y2="0.051cm"><text:p/></draw:line><draw:line text:anchor-type="paragraph" draw:z-index="480" draw:style-name="gr1" draw:text-style-name="P74" svg:x1="10.319cm" svg:y1="0.344cm" svg:x2="10.065cm" svg:y2="0.344cm"><text:p/></draw:line></text:p>
      <text:p text:style-name="P11"><draw:line text:anchor-type="paragraph" draw:z-index="445" draw:style-name="gr1" draw:text-style-name="P74" svg:x1="4.032cm" svg:y1="0.488cm" svg:x2="3.769cm" svg:y2="0.379cm"><text:p/></draw:line><draw:line text:anchor-type="paragraph" draw:z-index="446" draw:style-name="gr1" draw:text-style-name="P74" svg:x1="4.198cm" svg:y1="0.097cm" svg:x2="3.925cm" svg:y2="0.097cm"><text:p/></draw:line><draw:line text:anchor-type="paragraph" draw:z-index="457" draw:style-name="gr1" draw:text-style-name="P74" svg:x1="5.05cm" svg:y1="0.379cm" svg:x2="6.015cm" svg:y2="0.379cm"><text:p/></draw:line><draw:line text:anchor-type="paragraph" draw:z-index="459" draw:style-name="gr1" draw:text-style-name="P74" svg:x1="6.015cm" svg:y1="0.379cm" svg:x2="5.846cm" svg:y2="0.206cm"><text:p/></draw:line><draw:line text:anchor-type="paragraph" draw:z-index="461" draw:style-name="gr1" draw:text-style-name="P74" svg:x1="6.015cm" svg:y1="0.379cm" svg:x2="5.863cm" svg:y2="0.536cm"><text:p/></draw:line><draw:frame text:anchor-type="paragraph" draw:z-index="469" draw:style-name="gr15" svg:width="0.5cm" svg:height="0.537cm" svg:x="6.332cm" svg:y="0.152cm"><draw:text-box><text:p>Τ6</text:p></draw:text-box></draw:frame></text:p>
      <text:p text:style-name="P11"><draw:ellipse text:anchor-type="paragraph" draw:z-index="432" draw:style-name="gr1" draw:text-style-name="P74" svg:width="1.019cm" svg:height="0.962cm" svg:x="2.014cm" svg:y="2.002cm"><text:p/></draw:ellipse><draw:line text:anchor-type="paragraph" draw:z-index="443" draw:style-name="gr1" draw:text-style-name="P74" svg:x1="2.962cm" svg:y1="0.228cm" svg:x2="4.033cm" svg:y2="0.002cm"><text:p/></draw:line><draw:line text:anchor-type="paragraph" draw:z-index="447" draw:style-name="gr1" draw:text-style-name="P74" svg:x1="4.032cm" svg:y1="0.002cm" svg:x2="3.909cm" svg:y2="0.228cm"><text:p/></draw:line><draw:line text:anchor-type="paragraph" draw:z-index="450" draw:style-name="gr1" draw:text-style-name="P74" svg:x1="5.05cm" svg:y1="0.136cm" svg:x2="8.128cm" svg:y2="1.138cm"><text:p/></draw:line><draw:line text:anchor-type="paragraph" draw:z-index="475" draw:style-name="gr1" draw:text-style-name="P74" svg:x1="8.941cm" svg:y1="1.153cm" svg:x2="10.359cm" svg:y2="0.012cm"><text:p/></draw:line><draw:line text:anchor-type="paragraph" draw:z-index="477" draw:style-name="gr1" draw:text-style-name="P74" svg:x1="10.359cm" svg:y1="0.012cm" svg:x2="10.359cm" svg:y2="0.287cm"><text:p/></draw:line><draw:line text:anchor-type="paragraph" draw:z-index="479" draw:style-name="gr1" draw:text-style-name="P74" svg:x1="10.36cm" svg:y1="0.012cm" svg:x2="10.155cm" svg:y2="0.012cm"><text:p/></draw:line></text:p>
      <text:p text:style-name="P11"><draw:frame text:anchor-type="paragraph" draw:z-index="441" draw:style-name="gr15" svg:width="0.5cm" svg:height="0.537cm" svg:x="4.332cm" svg:y="-0.848cm"><draw:text-box><text:p>Τ5</text:p></draw:text-box></draw:frame><draw:line text:anchor-type="paragraph" draw:z-index="452" draw:style-name="gr1" draw:text-style-name="P74" svg:x1="8.128cm" svg:y1="0.651cm" svg:x2="8.042cm" svg:y2="0.392cm"><text:p/></draw:line></text:p>
      <text:p text:style-name="P11"><draw:line text:anchor-type="paragraph" draw:z-index="451" draw:style-name="gr1" draw:text-style-name="P74" svg:x1="8.015cm" svg:y1="0.494cm" svg:x2="7.8cm" svg:y2="0.337cm"><text:p/></draw:line><draw:line text:anchor-type="paragraph" draw:z-index="454" draw:style-name="gr1" draw:text-style-name="P74" svg:x1="8.128cm" svg:y1="0.164cm" svg:x2="7.886cm" svg:y2="0.25cm"><text:p/></draw:line><draw:frame text:anchor-type="paragraph" draw:z-index="455" draw:style-name="gr15" svg:width="0.5cm" svg:height="0.537cm" svg:x="8.246cm" svg:y="0.155cm"><draw:text-box><text:p>Τ9</text:p></draw:text-box></draw:frame></text:p>
      <text:p text:style-name="P11"><draw:line text:anchor-type="paragraph" draw:z-index="449" draw:style-name="gr1" draw:text-style-name="P74" svg:x1="2.94cm" svg:y1="0.75cm" svg:x2="8.015cm" svg:y2="0.007cm"><text:p/></draw:line><draw:line text:anchor-type="paragraph" draw:z-index="453" draw:style-name="gr1" draw:text-style-name="P74" svg:x1="8.015cm" svg:y1="0.007cm" svg:x2="7.902cm" svg:y2="0.249cm"><text:p/></draw:line></text:p>
      <text:p text:style-name="P11"><draw:ellipse text:anchor-type="paragraph" draw:z-index="448" draw:style-name="gr1" draw:text-style-name="P74" svg:width="1.019cm" svg:height="0.962cm" svg:x="8.015cm" svg:y="-0.998cm"><text:p/></draw:ellipse><draw:frame text:anchor-type="paragraph" draw:z-index="436" draw:style-name="gr15" svg:width="0.5cm" svg:height="0.537cm" svg:x="2.245cm" svg:y="0.342cm"><draw:text-box><text:p>Τ8</text:p></draw:text-box></draw:frame></text:p>
      <text:p text:style-name="P11"/>
      <text:p text:style-name="P11"/>
      <text:list xml:id="list40300536" text:continue-numbering="true" text:style-name="L14">
        <text:list-item>
          <text:p text:style-name="P63">Ο ελάχιστος αριθμός κύκλων είναι 5. Οι εντολές που εκτελούνται παράλληλα είναι οι εξής:</text:p>
        </text:list-item>
      </text:list>
      <text:list xml:id="list39649505" text:style-name="L15">
        <text:list-item>
          <text:p text:style-name="P57"><text:span text:style-name="T19">1ος κύκλος: Τ1=Α*Α, Τ4=Β*</text:span><text:span text:style-name="T22">C</text:span><text:span text:style-name="T19">, Τ8</text:span><text:span text:style-name="T22">=1+C</text:span></text:p>
        </text:list-item>
        <text:list-item>
          <text:p text:style-name="P57"><text:span text:style-name="T19">2ος κύκλος: </text:span><text:span text:style-name="T22">Τ2=T1+B,</text:span><text:span text:style-name="T19"> </text:span><text:span text:style-name="T22">Τ5=T1+T4,</text:span><text:span text:style-name="T19"> Τ9</text:span><text:span text:style-name="T22">=T8+T1</text:span></text:p>
        </text:list-item>
        <text:list-item>
          <text:p text:style-name="P64">3ος κύκλος: <text:span text:style-name="T1">Τ3=sin(T2),</text:span> Τ6<text:span text:style-name="T1">=cos(T5)</text:span></text:p>
        </text:list-item>
        <text:list-item>
          <text:p text:style-name="P64">4ος κύκλος: Τ7<text:span text:style-name="T1">=T3-T6</text:span></text:p>
        </text:list-item>
        <text:list-item>
          <text:p text:style-name="P64">5ος κύκλος: Τ10<text:span text:style-name="T1">=T7/T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style:text-properties fo:language="en" fo:country="U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24cm" fo:margin-bottom="2.00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Vasilis Manavis</meta:initial-creator>
    <meta:creation-date>2012-04-28T14:49:52</meta:creation-date>
    <dc:creator>Vasilis Manavis</dc:creator>
    <dc:date>2012-06-12T20:16:59.68</dc:date>
    <meta:printed-by>Vasileios-Ioannis Manavis</meta:printed-by>
    <meta:print-date>2012-05-03T14:24:37</meta:print-date>
    <meta:editing-cycles>69</meta:editing-cycles>
    <meta:editing-duration>P3DT23H30M8S</meta:editing-duration>
    <meta:document-statistic meta:table-count="9" meta:image-count="0" meta:object-count="10" meta:page-count="13" meta:paragraph-count="1411" meta:word-count="2996" meta:character-count="11591"/>
    <meta:user-defined meta:name="Info 1"/>
    <meta:user-defined meta:name="Info 2"/>
    <meta:user-defined meta:name="Info 3"/>
    <meta:user-defined meta:name="Info 4"/>
  </office:meta>
</office:document-meta>
</file>

<file path=Object 1/content.xml><?xml version="1.0" encoding="utf-8"?>
<math xmlns="http://www.w3.org/1998/Math/MathML">
  <semantics>
    <mfrac>
      <msub>
        <mi>c</mi>
        <mi>i</mi>
      </msub>
      <msub>
        <mi>a</mi>
        <mi>i</mi>
      </msub>
    </mfrac>
    <annotation encoding="StarMath 5.0">c_i over a_i</annotation>
  </semantics>
</math>
</file>

<file path=Object 10/content.xml><?xml version="1.0" encoding="utf-8"?>
<math xmlns="http://www.w3.org/1998/Math/MathML">
  <semantics>
    <mrow>
      <mi>f</mi>
      <mrow>
        <mo stretchy="false">[</mo>
        <mrow>
          <mi>i</mi>
          <mi>,</mi>
          <mi>j</mi>
        </mrow>
        <mo stretchy="false">]</mo>
      </mrow>
      <mrow>
        <mi/>
        <mo stretchy="false">=</mo>
        <mi/>
      </mrow>
      <mfenced open="{" close="}">
        <mtable>
          <mtr>
            <mtd>
              <mrow>
                <mn>0,</mn>
                <mi/>
                <mi mathvariant="italic">αν</mi>
                <mi/>
                <mrow>
                  <mi>i</mi>
                  <mo stretchy="false">=</mo>
                  <mn>0</mn>
                </mrow>
                <mi/>
                <mi>ή</mi>
                <mi/>
                <mrow>
                  <mi>j</mi>
                  <mo stretchy="false">=</mo>
                  <mn>0</mn>
                </mrow>
              </mrow>
            </mtd>
          </mtr>
          <mtr>
            <mtd>
              <mrow>
                <mi>f</mi>
                <mfenced open="[" close="]">
                  <mrow>
                    <mi>i</mi>
                    <mi>−</mi>
                    <mn>1,</mn>
                    <mi>j</mi>
                    <mi>−</mi>
                    <mn>1</mn>
                  </mrow>
                </mfenced>
                <mrow>
                  <mi/>
                  <mo stretchy="false">+</mo>
                  <mi/>
                </mrow>
                <mn>1,</mn>
                <mi/>
                <mi mathvariant="italic">αν</mi>
                <mi/>
                <mi>i</mi>
                <mi>,</mi>
                <mrow>
                  <mi>j</mi>
                  <mo stretchy="false">&gt;</mo>
                  <mn>0</mn>
                </mrow>
                <mi/>
                <mi mathvariant="italic">και</mi>
                <mi/>
                <mi>x</mi>
                <mrow>
                  <mfenced open="[" close="]">
                    <mi>i</mi>
                  </mfenced>
                  <mo stretchy="false">=</mo>
                  <mi>y</mi>
                </mrow>
                <mfenced open="[" close="]">
                  <mi>j</mi>
                </mfenced>
              </mrow>
            </mtd>
          </mtr>
          <mtr>
            <mtd>
              <mrow>
                <mi mathvariant="italic">max</mi>
                <mfenced open="(" close=")">
                  <mrow>
                    <mi>f</mi>
                    <mfenced open="[" close="]">
                      <mrow>
                        <mi>i</mi>
                        <mi>,</mi>
                        <mi>j</mi>
                        <mi>−</mi>
                        <mn>1</mn>
                      </mrow>
                    </mfenced>
                    <mi>,</mi>
                    <mi>f</mi>
                    <mfenced open="[" close="]">
                      <mrow>
                        <mi>i</mi>
                        <mi>−</mi>
                        <mn>1,</mn>
                        <mi>j</mi>
                      </mrow>
                    </mfenced>
                    <mi/>
                  </mrow>
                </mfenced>
                <mi>,</mi>
                <mi/>
                <mi mathvariant="italic">αν</mi>
                <mi>i</mi>
                <mi>,</mi>
                <mrow>
                  <mi>j</mi>
                  <mo stretchy="false">&gt;</mo>
                  <mn>0</mn>
                </mrow>
                <mi mathvariant="italic">και</mi>
                <mi>x</mi>
                <mrow>
                  <mfenced open="[" close="]">
                    <mi>i</mi>
                  </mfenced>
                  <mo stretchy="false">=</mo>
                  <mi>y</mi>
                </mrow>
                <mfenced open="[" close="]">
                  <mi>j</mi>
                </mfenced>
              </mrow>
            </mtd>
          </mtr>
        </mtable>
      </mfenced>
    </mrow>
    <annotation encoding="StarMath 5.0">f[i, j]`=`left lbrace matrix{0,` αν `i=0 `ή` j = 0 ## f left [ i − 1, j − 1 right ]  `+` 1,` αν` i, j &gt; 0` και` x left [ i right ] = y left [ j right ] ## max left ( f left [ i, j − 1 right ]  , f left [ i − 1, j right ] `right ),`  αν i,j &gt; 0 και
x left [ i right ] = y left [ j right ]} right rbrace 



</annotation>
  </semantics>
</math>
</file>

<file path=Object 2/content.xml><?xml version="1.0" encoding="utf-8"?>
<math xmlns="http://www.w3.org/1998/Math/MathML">
  <semantics>
    <mrow>
      <mfrac>
        <msub>
          <mi>c</mi>
          <mn>1</mn>
        </msub>
        <msub>
          <mi>a</mi>
          <mn>1</mn>
        </msub>
      </mfrac>
      <mrow>
        <mi/>
        <mo stretchy="false">=</mo>
        <mi/>
      </mrow>
      <mfrac>
        <mn>27</mn>
        <mn>8</mn>
      </mfrac>
      <mrow>
        <mi/>
        <mo stretchy="false">=</mo>
        <mi/>
      </mrow>
      <mn>3,375</mn>
      <mi/>
      <mi>,</mi>
      <mi/>
      <mfrac>
        <msub>
          <mi>c</mi>
          <mn>2</mn>
        </msub>
        <msub>
          <mi>a</mi>
          <mn>2</mn>
        </msub>
      </mfrac>
      <mrow>
        <mi/>
        <mo stretchy="false">=</mo>
        <mi/>
      </mrow>
      <mfrac>
        <mn>9</mn>
        <mn>12</mn>
      </mfrac>
      <mrow>
        <mi/>
        <mo stretchy="false">=</mo>
        <mi/>
      </mrow>
      <mn>0,75</mn>
      <mi/>
      <mi>,</mi>
      <mi/>
      <mfrac>
        <msub>
          <mi>c</mi>
          <mn>3</mn>
        </msub>
        <msub>
          <mi>a</mi>
          <mn>3</mn>
        </msub>
      </mfrac>
      <mrow>
        <mi/>
        <mo stretchy="false">=</mo>
        <mi/>
      </mrow>
      <mfrac>
        <mn>30</mn>
        <mn>15</mn>
      </mfrac>
      <mrow>
        <mi/>
        <mo stretchy="false">=</mo>
        <mi/>
      </mrow>
      <mn>2</mn>
      <mi/>
      <mi>,</mi>
      <mi/>
      <mfrac>
        <msub>
          <mi>c</mi>
          <mn>4</mn>
        </msub>
        <msub>
          <mi>a</mi>
          <mn>4</mn>
        </msub>
      </mfrac>
      <mrow>
        <mi/>
        <mo stretchy="false">=</mo>
        <mi/>
      </mrow>
      <mfrac>
        <mn>16</mn>
        <mn>16</mn>
      </mfrac>
      <mrow>
        <mi/>
        <mo stretchy="false">=</mo>
        <mi/>
      </mrow>
      <mn>1</mn>
      <mi/>
      <mi>,</mi>
      <mi/>
      <mfrac>
        <msub>
          <mi>c</mi>
          <mn>5</mn>
        </msub>
        <msub>
          <mi>a</mi>
          <mn>5</mn>
        </msub>
      </mfrac>
      <mrow>
        <mi/>
        <mo stretchy="false">=</mo>
        <mi/>
      </mrow>
      <mfrac>
        <mn>6</mn>
        <mn>13</mn>
      </mfrac>
      <mrow>
        <mi/>
        <mo stretchy="false">≈</mo>
        <mi/>
      </mrow>
      <mn>0,46</mn>
    </mrow>
    <annotation encoding="StarMath 5.0">c_1 over a_1 `=` 27 over 8 `=` 3,375 `,` c_2 over a_2 `=` 9 over 12 `=` 0,75`,` c_3 over a_3 `=` 30 over 15 `=` 2 `,` c_4 over a_4 `=` 16 over 16 `=` 1 `,` c_5 over a_5 `=` 6 over 13 `approx` 0,46</annotation>
  </semantics>
</math>
</file>

<file path=Object 3/content.xml><?xml version="1.0" encoding="utf-8"?>
<math xmlns="http://www.w3.org/1998/Math/MathML">
  <semantics>
    <mrow>
      <mfrac>
        <msub>
          <mi>c</mi>
          <mn>1</mn>
        </msub>
        <msub>
          <mi>a</mi>
          <mn>1</mn>
        </msub>
      </mfrac>
      <mrow>
        <mi/>
        <mo stretchy="false">=</mo>
        <mi/>
      </mrow>
      <mfrac>
        <mn>27</mn>
        <mn>8</mn>
      </mfrac>
      <mrow>
        <mi/>
        <mo stretchy="false">=</mo>
        <mi/>
      </mrow>
      <mn>3,375</mn>
      <mi/>
      <mi>,</mi>
      <mi/>
      <mfrac>
        <msub>
          <mi>c</mi>
          <mn>2</mn>
        </msub>
        <msub>
          <mi>a</mi>
          <mn>2</mn>
        </msub>
      </mfrac>
      <mrow>
        <mi/>
        <mo stretchy="false">=</mo>
        <mi/>
      </mrow>
      <mfrac>
        <mn>30</mn>
        <mn>15</mn>
      </mfrac>
      <mrow>
        <mi/>
        <mo stretchy="false">=</mo>
        <mi/>
      </mrow>
      <mn>2</mn>
      <mi/>
      <mi>,</mi>
      <mi/>
      <mfrac>
        <msub>
          <mi>c</mi>
          <mn>3</mn>
        </msub>
        <msub>
          <mi>a</mi>
          <mn>3</mn>
        </msub>
      </mfrac>
      <mrow>
        <mi/>
        <mo stretchy="false">=</mo>
        <mi/>
      </mrow>
      <mfrac>
        <mn>16</mn>
        <mn>16</mn>
      </mfrac>
      <mrow>
        <mi/>
        <mo stretchy="false">=</mo>
        <mi/>
      </mrow>
      <mn>1</mn>
      <mi/>
      <mi>,</mi>
      <mi/>
      <mfrac>
        <msub>
          <mi>c</mi>
          <mn>4</mn>
        </msub>
        <msub>
          <mi>a</mi>
          <mn>4</mn>
        </msub>
      </mfrac>
      <mrow>
        <mi/>
        <mo stretchy="false">=</mo>
        <mi/>
      </mrow>
      <mfrac>
        <mn>9</mn>
        <mn>12</mn>
      </mfrac>
      <mrow>
        <mi/>
        <mo stretchy="false">=</mo>
        <mi/>
      </mrow>
      <mn>0,75</mn>
      <mi/>
      <mi>,</mi>
      <mi/>
      <mfrac>
        <msub>
          <mi>c</mi>
          <mn>5</mn>
        </msub>
        <msub>
          <mi>a</mi>
          <mn>5</mn>
        </msub>
      </mfrac>
      <mrow>
        <mi/>
        <mo stretchy="false">=</mo>
        <mi/>
      </mrow>
      <mfrac>
        <mn>6</mn>
        <mn>13</mn>
      </mfrac>
      <mrow>
        <mi/>
        <mo stretchy="false">=</mo>
        <mi/>
      </mrow>
      <mn>0,46</mn>
    </mrow>
    <annotation encoding="StarMath 5.0">c_1 over a_1 `=` 27 over 8 `=` 3,375 `,` c_2 over a_2 `=` 30 over 15 `=` 2 `,` c_3 over a_3 `=` 16 over 16 `=` 1 `,` c_4 over a_4 `=` 9 over 12 `=` 0,75 `,` c_5 over a_5 `=` 6 over 13 `=` 0,46</annotation>
  </semantics>
</math>
</file>

<file path=Object 4/content.xml><?xml version="1.0" encoding="utf-8"?>
<math xmlns="http://www.w3.org/1998/Math/MathML">
  <semantics>
    <mrow>
      <msub>
        <mi>x</mi>
        <mi>i</mi>
      </msub>
      <mrow>
        <mi/>
        <mo stretchy="false">∈</mo>
        <mi/>
      </mrow>
      <mrow>
        <mo stretchy="false">[</mo>
        <mn>0,1</mn>
        <mo stretchy="false">]</mo>
      </mrow>
    </mrow>
    <annotation encoding="StarMath 5.0">x_i `in` [0,1]</annotation>
  </semantics>
</math>
</file>

<file path=Object 5/content.xml><?xml version="1.0" encoding="utf-8"?>
<math xmlns="http://www.w3.org/1998/Math/MathML">
  <semantics>
    <mrow>
      <msub>
        <mi>x</mi>
        <mi>i</mi>
      </msub>
      <mrow>
        <mi/>
        <mo stretchy="false">=</mo>
        <mi/>
      </mrow>
      <mn>0</mn>
    </mrow>
    <annotation encoding="StarMath 5.0">x_i `=`0</annotation>
  </semantics>
</math>
</file>

<file path=Object 6/content.xml><?xml version="1.0" encoding="utf-8"?>
<math xmlns="http://www.w3.org/1998/Math/MathML">
  <semantics>
    <mfrac>
      <msub>
        <mi>c</mi>
        <mi>i</mi>
      </msub>
      <msub>
        <mi>a</mi>
        <mi>i</mi>
      </msub>
    </mfrac>
    <annotation encoding="StarMath 5.0">c_i over a_i</annotation>
  </semantics>
</math>
</file>

<file path=Object 7/content.xml><?xml version="1.0" encoding="utf-8"?>
<math xmlns="http://www.w3.org/1998/Math/MathML">
  <semantics>
    <mrow>
      <mfrac>
        <mn>6</mn>
        <mn>12</mn>
      </mfrac>
      <mrow>
        <mi/>
        <mo stretchy="false">=</mo>
        <mi/>
      </mrow>
      <mfrac>
        <mn>1</mn>
        <mn>2</mn>
      </mfrac>
    </mrow>
    <annotation encoding="StarMath 5.0">6 over 12 `=` 1 over 2</annotation>
  </semantics>
</math>
</file>

<file path=Object 8/content.xml><?xml version="1.0" encoding="utf-8"?>
<math xmlns="http://www.w3.org/1998/Math/MathML">
  <semantics>
    <mrow>
      <mrow>
        <mn>43</mn>
        <mo stretchy="false">+</mo>
        <mrow>
          <mn>9</mn>
          <mo stretchy="false">⋅</mo>
          <mfrac>
            <mn>1</mn>
            <mn>2</mn>
          </mfrac>
        </mrow>
      </mrow>
      <mrow>
        <mi/>
        <mo stretchy="false">=</mo>
        <mi/>
      </mrow>
      <mn>47,5</mn>
    </mrow>
    <annotation encoding="StarMath 5.0">43+9 cdot {1 over 2} `=` 47,5</annotation>
  </semantics>
</math>
</file>

<file path=Object 9/content.xml><?xml version="1.0" encoding="utf-8"?>
<math xmlns="http://www.w3.org/1998/Math/MathML">
  <semantics>
    <mrow>
      <mn>2</mn>
      <mi/>
      <mi>Ο</mi>
      <mrow>
        <mo stretchy="false">(</mo>
        <mrow>
          <mfenced open="∣" close="∣">
            <mi>V</mi>
          </mfenced>
          <mo stretchy="false">+</mo>
          <mfenced open="∣" close="∣">
            <mi>E</mi>
          </mfenced>
        </mrow>
        <mo stretchy="false">)</mo>
      </mrow>
      <mrow>
        <mi/>
        <mo stretchy="false">=</mo>
        <mi/>
      </mrow>
      <mi>Ο</mi>
      <mrow>
        <mo stretchy="false">(</mo>
        <mrow>
          <mfenced open="∣" close="∣">
            <mi>V</mi>
          </mfenced>
          <mo stretchy="false">+</mo>
          <mfenced open="∣" close="∣">
            <mi>E</mi>
          </mfenced>
        </mrow>
        <mo stretchy="false">)</mo>
      </mrow>
    </mrow>
    <annotation encoding="StarMath 5.0">2`Ο(abs{V}+abs{E})`=`Ο(abs{V}+abs{E})</annotation>
  </semantics>
</math>
</file>